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2pt" svg:height="243.35pt" svg:x="399.66pt" svg:y="58.56pt">
            <draw:object draw:notify-on-update-of-ranges="data.C1:data.C1000 data.B1:data.B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.3027694" calcext:value-type="float">
            <text:p>3.3027694</text:p>
          </table:table-cell>
          <table:table-cell office:value-type="float" office:value="0.30277622" calcext:value-type="float">
            <text:p>0.30277622</text:p>
          </table:table-cell>
          <table:table-cell table:formula="of:=[.A1]-4.3" office:value-type="float" office:value="-0.9972306" calcext:value-type="float">
            <text:p>-0.9972306</text:p>
          </table:table-cell>
        </table:table-row>
        <table:table-row table:style-name="ro1">
          <table:table-cell office:value-type="float" office:value="1.0551003" calcext:value-type="float">
            <text:p>1.0551003</text:p>
          </table:table-cell>
          <table:table-cell office:value-type="float" office:value="0.9477772" calcext:value-type="float">
            <text:p>0.9477772</text:p>
          </table:table-cell>
          <table:table-cell table:formula="of:=[.C1]+[.A2]" office:value-type="float" office:value="0.0578697000000001" calcext:value-type="float">
            <text:p>0.0578697</text:p>
          </table:table-cell>
        </table:table-row>
        <table:table-row table:style-name="ro1">
          <table:table-cell office:value-type="float" office:value="0.33775845" calcext:value-type="float">
            <text:p>0.33775845</text:p>
          </table:table-cell>
          <table:table-cell office:value-type="float" office:value="2.9606957" calcext:value-type="float">
            <text:p>2.9606957</text:p>
          </table:table-cell>
          <table:table-cell table:formula="of:=[.C2]+[.A3]" office:value-type="float" office:value="0.39562815" calcext:value-type="float">
            <text:p>0.39562815</text:p>
          </table:table-cell>
        </table:table-row>
        <table:table-row table:style-name="ro1">
          <table:table-cell office:value-type="float" office:value="0.21890593" calcext:value-type="float">
            <text:p>0.21890593</text:p>
          </table:table-cell>
          <table:table-cell office:value-type="float" office:value="4.5681725" calcext:value-type="float">
            <text:p>4.5681725</text:p>
          </table:table-cell>
          <table:table-cell table:formula="of:=[.C3]+[.A4]" office:value-type="float" office:value="0.61453408" calcext:value-type="float">
            <text:p>0.61453408</text:p>
          </table:table-cell>
        </table:table-row>
        <table:table-row table:style-name="ro1">
          <table:table-cell office:value-type="float" office:value="0.17998016" calcext:value-type="float">
            <text:p>0.17998016</text:p>
          </table:table-cell>
          <table:table-cell office:value-type="float" office:value="5.556168" calcext:value-type="float">
            <text:p>5.556168</text:p>
          </table:table-cell>
          <table:table-cell table:formula="of:=[.C4]+[.A5]" office:value-type="float" office:value="0.79451424" calcext:value-type="float">
            <text:p>0.79451424</text:p>
          </table:table-cell>
        </table:table-row>
        <table:table-row table:style-name="ro1">
          <table:table-cell office:value-type="float" office:value="0.16163883" calcext:value-type="float">
            <text:p>0.16163883</text:p>
          </table:table-cell>
          <table:table-cell office:value-type="float" office:value="6.1866326" calcext:value-type="float">
            <text:p>6.1866326</text:p>
          </table:table-cell>
          <table:table-cell table:formula="of:=[.C5]+[.A6]" office:value-type="float" office:value="0.95615307" calcext:value-type="float">
            <text:p>0.95615307</text:p>
          </table:table-cell>
        </table:table-row>
        <table:table-row table:style-name="ro1">
          <table:table-cell office:value-type="float" office:value="0.15082017" calcext:value-type="float">
            <text:p>0.15082017</text:p>
          </table:table-cell>
          <table:table-cell office:value-type="float" office:value="6.630413" calcext:value-type="float">
            <text:p>6.630413</text:p>
          </table:table-cell>
          <table:table-cell table:formula="of:=[.C6]+[.A7]" office:value-type="float" office:value="1.10697324" calcext:value-type="float">
            <text:p>1.10697324</text:p>
          </table:table-cell>
        </table:table-row>
        <table:table-row table:style-name="ro1">
          <table:table-cell office:value-type="float" office:value="0.14370947" calcext:value-type="float">
            <text:p>0.14370947</text:p>
          </table:table-cell>
          <table:table-cell office:value-type="float" office:value="6.958484" calcext:value-type="float">
            <text:p>6.958484</text:p>
          </table:table-cell>
          <table:table-cell table:formula="of:=[.C7]+[.A8]" office:value-type="float" office:value="1.25068271" calcext:value-type="float">
            <text:p>1.25068271</text:p>
          </table:table-cell>
        </table:table-row>
        <table:table-row table:style-name="ro1">
          <table:table-cell office:value-type="float" office:value="0.13839933" calcext:value-type="float">
            <text:p>0.13839933</text:p>
          </table:table-cell>
          <table:table-cell office:value-type="float" office:value="7.225468" calcext:value-type="float">
            <text:p>7.225468</text:p>
          </table:table-cell>
          <table:table-cell table:formula="of:=[.C8]+[.A9]" office:value-type="float" office:value="1.38908204" calcext:value-type="float">
            <text:p>1.38908204</text:p>
          </table:table-cell>
        </table:table-row>
        <table:table-row table:style-name="ro1">
          <table:table-cell office:value-type="float" office:value="0.13409628" calcext:value-type="float">
            <text:p>0.13409628</text:p>
          </table:table-cell>
          <table:table-cell office:value-type="float" office:value="7.4573283" calcext:value-type="float">
            <text:p>7.4573283</text:p>
          </table:table-cell>
          <table:table-cell table:formula="of:=[.C9]+[.A10]" office:value-type="float" office:value="1.52317832" calcext:value-type="float">
            <text:p>1.52317832</text:p>
          </table:table-cell>
        </table:table-row>
        <table:table-row table:style-name="ro1">
          <table:table-cell office:value-type="float" office:value="0.13147174" calcext:value-type="float">
            <text:p>0.13147174</text:p>
          </table:table-cell>
          <table:table-cell office:value-type="float" office:value="7.606198" calcext:value-type="float">
            <text:p>7.606198</text:p>
          </table:table-cell>
          <table:table-cell table:formula="of:=[.C10]+[.A11]" office:value-type="float" office:value="1.65465006" calcext:value-type="float">
            <text:p>1.65465006</text:p>
          </table:table-cell>
        </table:table-row>
        <table:table-row table:style-name="ro1">
          <table:table-cell office:value-type="float" office:value="0.12967117" calcext:value-type="float">
            <text:p>0.12967117</text:p>
          </table:table-cell>
          <table:table-cell office:value-type="float" office:value="7.711814" calcext:value-type="float">
            <text:p>7.711814</text:p>
          </table:table-cell>
          <table:table-cell table:formula="of:=[.C11]+[.A12]" office:value-type="float" office:value="1.78432123" calcext:value-type="float">
            <text:p>1.78432123</text:p>
          </table:table-cell>
        </table:table-row>
        <table:table-row table:style-name="ro1">
          <table:table-cell office:value-type="float" office:value="0.12790112" calcext:value-type="float">
            <text:p>0.12790112</text:p>
          </table:table-cell>
          <table:table-cell office:value-type="float" office:value="7.81854" calcext:value-type="float">
            <text:p>7.81854</text:p>
          </table:table-cell>
          <table:table-cell table:formula="of:=[.C12]+[.A13]" office:value-type="float" office:value="1.91222235" calcext:value-type="float">
            <text:p>1.91222235</text:p>
          </table:table-cell>
        </table:table-row>
        <table:table-row table:style-name="ro1">
          <table:table-cell office:value-type="float" office:value="0.1258259" calcext:value-type="float">
            <text:p>0.1258259</text:p>
          </table:table-cell>
          <table:table-cell office:value-type="float" office:value="7.9474893" calcext:value-type="float">
            <text:p>7.9474893</text:p>
          </table:table-cell>
          <table:table-cell table:formula="of:=[.C13]+[.A14]" office:value-type="float" office:value="2.03804825" calcext:value-type="float">
            <text:p>2.03804825</text:p>
          </table:table-cell>
        </table:table-row>
        <table:table-row table:style-name="ro1">
          <table:table-cell office:value-type="float" office:value="0.12312505" calcext:value-type="float">
            <text:p>0.12312505</text:p>
          </table:table-cell>
          <table:table-cell office:value-type="float" office:value="8.121824" calcext:value-type="float">
            <text:p>8.121824</text:p>
          </table:table-cell>
          <table:table-cell table:formula="of:=[.C14]+[.A15]" office:value-type="float" office:value="2.1611733" calcext:value-type="float">
            <text:p>2.1611733</text:p>
          </table:table-cell>
        </table:table-row>
        <table:table-row table:style-name="ro1">
          <table:table-cell office:value-type="float" office:value="0.12089723" calcext:value-type="float">
            <text:p>0.12089723</text:p>
          </table:table-cell>
          <table:table-cell office:value-type="float" office:value="8.271488" calcext:value-type="float">
            <text:p>8.271488</text:p>
          </table:table-cell>
          <table:table-cell table:formula="of:=[.C15]+[.A16]" office:value-type="float" office:value="2.28207053" calcext:value-type="float">
            <text:p>2.28207053</text:p>
          </table:table-cell>
        </table:table-row>
        <table:table-row table:style-name="ro1">
          <table:table-cell office:value-type="float" office:value="0.11883726" calcext:value-type="float">
            <text:p>0.11883726</text:p>
          </table:table-cell>
          <table:table-cell office:value-type="float" office:value="8.414869" calcext:value-type="float">
            <text:p>8.414869</text:p>
          </table:table-cell>
          <table:table-cell table:formula="of:=[.C16]+[.A17]" office:value-type="float" office:value="2.40090779" calcext:value-type="float">
            <text:p>2.40090779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17]+[.A18]" office:value-type="float" office:value="2.51727309" calcext:value-type="float">
            <text:p>2.51727309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18]+[.A19]" office:value-type="float" office:value="2.631532646" calcext:value-type="float">
            <text:p>2.631532646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19]+[.A20]" office:value-type="float" office:value="2.744083196" calcext:value-type="float">
            <text:p>2.744083196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20]+[.A21]" office:value-type="float" office:value="2.855046801" calcext:value-type="float">
            <text:p>2.855046801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21]+[.A22]" office:value-type="float" office:value="2.964453991" calcext:value-type="float">
            <text:p>2.964453991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22]+[.A23]" office:value-type="float" office:value="3.072640461" calcext:value-type="float">
            <text:p>3.072640461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23]+[.A24]" office:value-type="float" office:value="3.179941905" calcext:value-type="float">
            <text:p>3.179941905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24]+[.A25]" office:value-type="float" office:value="3.286388845" calcext:value-type="float">
            <text:p>3.286388845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25]+[.A26]" office:value-type="float" office:value="3.392057565" calcext:value-type="float">
            <text:p>3.392057565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26]+[.A27]" office:value-type="float" office:value="3.496810755" calcext:value-type="float">
            <text:p>3.496810755</text:p>
          </table:table-cell>
        </table:table-row>
        <table:table-row table:style-name="ro1">
          <table:table-cell office:value-type="float" office:value="0.10368505" calcext:value-type="float">
            <text:p>0.10368505</text:p>
          </table:table-cell>
          <table:table-cell office:value-type="float" office:value="9.644592" calcext:value-type="float">
            <text:p>9.644592</text:p>
          </table:table-cell>
          <table:table-cell table:formula="of:=[.C27]+[.A28]" office:value-type="float" office:value="3.600495805" calcext:value-type="float">
            <text:p>3.600495805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28]+[.A29]" office:value-type="float" office:value="3.703402651" calcext:value-type="float">
            <text:p>3.703402651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29]+[.A30]" office:value-type="float" office:value="3.805989051" calcext:value-type="float">
            <text:p>3.805989051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30]+[.A31]" office:value-type="float" office:value="3.908102421" calcext:value-type="float">
            <text:p>3.908102421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31]+[.A32]" office:value-type="float" office:value="4.009803801" calcext:value-type="float">
            <text:p>4.009803801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32]+[.A33]" office:value-type="float" office:value="4.110910081" calcext:value-type="float">
            <text:p>4.110910081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33]+[.A34]" office:value-type="float" office:value="4.211177111" calcext:value-type="float">
            <text:p>4.211177111</text:p>
          </table:table-cell>
        </table:table-row>
        <table:table-row table:style-name="ro1">
          <table:table-cell office:value-type="float" office:value="0.09950408" calcext:value-type="float">
            <text:p>0.09950408</text:p>
          </table:table-cell>
          <table:table-cell office:value-type="float" office:value="10.049839" calcext:value-type="float">
            <text:p>10.049839</text:p>
          </table:table-cell>
          <table:table-cell table:formula="of:=[.C34]+[.A35]" office:value-type="float" office:value="4.310681191" calcext:value-type="float">
            <text:p>4.310681191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35]+[.A36]" office:value-type="float" office:value="4.409376541" calcext:value-type="float">
            <text:p>4.409376541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36]+[.A37]" office:value-type="float" office:value="4.507415761" calcext:value-type="float">
            <text:p>4.507415761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37]+[.A38]" office:value-type="float" office:value="4.604707281" calcext:value-type="float">
            <text:p>4.604707281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38]+[.A39]" office:value-type="float" office:value="4.701357926" calcext:value-type="float">
            <text:p>4.701357926</text:p>
          </table:table-cell>
        </table:table-row>
        <table:table-row table:style-name="ro1">
          <table:table-cell office:value-type="float" office:value="0.09611658" calcext:value-type="float">
            <text:p>0.09611658</text:p>
          </table:table-cell>
          <table:table-cell office:value-type="float" office:value="10.404032" calcext:value-type="float">
            <text:p>10.404032</text:p>
          </table:table-cell>
          <table:table-cell table:formula="of:=[.C39]+[.A40]" office:value-type="float" office:value="4.797474506" calcext:value-type="float">
            <text:p>4.797474506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40]+[.A41]" office:value-type="float" office:value="4.893102796" calcext:value-type="float">
            <text:p>4.893102796</text:p>
          </table:table-cell>
        </table:table-row>
        <table:table-row table:style-name="ro1">
          <table:table-cell office:value-type="float" office:value="0.09514" calcext:value-type="float">
            <text:p>0.09514</text:p>
          </table:table-cell>
          <table:table-cell office:value-type="float" office:value="10.510826" calcext:value-type="float">
            <text:p>10.510826</text:p>
          </table:table-cell>
          <table:table-cell table:formula="of:=[.C41]+[.A42]" office:value-type="float" office:value="4.988242796" calcext:value-type="float">
            <text:p>4.988242796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42]+[.A43]" office:value-type="float" office:value="5.083001321" calcext:value-type="float">
            <text:p>5.083001321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43]+[.A44]" office:value-type="float" office:value="5.177454661" calcext:value-type="float">
            <text:p>5.177454661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44]+[.A45]" office:value-type="float" office:value="5.271572311" calcext:value-type="float">
            <text:p>5.271572311</text:p>
          </table:table-cell>
        </table:table-row>
        <table:table-row table:style-name="ro1">
          <table:table-cell office:value-type="float" office:value="0.093827724" calcext:value-type="float">
            <text:p>0.093827724</text:p>
          </table:table-cell>
          <table:table-cell office:value-type="float" office:value="10.65783" calcext:value-type="float">
            <text:p>10.65783</text:p>
          </table:table-cell>
          <table:table-cell table:formula="of:=[.C45]+[.A46]" office:value-type="float" office:value="5.365400035" calcext:value-type="float">
            <text:p>5.365400035</text:p>
          </table:table-cell>
        </table:table-row>
        <table:table-row table:style-name="ro1">
          <table:table-cell office:value-type="float" office:value="0.09375143" calcext:value-type="float">
            <text:p>0.09375143</text:p>
          </table:table-cell>
          <table:table-cell office:value-type="float" office:value="10.666504" calcext:value-type="float">
            <text:p>10.666504</text:p>
          </table:table-cell>
          <table:table-cell table:formula="of:=[.C46]+[.A47]" office:value-type="float" office:value="5.459151465" calcext:value-type="float">
            <text:p>5.459151465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47]+[.A48]" office:value-type="float" office:value="5.55284186" calcext:value-type="float">
            <text:p>5.55284186</text:p>
          </table:table-cell>
        </table:table-row>
        <table:table-row table:style-name="ro1">
          <table:table-cell office:value-type="float" office:value="0.09364462" calcext:value-type="float">
            <text:p>0.09364462</text:p>
          </table:table-cell>
          <table:table-cell office:value-type="float" office:value="10.67867" calcext:value-type="float">
            <text:p>10.67867</text:p>
          </table:table-cell>
          <table:table-cell table:formula="of:=[.C48]+[.A49]" office:value-type="float" office:value="5.64648648" calcext:value-type="float">
            <text:p>5.64648648</text:p>
          </table:table-cell>
        </table:table-row>
        <table:table-row table:style-name="ro1">
          <table:table-cell office:value-type="float" office:value="0.09372091" calcext:value-type="float">
            <text:p>0.09372091</text:p>
          </table:table-cell>
          <table:table-cell office:value-type="float" office:value="10.669977" calcext:value-type="float">
            <text:p>10.669977</text:p>
          </table:table-cell>
          <table:table-cell table:formula="of:=[.C49]+[.A50]" office:value-type="float" office:value="5.74020739" calcext:value-type="float">
            <text:p>5.74020739</text:p>
          </table:table-cell>
        </table:table-row>
        <table:table-row table:style-name="ro1">
          <table:table-cell office:value-type="float" office:value="0.093812466" calcext:value-type="float">
            <text:p>0.093812466</text:p>
          </table:table-cell>
          <table:table-cell office:value-type="float" office:value="10.659564" calcext:value-type="float">
            <text:p>10.659564</text:p>
          </table:table-cell>
          <table:table-cell table:formula="of:=[.C50]+[.A51]" office:value-type="float" office:value="5.834019856" calcext:value-type="float">
            <text:p>5.834019856</text:p>
          </table:table-cell>
        </table:table-row>
        <table:table-row table:style-name="ro1">
          <table:table-cell office:value-type="float" office:value="0.09401084" calcext:value-type="float">
            <text:p>0.09401084</text:p>
          </table:table-cell>
          <table:table-cell office:value-type="float" office:value="10.637072" calcext:value-type="float">
            <text:p>10.637072</text:p>
          </table:table-cell>
          <table:table-cell table:formula="of:=[.C51]+[.A52]" office:value-type="float" office:value="5.928030696" calcext:value-type="float">
            <text:p>5.928030696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52]+[.A53]" office:value-type="float" office:value="6.022239896" calcext:value-type="float">
            <text:p>6.022239896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53]+[.A54]" office:value-type="float" office:value="6.116708496" calcext:value-type="float">
            <text:p>6.116708496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54]+[.A55]" office:value-type="float" office:value="6.211299176" calcext:value-type="float">
            <text:p>6.211299176</text:p>
          </table:table-cell>
        </table:table-row>
        <table:table-row table:style-name="ro1">
          <table:table-cell office:value-type="float" office:value="0.09460594" calcext:value-type="float">
            <text:p>0.09460594</text:p>
          </table:table-cell>
          <table:table-cell office:value-type="float" office:value="10.570161" calcext:value-type="float">
            <text:p>10.570161</text:p>
          </table:table-cell>
          <table:table-cell table:formula="of:=[.C55]+[.A56]" office:value-type="float" office:value="6.305905116" calcext:value-type="float">
            <text:p>6.305905116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56]+[.A57]" office:value-type="float" office:value="6.400495796" calcext:value-type="float">
            <text:p>6.400495796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57]+[.A58]" office:value-type="float" office:value="6.495010181" calcext:value-type="float">
            <text:p>6.495010181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58]+[.A59]" office:value-type="float" office:value="6.589463521" calcext:value-type="float">
            <text:p>6.589463521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59]+[.A60]" office:value-type="float" office:value="6.683947391" calcext:value-type="float">
            <text:p>6.683947391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60]+[.A61]" office:value-type="float" office:value="6.778461776" calcext:value-type="float">
            <text:p>6.778461776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61]+[.A62]" office:value-type="float" office:value="6.872716756" calcext:value-type="float">
            <text:p>6.872716756</text:p>
          </table:table-cell>
        </table:table-row>
        <table:table-row table:style-name="ro1">
          <table:table-cell office:value-type="float" office:value="0.09399558" calcext:value-type="float">
            <text:p>0.09399558</text:p>
          </table:table-cell>
          <table:table-cell office:value-type="float" office:value="10.638798" calcext:value-type="float">
            <text:p>10.638798</text:p>
          </table:table-cell>
          <table:table-cell table:formula="of:=[.C62]+[.A63]" office:value-type="float" office:value="6.966712336" calcext:value-type="float">
            <text:p>6.966712336</text:p>
          </table:table-cell>
        </table:table-row>
        <table:table-row table:style-name="ro1">
          <table:table-cell office:value-type="float" office:value="0.09376669" calcext:value-type="float">
            <text:p>0.09376669</text:p>
          </table:table-cell>
          <table:table-cell office:value-type="float" office:value="10.664768" calcext:value-type="float">
            <text:p>10.664768</text:p>
          </table:table-cell>
          <table:table-cell table:formula="of:=[.C63]+[.A64]" office:value-type="float" office:value="7.060479026" calcext:value-type="float">
            <text:p>7.060479026</text:p>
          </table:table-cell>
        </table:table-row>
        <table:table-row table:style-name="ro1">
          <table:table-cell office:value-type="float" office:value="0.09390402" calcext:value-type="float">
            <text:p>0.09390402</text:p>
          </table:table-cell>
          <table:table-cell office:value-type="float" office:value="10.649172" calcext:value-type="float">
            <text:p>10.649172</text:p>
          </table:table-cell>
          <table:table-cell table:formula="of:=[.C64]+[.A65]" office:value-type="float" office:value="7.154383046" calcext:value-type="float">
            <text:p>7.154383046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65]+[.A66]" office:value-type="float" office:value="7.248576986" calcext:value-type="float">
            <text:p>7.248576986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66]+[.A67]" office:value-type="float" office:value="7.343198186" calcext:value-type="float">
            <text:p>7.343198186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67]+[.A68]" office:value-type="float" office:value="7.438368706" calcext:value-type="float">
            <text:p>7.438368706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68]+[.A69]" office:value-type="float" office:value="7.534317436" calcext:value-type="float">
            <text:p>7.534317436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69]+[.A70]" office:value-type="float" office:value="7.631364816" calcext:value-type="float">
            <text:p>7.631364816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70]+[.A71]" office:value-type="float" office:value="7.729587136" calcext:value-type="float">
            <text:p>7.729587136</text:p>
          </table:table-cell>
        </table:table-row>
        <table:table-row table:style-name="ro1">
          <table:table-cell office:value-type="float" office:value="0.09965667" calcext:value-type="float">
            <text:p>0.09965667</text:p>
          </table:table-cell>
          <table:table-cell office:value-type="float" office:value="10.0344515" calcext:value-type="float">
            <text:p>10.0344515</text:p>
          </table:table-cell>
          <table:table-cell table:formula="of:=[.C71]+[.A72]" office:value-type="float" office:value="7.829243806" calcext:value-type="float">
            <text:p>7.829243806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72]+[.A73]" office:value-type="float" office:value="7.930685786" calcext:value-type="float">
            <text:p>7.930685786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73]+[.A74]" office:value-type="float" office:value="8.033668926" calcext:value-type="float">
            <text:p>8.033668926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74]+[.A75]" office:value-type="float" office:value="8.137888042" calcext:value-type="float">
            <text:p>8.137888042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75]+[.A76]" office:value-type="float" office:value="8.243419436" calcext:value-type="float">
            <text:p>8.243419436</text:p>
          </table:table-cell>
        </table:table-row>
        <table:table-row table:style-name="ro1">
          <table:table-cell office:value-type="float" office:value="0.10702678" calcext:value-type="float">
            <text:p>0.10702678</text:p>
          </table:table-cell>
          <table:table-cell office:value-type="float" office:value="9.343456" calcext:value-type="float">
            <text:p>9.343456</text:p>
          </table:table-cell>
          <table:table-cell table:formula="of:=[.C76]+[.A77]" office:value-type="float" office:value="8.350446216" calcext:value-type="float">
            <text:p>8.350446216</text:p>
          </table:table-cell>
        </table:table-row>
        <table:table-row table:style-name="ro1">
          <table:table-cell office:value-type="float" office:value="0.10843061" calcext:value-type="float">
            <text:p>0.10843061</text:p>
          </table:table-cell>
          <table:table-cell office:value-type="float" office:value="9.222488" calcext:value-type="float">
            <text:p>9.222488</text:p>
          </table:table-cell>
          <table:table-cell table:formula="of:=[.C77]+[.A78]" office:value-type="float" office:value="8.458876826" calcext:value-type="float">
            <text:p>8.458876826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78]+[.A79]" office:value-type="float" office:value="8.568955406" calcext:value-type="float">
            <text:p>8.568955406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79]+[.A80]" office:value-type="float" office:value="8.680910846" calcext:value-type="float">
            <text:p>8.680910846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0]+[.A81]" office:value-type="float" office:value="8.795155146" calcext:value-type="float">
            <text:p>8.795155146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81]+[.A82]" office:value-type="float" office:value="8.91239021099999" calcext:value-type="float">
            <text:p>8.91239021099999</text:p>
          </table:table-cell>
        </table:table-row>
        <table:table-row table:style-name="ro1">
          <table:table-cell office:value-type="float" office:value="0.1207599" calcext:value-type="float">
            <text:p>0.1207599</text:p>
          </table:table-cell>
          <table:table-cell office:value-type="float" office:value="8.280895" calcext:value-type="float">
            <text:p>8.280895</text:p>
          </table:table-cell>
          <table:table-cell table:formula="of:=[.C82]+[.A83]" office:value-type="float" office:value="9.03315011099999" calcext:value-type="float">
            <text:p>9.03315011099999</text:p>
          </table:table-cell>
        </table:table-row>
        <table:table-row table:style-name="ro1">
          <table:table-cell office:value-type="float" office:value="0.124437325" calcext:value-type="float">
            <text:p>0.124437325</text:p>
          </table:table-cell>
          <table:table-cell office:value-type="float" office:value="8.036174" calcext:value-type="float">
            <text:p>8.036174</text:p>
          </table:table-cell>
          <table:table-cell table:formula="of:=[.C83]+[.A84]" office:value-type="float" office:value="9.157587436" calcext:value-type="float">
            <text:p>9.157587436</text:p>
          </table:table-cell>
        </table:table-row>
        <table:table-row table:style-name="ro1">
          <table:table-cell office:value-type="float" office:value="0.1284352" calcext:value-type="float">
            <text:p>0.1284352</text:p>
          </table:table-cell>
          <table:table-cell office:value-type="float" office:value="7.786028" calcext:value-type="float">
            <text:p>7.786028</text:p>
          </table:table-cell>
          <table:table-cell table:formula="of:=[.C84]+[.A85]" office:value-type="float" office:value="9.286022636" calcext:value-type="float">
            <text:p>9.286022636</text:p>
          </table:table-cell>
        </table:table-row>
        <table:table-row table:style-name="ro1">
          <table:table-cell office:value-type="float" office:value="0.13304341" calcext:value-type="float">
            <text:p>0.13304341</text:p>
          </table:table-cell>
          <table:table-cell office:value-type="float" office:value="7.5163436" calcext:value-type="float">
            <text:p>7.5163436</text:p>
          </table:table-cell>
          <table:table-cell table:formula="of:=[.C85]+[.A86]" office:value-type="float" office:value="9.419066046" calcext:value-type="float">
            <text:p>9.419066046</text:p>
          </table:table-cell>
        </table:table-row>
        <table:table-row table:style-name="ro1">
          <table:table-cell office:value-type="float" office:value="0.13817044" calcext:value-type="float">
            <text:p>0.13817044</text:p>
          </table:table-cell>
          <table:table-cell office:value-type="float" office:value="7.237438" calcext:value-type="float">
            <text:p>7.237438</text:p>
          </table:table-cell>
          <table:table-cell table:formula="of:=[.C86]+[.A87]" office:value-type="float" office:value="9.557236486" calcext:value-type="float">
            <text:p>9.557236486</text:p>
          </table:table-cell>
        </table:table-row>
        <table:table-row table:style-name="ro1">
          <table:table-cell office:value-type="float" office:value="0.14410621" calcext:value-type="float">
            <text:p>0.14410621</text:p>
          </table:table-cell>
          <table:table-cell office:value-type="float" office:value="6.9393263" calcext:value-type="float">
            <text:p>6.9393263</text:p>
          </table:table-cell>
          <table:table-cell table:formula="of:=[.C87]+[.A88]" office:value-type="float" office:value="9.701342696" calcext:value-type="float">
            <text:p>9.701342696</text:p>
          </table:table-cell>
        </table:table-row>
        <table:table-row table:style-name="ro1">
          <table:table-cell office:value-type="float" office:value="0.14955367" calcext:value-type="float">
            <text:p>0.14955367</text:p>
          </table:table-cell>
          <table:table-cell office:value-type="float" office:value="6.6865625" calcext:value-type="float">
            <text:p>6.6865625</text:p>
          </table:table-cell>
          <table:table-cell table:formula="of:=[.C88]+[.A89]" office:value-type="float" office:value="9.850896366" calcext:value-type="float">
            <text:p>9.850896366</text:p>
          </table:table-cell>
        </table:table-row>
        <table:table-row table:style-name="ro1">
          <table:table-cell office:value-type="float" office:value="0.15362783" calcext:value-type="float">
            <text:p>0.15362783</text:p>
          </table:table-cell>
          <table:table-cell office:value-type="float" office:value="6.5092373" calcext:value-type="float">
            <text:p>6.5092373</text:p>
          </table:table-cell>
          <table:table-cell table:formula="of:=[.C89]+[.A90]" office:value-type="float" office:value="10.004524196" calcext:value-type="float">
            <text:p>10.004524196</text:p>
          </table:table-cell>
        </table:table-row>
        <table:table-row table:style-name="ro1">
          <table:table-cell office:value-type="float" office:value="0.15551995" calcext:value-type="float">
            <text:p>0.15551995</text:p>
          </table:table-cell>
          <table:table-cell office:value-type="float" office:value="6.4300437" calcext:value-type="float">
            <text:p>6.4300437</text:p>
          </table:table-cell>
          <table:table-cell table:formula="of:=[.C90]+[.A91]" office:value-type="float" office:value="10.160044146" calcext:value-type="float">
            <text:p>10.160044146</text:p>
          </table:table-cell>
        </table:table-row>
        <table:table-row table:style-name="ro1">
          <table:table-cell office:value-type="float" office:value="0.15422294" calcext:value-type="float">
            <text:p>0.15422294</text:p>
          </table:table-cell>
          <table:table-cell office:value-type="float" office:value="6.48412" calcext:value-type="float">
            <text:p>6.48412</text:p>
          </table:table-cell>
          <table:table-cell table:formula="of:=[.C91]+[.A92]" office:value-type="float" office:value="10.314267086" calcext:value-type="float">
            <text:p>10.314267086</text:p>
          </table:table-cell>
        </table:table-row>
        <table:table-row table:style-name="ro1">
          <table:table-cell office:value-type="float" office:value="0.15191883" calcext:value-type="float">
            <text:p>0.15191883</text:p>
          </table:table-cell>
          <table:table-cell office:value-type="float" office:value="6.582463" calcext:value-type="float">
            <text:p>6.582463</text:p>
          </table:table-cell>
          <table:table-cell table:formula="of:=[.C92]+[.A93]" office:value-type="float" office:value="10.466185916" calcext:value-type="float">
            <text:p>10.466185916</text:p>
          </table:table-cell>
        </table:table-row>
        <table:table-row table:style-name="ro1">
          <table:table-cell office:value-type="float" office:value="0.15048447" calcext:value-type="float">
            <text:p>0.15048447</text:p>
          </table:table-cell>
          <table:table-cell office:value-type="float" office:value="6.645204" calcext:value-type="float">
            <text:p>6.645204</text:p>
          </table:table-cell>
          <table:table-cell table:formula="of:=[.C93]+[.A94]" office:value-type="float" office:value="10.616670386" calcext:value-type="float">
            <text:p>10.616670386</text:p>
          </table:table-cell>
        </table:table-row>
        <table:table-row table:style-name="ro1">
          <table:table-cell office:value-type="float" office:value="0.14938582" calcext:value-type="float">
            <text:p>0.14938582</text:p>
          </table:table-cell>
          <table:table-cell office:value-type="float" office:value="6.694075" calcext:value-type="float">
            <text:p>6.694075</text:p>
          </table:table-cell>
          <table:table-cell table:formula="of:=[.C94]+[.A95]" office:value-type="float" office:value="10.766056206" calcext:value-type="float">
            <text:p>10.766056206</text:p>
          </table:table-cell>
        </table:table-row>
        <table:table-row table:style-name="ro1">
          <table:table-cell office:value-type="float" office:value="0.14978255" calcext:value-type="float">
            <text:p>0.14978255</text:p>
          </table:table-cell>
          <table:table-cell office:value-type="float" office:value="6.676345" calcext:value-type="float">
            <text:p>6.676345</text:p>
          </table:table-cell>
          <table:table-cell table:formula="of:=[.C95]+[.A96]" office:value-type="float" office:value="10.915838756" calcext:value-type="float">
            <text:p>10.915838756</text:p>
          </table:table-cell>
        </table:table-row>
        <table:table-row table:style-name="ro1">
          <table:table-cell office:value-type="float" office:value="0.15109484" calcext:value-type="float">
            <text:p>0.15109484</text:p>
          </table:table-cell>
          <table:table-cell office:value-type="float" office:value="6.61836" calcext:value-type="float">
            <text:p>6.61836</text:p>
          </table:table-cell>
          <table:table-cell table:formula="of:=[.C96]+[.A97]" office:value-type="float" office:value="11.066933596" calcext:value-type="float">
            <text:p>11.066933596</text:p>
          </table:table-cell>
        </table:table-row>
        <table:table-row table:style-name="ro1">
          <table:table-cell office:value-type="float" office:value="0.151812" calcext:value-type="float">
            <text:p>0.151812</text:p>
          </table:table-cell>
          <table:table-cell office:value-type="float" office:value="6.587095" calcext:value-type="float">
            <text:p>6.587095</text:p>
          </table:table-cell>
          <table:table-cell table:formula="of:=[.C97]+[.A98]" office:value-type="float" office:value="11.218745596" calcext:value-type="float">
            <text:p>11.218745596</text:p>
          </table:table-cell>
        </table:table-row>
        <table:table-row table:style-name="ro1">
          <table:table-cell office:value-type="float" office:value="0.15106432" calcext:value-type="float">
            <text:p>0.15106432</text:p>
          </table:table-cell>
          <table:table-cell office:value-type="float" office:value="6.619697" calcext:value-type="float">
            <text:p>6.619697</text:p>
          </table:table-cell>
          <table:table-cell table:formula="of:=[.C98]+[.A99]" office:value-type="float" office:value="11.369809916" calcext:value-type="float">
            <text:p>11.369809916</text:p>
          </table:table-cell>
        </table:table-row>
        <table:table-row table:style-name="ro1">
          <table:table-cell office:value-type="float" office:value="0.15187305" calcext:value-type="float">
            <text:p>0.15187305</text:p>
          </table:table-cell>
          <table:table-cell office:value-type="float" office:value="6.5844464" calcext:value-type="float">
            <text:p>6.5844464</text:p>
          </table:table-cell>
          <table:table-cell table:formula="of:=[.C99]+[.A100]" office:value-type="float" office:value="11.521682966" calcext:value-type="float">
            <text:p>11.521682966</text:p>
          </table:table-cell>
        </table:table-row>
        <table:table-row table:style-name="ro1">
          <table:table-cell office:value-type="float" office:value="0.15385672" calcext:value-type="float">
            <text:p>0.15385672</text:p>
          </table:table-cell>
          <table:table-cell office:value-type="float" office:value="6.499553" calcext:value-type="float">
            <text:p>6.499553</text:p>
          </table:table-cell>
          <table:table-cell table:formula="of:=[.C100]+[.A101]" office:value-type="float" office:value="11.675539686" calcext:value-type="float">
            <text:p>11.675539686</text:p>
          </table:table-cell>
        </table:table-row>
        <table:table-row table:style-name="ro1">
          <table:table-cell office:value-type="float" office:value="0.15786985" calcext:value-type="float">
            <text:p>0.15786985</text:p>
          </table:table-cell>
          <table:table-cell office:value-type="float" office:value="6.334332" calcext:value-type="float">
            <text:p>6.334332</text:p>
          </table:table-cell>
          <table:table-cell table:formula="of:=[.C101]+[.A102]" office:value-type="float" office:value="11.833409536" calcext:value-type="float">
            <text:p>11.833409536</text:p>
          </table:table-cell>
        </table:table-row>
        <table:table-row table:style-name="ro1">
          <table:table-cell office:value-type="float" office:value="0.16504158" calcext:value-type="float">
            <text:p>0.16504158</text:p>
          </table:table-cell>
          <table:table-cell office:value-type="float" office:value="6.059079" calcext:value-type="float">
            <text:p>6.059079</text:p>
          </table:table-cell>
          <table:table-cell table:formula="of:=[.C102]+[.A103]" office:value-type="float" office:value="11.998451116" calcext:value-type="float">
            <text:p>11.998451116</text:p>
          </table:table-cell>
        </table:table-row>
        <table:table-row table:style-name="ro1">
          <table:table-cell office:value-type="float" office:value="0.1752346" calcext:value-type="float">
            <text:p>0.1752346</text:p>
          </table:table-cell>
          <table:table-cell office:value-type="float" office:value="5.7066355" calcext:value-type="float">
            <text:p>5.7066355</text:p>
          </table:table-cell>
          <table:table-cell table:formula="of:=[.C103]+[.A104]" office:value-type="float" office:value="12.173685716" calcext:value-type="float">
            <text:p>12.173685716</text:p>
          </table:table-cell>
        </table:table-row>
        <table:table-row table:style-name="ro1">
          <table:table-cell office:value-type="float" office:value="0.18922713" calcext:value-type="float">
            <text:p>0.18922713</text:p>
          </table:table-cell>
          <table:table-cell office:value-type="float" office:value="5.284654" calcext:value-type="float">
            <text:p>5.284654</text:p>
          </table:table-cell>
          <table:table-cell table:formula="of:=[.C104]+[.A105]" office:value-type="float" office:value="12.362912846" calcext:value-type="float">
            <text:p>12.362912846</text:p>
          </table:table-cell>
        </table:table-row>
        <table:table-row table:style-name="ro1">
          <table:table-cell office:value-type="float" office:value="0.20756848" calcext:value-type="float">
            <text:p>0.20756848</text:p>
          </table:table-cell>
          <table:table-cell office:value-type="float" office:value="4.817687" calcext:value-type="float">
            <text:p>4.817687</text:p>
          </table:table-cell>
          <table:table-cell table:formula="of:=[.C105]+[.A106]" office:value-type="float" office:value="12.570481326" calcext:value-type="float">
            <text:p>12.570481326</text:p>
          </table:table-cell>
        </table:table-row>
        <table:table-row table:style-name="ro1">
          <table:table-cell office:value-type="float" office:value="0.23453116" calcext:value-type="float">
            <text:p>0.23453116</text:p>
          </table:table-cell>
          <table:table-cell office:value-type="float" office:value="4.263826" calcext:value-type="float">
            <text:p>4.263826</text:p>
          </table:table-cell>
          <table:table-cell table:formula="of:=[.C106]+[.A107]" office:value-type="float" office:value="12.805012486" calcext:value-type="float">
            <text:p>12.805012486</text:p>
          </table:table-cell>
        </table:table-row>
        <table:table-row table:style-name="ro1">
          <table:table-cell office:value-type="float" office:value="0.26771954" calcext:value-type="float">
            <text:p>0.26771954</text:p>
          </table:table-cell>
          <table:table-cell office:value-type="float" office:value="3.7352521" calcext:value-type="float">
            <text:p>3.7352521</text:p>
          </table:table-cell>
          <table:table-cell table:formula="of:=[.C107]+[.A108]" office:value-type="float" office:value="13.072732026" calcext:value-type="float">
            <text:p>13.072732026</text:p>
          </table:table-cell>
        </table:table-row>
        <table:table-row table:style-name="ro1">
          <table:table-cell office:value-type="float" office:value="0.38606852" calcext:value-type="float">
            <text:p>0.38606852</text:p>
          </table:table-cell>
          <table:table-cell office:value-type="float" office:value="2.5902138" calcext:value-type="float">
            <text:p>2.5902138</text:p>
          </table:table-cell>
          <table:table-cell table:formula="of:=[.C108]+[.A109]" office:value-type="float" office:value="13.458800546" calcext:value-type="float">
            <text:p>13.458800546</text:p>
          </table:table-cell>
        </table:table-row>
        <table:table-row table:style-name="ro1">
          <table:table-cell office:value-type="float" office:value="0.6806439" calcext:value-type="float">
            <text:p>0.6806439</text:p>
          </table:table-cell>
          <table:table-cell office:value-type="float" office:value="1.469197" calcext:value-type="float">
            <text:p>1.469197</text:p>
          </table:table-cell>
          <table:table-cell table:formula="of:=[.C109]+[.A110]" office:value-type="float" office:value="14.139444446" calcext:value-type="float">
            <text:p>14.139444446</text:p>
          </table:table-cell>
        </table:table-row>
        <table:table-row table:style-name="ro1">
          <table:table-cell office:value-type="float" office:value="1.2830396" calcext:value-type="float">
            <text:p>1.2830396</text:p>
          </table:table-cell>
          <table:table-cell office:value-type="float" office:value="0.7793992" calcext:value-type="float">
            <text:p>0.7793992</text:p>
          </table:table-cell>
          <table:table-cell table:formula="of:=[.C110]+[.A111]" office:value-type="float" office:value="15.422484046" calcext:value-type="float">
            <text:p>15.422484046</text:p>
          </table:table-cell>
        </table:table-row>
        <table:table-row table:style-name="ro1">
          <table:table-cell office:value-type="float" office:value="0.30457008" calcext:value-type="float">
            <text:p>0.30457008</text:p>
          </table:table-cell>
          <table:table-cell office:value-type="float" office:value="3.2833166" calcext:value-type="float">
            <text:p>3.2833166</text:p>
          </table:table-cell>
          <table:table-cell table:formula="of:=[.C111]+[.A112]" office:value-type="float" office:value="15.727054126" calcext:value-type="float">
            <text:p>15.727054126</text:p>
          </table:table-cell>
        </table:table-row>
        <table:table-row table:style-name="ro1">
          <table:table-cell office:value-type="float" office:value="0.23430228" calcext:value-type="float">
            <text:p>0.23430228</text:p>
          </table:table-cell>
          <table:table-cell office:value-type="float" office:value="4.267991" calcext:value-type="float">
            <text:p>4.267991</text:p>
          </table:table-cell>
          <table:table-cell table:formula="of:=[.C112]+[.A113]" office:value-type="float" office:value="15.961356406" calcext:value-type="float">
            <text:p>15.961356406</text:p>
          </table:table-cell>
        </table:table-row>
        <table:table-row table:style-name="ro1">
          <table:table-cell office:value-type="float" office:value="0.20755322" calcext:value-type="float">
            <text:p>0.20755322</text:p>
          </table:table-cell>
          <table:table-cell office:value-type="float" office:value="4.8180413" calcext:value-type="float">
            <text:p>4.8180413</text:p>
          </table:table-cell>
          <table:table-cell table:formula="of:=[.C113]+[.A114]" office:value-type="float" office:value="16.168909626" calcext:value-type="float">
            <text:p>16.168909626</text:p>
          </table:table-cell>
        </table:table-row>
        <table:table-row table:style-name="ro1">
          <table:table-cell office:value-type="float" office:value="0.19342336" calcext:value-type="float">
            <text:p>0.19342336</text:p>
          </table:table-cell>
          <table:table-cell office:value-type="float" office:value="5.1700068" calcext:value-type="float">
            <text:p>5.1700068</text:p>
          </table:table-cell>
          <table:table-cell table:formula="of:=[.C114]+[.A115]" office:value-type="float" office:value="16.362332986" calcext:value-type="float">
            <text:p>16.362332986</text:p>
          </table:table-cell>
        </table:table-row>
        <table:table-row table:style-name="ro1">
          <table:table-cell office:value-type="float" office:value="0.18298618" calcext:value-type="float">
            <text:p>0.18298618</text:p>
          </table:table-cell>
          <table:table-cell office:value-type="float" office:value="5.4648933" calcext:value-type="float">
            <text:p>5.4648933</text:p>
          </table:table-cell>
          <table:table-cell table:formula="of:=[.C115]+[.A116]" office:value-type="float" office:value="16.545319166" calcext:value-type="float">
            <text:p>16.545319166</text:p>
          </table:table-cell>
        </table:table-row>
        <table:table-row table:style-name="ro1">
          <table:table-cell office:value-type="float" office:value="0.17561609" calcext:value-type="float">
            <text:p>0.17561609</text:p>
          </table:table-cell>
          <table:table-cell office:value-type="float" office:value="5.694239" calcext:value-type="float">
            <text:p>5.694239</text:p>
          </table:table-cell>
          <table:table-cell table:formula="of:=[.C116]+[.A117]" office:value-type="float" office:value="16.720935256" calcext:value-type="float">
            <text:p>16.720935256</text:p>
          </table:table-cell>
        </table:table-row>
        <table:table-row table:style-name="ro1">
          <table:table-cell office:value-type="float" office:value="0.17123674" calcext:value-type="float">
            <text:p>0.17123674</text:p>
          </table:table-cell>
          <table:table-cell office:value-type="float" office:value="5.8398685" calcext:value-type="float">
            <text:p>5.8398685</text:p>
          </table:table-cell>
          <table:table-cell table:formula="of:=[.C117]+[.A118]" office:value-type="float" office:value="16.892171996" calcext:value-type="float">
            <text:p>16.892171996</text:p>
          </table:table-cell>
        </table:table-row>
        <table:table-row table:style-name="ro1">
          <table:table-cell office:value-type="float" office:value="0.1669337" calcext:value-type="float">
            <text:p>0.1669337</text:p>
          </table:table-cell>
          <table:table-cell office:value-type="float" office:value="5.990402" calcext:value-type="float">
            <text:p>5.990402</text:p>
          </table:table-cell>
          <table:table-cell table:formula="of:=[.C118]+[.A119]" office:value-type="float" office:value="17.059105696" calcext:value-type="float">
            <text:p>17.059105696</text:p>
          </table:table-cell>
        </table:table-row>
        <table:table-row table:style-name="ro1">
          <table:table-cell office:value-type="float" office:value="0.16099794" calcext:value-type="float">
            <text:p>0.16099794</text:p>
          </table:table-cell>
          <table:table-cell office:value-type="float" office:value="6.2112594" calcext:value-type="float">
            <text:p>6.2112594</text:p>
          </table:table-cell>
          <table:table-cell table:formula="of:=[.C119]+[.A120]" office:value-type="float" office:value="17.220103636" calcext:value-type="float">
            <text:p>17.220103636</text:p>
          </table:table-cell>
        </table:table-row>
        <table:table-row table:style-name="ro1">
          <table:table-cell office:value-type="float" office:value="0.15593195" calcext:value-type="float">
            <text:p>0.15593195</text:p>
          </table:table-cell>
          <table:table-cell office:value-type="float" office:value="6.413054" calcext:value-type="float">
            <text:p>6.413054</text:p>
          </table:table-cell>
          <table:table-cell table:formula="of:=[.C120]+[.A121]" office:value-type="float" office:value="17.376035586" calcext:value-type="float">
            <text:p>17.376035586</text:p>
          </table:table-cell>
        </table:table-row>
        <table:table-row table:style-name="ro1">
          <table:table-cell office:value-type="float" office:value="0.15123217" calcext:value-type="float">
            <text:p>0.15123217</text:p>
          </table:table-cell>
          <table:table-cell office:value-type="float" office:value="6.61235" calcext:value-type="float">
            <text:p>6.61235</text:p>
          </table:table-cell>
          <table:table-cell table:formula="of:=[.C121]+[.A122]" office:value-type="float" office:value="17.527267756" calcext:value-type="float">
            <text:p>17.527267756</text:p>
          </table:table-cell>
        </table:table-row>
        <table:table-row table:style-name="ro1">
          <table:table-cell office:value-type="float" office:value="0.14573891" calcext:value-type="float">
            <text:p>0.14573891</text:p>
          </table:table-cell>
          <table:table-cell office:value-type="float" office:value="6.861585" calcext:value-type="float">
            <text:p>6.861585</text:p>
          </table:table-cell>
          <table:table-cell table:formula="of:=[.C122]+[.A123]" office:value-type="float" office:value="17.673006666" calcext:value-type="float">
            <text:p>17.673006666</text:p>
          </table:table-cell>
        </table:table-row>
        <table:table-row table:style-name="ro1">
          <table:table-cell office:value-type="float" office:value="0.14088655" calcext:value-type="float">
            <text:p>0.14088655</text:p>
          </table:table-cell>
          <table:table-cell office:value-type="float" office:value="7.09791" calcext:value-type="float">
            <text:p>7.09791</text:p>
          </table:table-cell>
          <table:table-cell table:formula="of:=[.C123]+[.A124]" office:value-type="float" office:value="17.813893216" calcext:value-type="float">
            <text:p>17.813893216</text:p>
          </table:table-cell>
        </table:table-row>
        <table:table-row table:style-name="ro1">
          <table:table-cell office:value-type="float" office:value="0.13659877" calcext:value-type="float">
            <text:p>0.13659877</text:p>
          </table:table-cell>
          <table:table-cell office:value-type="float" office:value="7.32071" calcext:value-type="float">
            <text:p>7.32071</text:p>
          </table:table-cell>
          <table:table-cell table:formula="of:=[.C124]+[.A125]" office:value-type="float" office:value="17.950491986" calcext:value-type="float">
            <text:p>17.950491986</text:p>
          </table:table-cell>
        </table:table-row>
        <table:table-row table:style-name="ro1">
          <table:table-cell office:value-type="float" office:value="0.13301289" calcext:value-type="float">
            <text:p>0.13301289</text:p>
          </table:table-cell>
          <table:table-cell office:value-type="float" office:value="7.5180683" calcext:value-type="float">
            <text:p>7.5180683</text:p>
          </table:table-cell>
          <table:table-cell table:formula="of:=[.C125]+[.A126]" office:value-type="float" office:value="18.083504876" calcext:value-type="float">
            <text:p>18.083504876</text:p>
          </table:table-cell>
        </table:table-row>
        <table:table-row table:style-name="ro1">
          <table:table-cell office:value-type="float" office:value="0.13002212" calcext:value-type="float">
            <text:p>0.13002212</text:p>
          </table:table-cell>
          <table:table-cell office:value-type="float" office:value="7.6909986" calcext:value-type="float">
            <text:p>7.6909986</text:p>
          </table:table-cell>
          <table:table-cell table:formula="of:=[.C126]+[.A127]" office:value-type="float" office:value="18.213526996" calcext:value-type="float">
            <text:p>18.213526996</text:p>
          </table:table-cell>
        </table:table-row>
        <table:table-row table:style-name="ro1">
          <table:table-cell office:value-type="float" office:value="0.12735179" calcext:value-type="float">
            <text:p>0.12735179</text:p>
          </table:table-cell>
          <table:table-cell office:value-type="float" office:value="7.852265" calcext:value-type="float">
            <text:p>7.852265</text:p>
          </table:table-cell>
          <table:table-cell table:formula="of:=[.C127]+[.A128]" office:value-type="float" office:value="18.340878786" calcext:value-type="float">
            <text:p>18.340878786</text:p>
          </table:table-cell>
        </table:table-row>
        <table:table-row table:style-name="ro1">
          <table:table-cell office:value-type="float" office:value="0.12559702" calcext:value-type="float">
            <text:p>0.12559702</text:p>
          </table:table-cell>
          <table:table-cell office:value-type="float" office:value="7.961972" calcext:value-type="float">
            <text:p>7.961972</text:p>
          </table:table-cell>
          <table:table-cell table:formula="of:=[.C128]+[.A129]" office:value-type="float" office:value="18.466475806" calcext:value-type="float">
            <text:p>18.466475806</text:p>
          </table:table-cell>
        </table:table-row>
        <table:table-row table:style-name="ro1">
          <table:table-cell office:value-type="float" office:value="0.124574654" calcext:value-type="float">
            <text:p>0.124574654</text:p>
          </table:table-cell>
          <table:table-cell office:value-type="float" office:value="8.027315" calcext:value-type="float">
            <text:p>8.027315</text:p>
          </table:table-cell>
          <table:table-cell table:formula="of:=[.C129]+[.A130]" office:value-type="float" office:value="18.59105046" calcext:value-type="float">
            <text:p>18.59105046</text:p>
          </table:table-cell>
        </table:table-row>
        <table:table-row table:style-name="ro1">
          <table:table-cell office:value-type="float" office:value="0.124208435" calcext:value-type="float">
            <text:p>0.124208435</text:p>
          </table:table-cell>
          <table:table-cell office:value-type="float" office:value="8.050983" calcext:value-type="float">
            <text:p>8.050983</text:p>
          </table:table-cell>
          <table:table-cell table:formula="of:=[.C130]+[.A131]" office:value-type="float" office:value="18.715258895" calcext:value-type="float">
            <text:p>18.715258895</text:p>
          </table:table-cell>
        </table:table-row>
        <table:table-row table:style-name="ro1">
          <table:table-cell office:value-type="float" office:value="0.1252613" calcext:value-type="float">
            <text:p>0.1252613</text:p>
          </table:table-cell>
          <table:table-cell office:value-type="float" office:value="7.983311" calcext:value-type="float">
            <text:p>7.983311</text:p>
          </table:table-cell>
          <table:table-cell table:formula="of:=[.C131]+[.A132]" office:value-type="float" office:value="18.840520195" calcext:value-type="float">
            <text:p>18.840520195</text:p>
          </table:table-cell>
        </table:table-row>
        <table:table-row table:style-name="ro1">
          <table:table-cell office:value-type="float" office:value="0.12729076" calcext:value-type="float">
            <text:p>0.12729076</text:p>
          </table:table-cell>
          <table:table-cell office:value-type="float" office:value="7.85603" calcext:value-type="float">
            <text:p>7.85603</text:p>
          </table:table-cell>
          <table:table-cell table:formula="of:=[.C132]+[.A133]" office:value-type="float" office:value="18.967810955" calcext:value-type="float">
            <text:p>18.967810955</text:p>
          </table:table-cell>
        </table:table-row>
        <table:table-row table:style-name="ro1">
          <table:table-cell office:value-type="float" office:value="0.13040361" calcext:value-type="float">
            <text:p>0.13040361</text:p>
          </table:table-cell>
          <table:table-cell office:value-type="float" office:value="7.6684995" calcext:value-type="float">
            <text:p>7.6684995</text:p>
          </table:table-cell>
          <table:table-cell table:formula="of:=[.C133]+[.A134]" office:value-type="float" office:value="19.098214565" calcext:value-type="float">
            <text:p>19.098214565</text:p>
          </table:table-cell>
        </table:table-row>
        <table:table-row table:style-name="ro1">
          <table:table-cell office:value-type="float" office:value="0.13464561" calcext:value-type="float">
            <text:p>0.13464561</text:p>
          </table:table-cell>
          <table:table-cell office:value-type="float" office:value="7.4269037" calcext:value-type="float">
            <text:p>7.4269037</text:p>
          </table:table-cell>
          <table:table-cell table:formula="of:=[.C134]+[.A135]" office:value-type="float" office:value="19.232860175" calcext:value-type="float">
            <text:p>19.232860175</text:p>
          </table:table-cell>
        </table:table-row>
        <table:table-row table:style-name="ro1">
          <table:table-cell office:value-type="float" office:value="0.13933013" calcext:value-type="float">
            <text:p>0.13933013</text:p>
          </table:table-cell>
          <table:table-cell office:value-type="float" office:value="7.1771984" calcext:value-type="float">
            <text:p>7.1771984</text:p>
          </table:table-cell>
          <table:table-cell table:formula="of:=[.C135]+[.A136]" office:value-type="float" office:value="19.372190305" calcext:value-type="float">
            <text:p>19.372190305</text:p>
          </table:table-cell>
        </table:table-row>
        <table:table-row table:style-name="ro1">
          <table:table-cell office:value-type="float" office:value="0.14380102" calcext:value-type="float">
            <text:p>0.14380102</text:p>
          </table:table-cell>
          <table:table-cell office:value-type="float" office:value="6.954054" calcext:value-type="float">
            <text:p>6.954054</text:p>
          </table:table-cell>
          <table:table-cell table:formula="of:=[.C136]+[.A137]" office:value-type="float" office:value="19.515991325" calcext:value-type="float">
            <text:p>19.515991325</text:p>
          </table:table-cell>
        </table:table-row>
        <table:table-row table:style-name="ro1">
          <table:table-cell office:value-type="float" office:value="0.14908065" calcext:value-type="float">
            <text:p>0.14908065</text:p>
          </table:table-cell>
          <table:table-cell office:value-type="float" office:value="6.7077785" calcext:value-type="float">
            <text:p>6.7077785</text:p>
          </table:table-cell>
          <table:table-cell table:formula="of:=[.C137]+[.A138]" office:value-type="float" office:value="19.665071975" calcext:value-type="float">
            <text:p>19.665071975</text:p>
          </table:table-cell>
        </table:table-row>
        <table:table-row table:style-name="ro1">
          <table:table-cell office:value-type="float" office:value="0.15446708" calcext:value-type="float">
            <text:p>0.15446708</text:p>
          </table:table-cell>
          <table:table-cell office:value-type="float" office:value="6.4738717" calcext:value-type="float">
            <text:p>6.4738717</text:p>
          </table:table-cell>
          <table:table-cell table:formula="of:=[.C138]+[.A139]" office:value-type="float" office:value="19.819539055" calcext:value-type="float">
            <text:p>19.819539055</text:p>
          </table:table-cell>
        </table:table-row>
        <table:table-row table:style-name="ro1">
          <table:table-cell office:value-type="float" office:value="0.15878539" calcext:value-type="float">
            <text:p>0.15878539</text:p>
          </table:table-cell>
          <table:table-cell office:value-type="float" office:value="6.297809" calcext:value-type="float">
            <text:p>6.297809</text:p>
          </table:table-cell>
          <table:table-cell table:formula="of:=[.C139]+[.A140]" office:value-type="float" office:value="19.978324445" calcext:value-type="float">
            <text:p>19.978324445</text:p>
          </table:table-cell>
        </table:table-row>
        <table:table-row table:style-name="ro1">
          <table:table-cell office:value-type="float" office:value="0.16105898" calcext:value-type="float">
            <text:p>0.16105898</text:p>
          </table:table-cell>
          <table:table-cell office:value-type="float" office:value="6.2089057" calcext:value-type="float">
            <text:p>6.2089057</text:p>
          </table:table-cell>
          <table:table-cell table:formula="of:=[.C140]+[.A141]" office:value-type="float" office:value="20.139383425" calcext:value-type="float">
            <text:p>20.139383425</text:p>
          </table:table-cell>
        </table:table-row>
        <table:table-row table:style-name="ro1">
          <table:table-cell office:value-type="float" office:value="0.16096742" calcext:value-type="float">
            <text:p>0.16096742</text:p>
          </table:table-cell>
          <table:table-cell office:value-type="float" office:value="6.2124367" calcext:value-type="float">
            <text:p>6.2124367</text:p>
          </table:table-cell>
          <table:table-cell table:formula="of:=[.C141]+[.A142]" office:value-type="float" office:value="20.300350845" calcext:value-type="float">
            <text:p>20.300350845</text:p>
          </table:table-cell>
        </table:table-row>
        <table:table-row table:style-name="ro1">
          <table:table-cell office:value-type="float" office:value="0.1589685" calcext:value-type="float">
            <text:p>0.1589685</text:p>
          </table:table-cell>
          <table:table-cell office:value-type="float" office:value="6.290555" calcext:value-type="float">
            <text:p>6.290555</text:p>
          </table:table-cell>
          <table:table-cell table:formula="of:=[.C142]+[.A143]" office:value-type="float" office:value="20.459319345" calcext:value-type="float">
            <text:p>20.459319345</text:p>
          </table:table-cell>
        </table:table-row>
        <table:table-row table:style-name="ro1">
          <table:table-cell office:value-type="float" office:value="0.15692379" calcext:value-type="float">
            <text:p>0.15692379</text:p>
          </table:table-cell>
          <table:table-cell office:value-type="float" office:value="6.37252" calcext:value-type="float">
            <text:p>6.37252</text:p>
          </table:table-cell>
          <table:table-cell table:formula="of:=[.C143]+[.A144]" office:value-type="float" office:value="20.616243135" calcext:value-type="float">
            <text:p>20.616243135</text:p>
          </table:table-cell>
        </table:table-row>
        <table:table-row table:style-name="ro1">
          <table:table-cell office:value-type="float" office:value="0.15465018" calcext:value-type="float">
            <text:p>0.15465018</text:p>
          </table:table-cell>
          <table:table-cell office:value-type="float" office:value="6.4662066" calcext:value-type="float">
            <text:p>6.4662066</text:p>
          </table:table-cell>
          <table:table-cell table:formula="of:=[.C144]+[.A145]" office:value-type="float" office:value="20.770893315" calcext:value-type="float">
            <text:p>20.770893315</text:p>
          </table:table-cell>
        </table:table-row>
        <table:table-row table:style-name="ro1">
          <table:table-cell office:value-type="float" office:value="0.15194935" calcext:value-type="float">
            <text:p>0.15194935</text:p>
          </table:table-cell>
          <table:table-cell office:value-type="float" office:value="6.5811405" calcext:value-type="float">
            <text:p>6.5811405</text:p>
          </table:table-cell>
          <table:table-cell table:formula="of:=[.C145]+[.A146]" office:value-type="float" office:value="20.922842665" calcext:value-type="float">
            <text:p>20.922842665</text:p>
          </table:table-cell>
        </table:table-row>
        <table:table-row table:style-name="ro1">
          <table:table-cell office:value-type="float" office:value="0.14955367" calcext:value-type="float">
            <text:p>0.14955367</text:p>
          </table:table-cell>
          <table:table-cell office:value-type="float" office:value="6.6865625" calcext:value-type="float">
            <text:p>6.6865625</text:p>
          </table:table-cell>
          <table:table-cell table:formula="of:=[.C146]+[.A147]" office:value-type="float" office:value="21.072396335" calcext:value-type="float">
            <text:p>21.072396335</text:p>
          </table:table-cell>
        </table:table-row>
        <table:table-row table:style-name="ro1">
          <table:table-cell office:value-type="float" office:value="0.14830244" calcext:value-type="float">
            <text:p>0.14830244</text:p>
          </table:table-cell>
          <table:table-cell office:value-type="float" office:value="6.7429776" calcext:value-type="float">
            <text:p>6.7429776</text:p>
          </table:table-cell>
          <table:table-cell table:formula="of:=[.C147]+[.A148]" office:value-type="float" office:value="21.220698775" calcext:value-type="float">
            <text:p>21.220698775</text:p>
          </table:table-cell>
        </table:table-row>
        <table:table-row table:style-name="ro1">
          <table:table-cell office:value-type="float" office:value="0.14743267" calcext:value-type="float">
            <text:p>0.14743267</text:p>
          </table:table-cell>
          <table:table-cell office:value-type="float" office:value="6.7827573" calcext:value-type="float">
            <text:p>6.7827573</text:p>
          </table:table-cell>
          <table:table-cell table:formula="of:=[.C148]+[.A149]" office:value-type="float" office:value="21.368131445" calcext:value-type="float">
            <text:p>21.368131445</text:p>
          </table:table-cell>
        </table:table-row>
        <table:table-row table:style-name="ro1">
          <table:table-cell office:value-type="float" office:value="0.14766155" calcext:value-type="float">
            <text:p>0.14766155</text:p>
          </table:table-cell>
          <table:table-cell office:value-type="float" office:value="6.772244" calcext:value-type="float">
            <text:p>6.772244</text:p>
          </table:table-cell>
          <table:table-cell table:formula="of:=[.C149]+[.A150]" office:value-type="float" office:value="21.515792995" calcext:value-type="float">
            <text:p>21.515792995</text:p>
          </table:table-cell>
        </table:table-row>
        <table:table-row table:style-name="ro1">
          <table:table-cell office:value-type="float" office:value="0.14921798" calcext:value-type="float">
            <text:p>0.14921798</text:p>
          </table:table-cell>
          <table:table-cell office:value-type="float" office:value="6.7016053" calcext:value-type="float">
            <text:p>6.7016053</text:p>
          </table:table-cell>
          <table:table-cell table:formula="of:=[.C150]+[.A151]" office:value-type="float" office:value="21.665010975" calcext:value-type="float">
            <text:p>21.665010975</text:p>
          </table:table-cell>
        </table:table-row>
        <table:table-row table:style-name="ro1">
          <table:table-cell office:value-type="float" office:value="0.15066758" calcext:value-type="float">
            <text:p>0.15066758</text:p>
          </table:table-cell>
          <table:table-cell office:value-type="float" office:value="6.637128" calcext:value-type="float">
            <text:p>6.637128</text:p>
          </table:table-cell>
          <table:table-cell table:formula="of:=[.C151]+[.A152]" office:value-type="float" office:value="21.815678555" calcext:value-type="float">
            <text:p>21.815678555</text:p>
          </table:table-cell>
        </table:table-row>
        <table:table-row table:style-name="ro1">
          <table:table-cell office:value-type="float" office:value="0.15263599" calcext:value-type="float">
            <text:p>0.15263599</text:p>
          </table:table-cell>
          <table:table-cell office:value-type="float" office:value="6.5515347" calcext:value-type="float">
            <text:p>6.5515347</text:p>
          </table:table-cell>
          <table:table-cell table:formula="of:=[.C152]+[.A153]" office:value-type="float" office:value="21.968314545" calcext:value-type="float">
            <text:p>21.968314545</text:p>
          </table:table-cell>
        </table:table-row>
        <table:table-row table:style-name="ro1">
          <table:table-cell office:value-type="float" office:value="0.15446708" calcext:value-type="float">
            <text:p>0.15446708</text:p>
          </table:table-cell>
          <table:table-cell office:value-type="float" office:value="6.4738717" calcext:value-type="float">
            <text:p>6.4738717</text:p>
          </table:table-cell>
          <table:table-cell table:formula="of:=[.C153]+[.A154]" office:value-type="float" office:value="22.122781625" calcext:value-type="float">
            <text:p>22.122781625</text:p>
          </table:table-cell>
        </table:table-row>
        <table:table-row table:style-name="ro1">
          <table:table-cell office:value-type="float" office:value="0.15664911" calcext:value-type="float">
            <text:p>0.15664911</text:p>
          </table:table-cell>
          <table:table-cell office:value-type="float" office:value="6.383694" calcext:value-type="float">
            <text:p>6.383694</text:p>
          </table:table-cell>
          <table:table-cell table:formula="of:=[.C154]+[.A155]" office:value-type="float" office:value="22.279430735" calcext:value-type="float">
            <text:p>22.279430735</text:p>
          </table:table-cell>
        </table:table-row>
        <table:table-row table:style-name="ro1">
          <table:table-cell office:value-type="float" office:value="0.1603418" calcext:value-type="float">
            <text:p>0.1603418</text:p>
          </table:table-cell>
          <table:table-cell office:value-type="float" office:value="6.2366767" calcext:value-type="float">
            <text:p>6.2366767</text:p>
          </table:table-cell>
          <table:table-cell table:formula="of:=[.C155]+[.A156]" office:value-type="float" office:value="22.439772535" calcext:value-type="float">
            <text:p>22.439772535</text:p>
          </table:table-cell>
        </table:table-row>
        <table:table-row table:style-name="ro1">
          <table:table-cell office:value-type="float" office:value="0.16557565" calcext:value-type="float">
            <text:p>0.16557565</text:p>
          </table:table-cell>
          <table:table-cell office:value-type="float" office:value="6.039535" calcext:value-type="float">
            <text:p>6.039535</text:p>
          </table:table-cell>
          <table:table-cell table:formula="of:=[.C156]+[.A157]" office:value-type="float" office:value="22.605348185" calcext:value-type="float">
            <text:p>22.605348185</text:p>
          </table:table-cell>
        </table:table-row>
        <table:table-row table:style-name="ro1">
          <table:table-cell office:value-type="float" office:value="0.17227435" calcext:value-type="float">
            <text:p>0.17227435</text:p>
          </table:table-cell>
          <table:table-cell office:value-type="float" office:value="5.8046947" calcext:value-type="float">
            <text:p>5.8046947</text:p>
          </table:table-cell>
          <table:table-cell table:formula="of:=[.C157]+[.A158]" office:value-type="float" office:value="22.777622535" calcext:value-type="float">
            <text:p>22.777622535</text:p>
          </table:table-cell>
        </table:table-row>
        <table:table-row table:style-name="ro1">
          <table:table-cell office:value-type="float" office:value="0.17943084" calcext:value-type="float">
            <text:p>0.17943084</text:p>
          </table:table-cell>
          <table:table-cell office:value-type="float" office:value="5.573178" calcext:value-type="float">
            <text:p>5.573178</text:p>
          </table:table-cell>
          <table:table-cell table:formula="of:=[.C158]+[.A159]" office:value-type="float" office:value="22.957053375" calcext:value-type="float">
            <text:p>22.957053375</text:p>
          </table:table-cell>
        </table:table-row>
        <table:table-row table:style-name="ro1">
          <table:table-cell office:value-type="float" office:value="0.18876936" calcext:value-type="float">
            <text:p>0.18876936</text:p>
          </table:table-cell>
          <table:table-cell office:value-type="float" office:value="5.29747" calcext:value-type="float">
            <text:p>5.29747</text:p>
          </table:table-cell>
          <table:table-cell table:formula="of:=[.C159]+[.A160]" office:value-type="float" office:value="23.145822735" calcext:value-type="float">
            <text:p>23.145822735</text:p>
          </table:table-cell>
        </table:table-row>
        <table:table-row table:style-name="ro1">
          <table:table-cell office:value-type="float" office:value="0.20036621" calcext:value-type="float">
            <text:p>0.20036621</text:p>
          </table:table-cell>
          <table:table-cell office:value-type="float" office:value="4.9908614" calcext:value-type="float">
            <text:p>4.9908614</text:p>
          </table:table-cell>
          <table:table-cell table:formula="of:=[.C160]+[.A161]" office:value-type="float" office:value="23.346188945" calcext:value-type="float">
            <text:p>23.346188945</text:p>
          </table:table-cell>
        </table:table-row>
        <table:table-row table:style-name="ro1">
          <table:table-cell office:value-type="float" office:value="0.21753262" calcext:value-type="float">
            <text:p>0.21753262</text:p>
          </table:table-cell>
          <table:table-cell office:value-type="float" office:value="4.597012" calcext:value-type="float">
            <text:p>4.597012</text:p>
          </table:table-cell>
          <table:table-cell table:formula="of:=[.C161]+[.A162]" office:value-type="float" office:value="23.563721565" calcext:value-type="float">
            <text:p>23.563721565</text:p>
          </table:table-cell>
        </table:table-row>
        <table:table-row table:style-name="ro1">
          <table:table-cell office:value-type="float" office:value="0.24956131" calcext:value-type="float">
            <text:p>0.24956131</text:p>
          </table:table-cell>
          <table:table-cell office:value-type="float" office:value="4.0070314" calcext:value-type="float">
            <text:p>4.0070314</text:p>
          </table:table-cell>
          <table:table-cell table:formula="of:=[.C162]+[.A163]" office:value-type="float" office:value="23.813282875" calcext:value-type="float">
            <text:p>23.813282875</text:p>
          </table:table-cell>
        </table:table-row>
        <table:table-row table:style-name="ro1">
          <table:table-cell office:value-type="float" office:value="0.31850156" calcext:value-type="float">
            <text:p>0.31850156</text:p>
          </table:table-cell>
          <table:table-cell office:value-type="float" office:value="3.139702" calcext:value-type="float">
            <text:p>3.139702</text:p>
          </table:table-cell>
          <table:table-cell table:formula="of:=[.C163]+[.A164]" office:value-type="float" office:value="24.131784435" calcext:value-type="float">
            <text:p>24.131784435</text:p>
          </table:table-cell>
        </table:table-row>
        <table:table-row table:style-name="ro1">
          <table:table-cell office:value-type="float" office:value="1.7160296" calcext:value-type="float">
            <text:p>1.7160296</text:p>
          </table:table-cell>
          <table:table-cell office:value-type="float" office:value="0.58274055" calcext:value-type="float">
            <text:p>0.58274055</text:p>
          </table:table-cell>
          <table:table-cell table:formula="of:=[.C164]+[.A165]" office:value-type="float" office:value="25.847814035" calcext:value-type="float">
            <text:p>25.847814035</text:p>
          </table:table-cell>
        </table:table-row>
        <table:table-row table:style-name="ro1">
          <table:table-cell office:value-type="float" office:value="0.30217442" calcext:value-type="float">
            <text:p>0.30217442</text:p>
          </table:table-cell>
          <table:table-cell office:value-type="float" office:value="3.3093472" calcext:value-type="float">
            <text:p>3.3093472</text:p>
          </table:table-cell>
          <table:table-cell table:formula="of:=[.C165]+[.A166]" office:value-type="float" office:value="26.149988455" calcext:value-type="float">
            <text:p>26.149988455</text:p>
          </table:table-cell>
        </table:table-row>
        <table:table-row table:style-name="ro1">
          <table:table-cell office:value-type="float" office:value="0.23285267" calcext:value-type="float">
            <text:p>0.23285267</text:p>
          </table:table-cell>
          <table:table-cell office:value-type="float" office:value="4.2945614" calcext:value-type="float">
            <text:p>4.2945614</text:p>
          </table:table-cell>
          <table:table-cell table:formula="of:=[.C166]+[.A167]" office:value-type="float" office:value="26.382841125" calcext:value-type="float">
            <text:p>26.382841125</text:p>
          </table:table-cell>
        </table:table-row>
        <table:table-row table:style-name="ro1">
          <table:table-cell office:value-type="float" office:value="0.22752728" calcext:value-type="float">
            <text:p>0.22752728</text:p>
          </table:table-cell>
          <table:table-cell office:value-type="float" office:value="4.395077" calcext:value-type="float">
            <text:p>4.395077</text:p>
          </table:table-cell>
          <table:table-cell table:formula="of:=[.C167]+[.A168]" office:value-type="float" office:value="26.610368405" calcext:value-type="float">
            <text:p>26.610368405</text:p>
          </table:table-cell>
        </table:table-row>
        <table:table-row table:style-name="ro1">
          <table:table-cell office:value-type="float" office:value="0.2640421" calcext:value-type="float">
            <text:p>0.2640421</text:p>
          </table:table-cell>
          <table:table-cell office:value-type="float" office:value="3.7872748" calcext:value-type="float">
            <text:p>3.7872748</text:p>
          </table:table-cell>
          <table:table-cell table:formula="of:=[.C168]+[.A169]" office:value-type="float" office:value="26.874410505" calcext:value-type="float">
            <text:p>26.874410505</text:p>
          </table:table-cell>
        </table:table-row>
        <table:table-row table:style-name="ro1">
          <table:table-cell office:value-type="float" office:value="0.3550622" calcext:value-type="float">
            <text:p>0.3550622</text:p>
          </table:table-cell>
          <table:table-cell office:value-type="float" office:value="2.8164082" calcext:value-type="float">
            <text:p>2.8164082</text:p>
          </table:table-cell>
          <table:table-cell table:formula="of:=[.C169]+[.A170]" office:value-type="float" office:value="27.229472705" calcext:value-type="float">
            <text:p>27.229472705</text:p>
          </table:table-cell>
        </table:table-row>
        <table:table-row table:style-name="ro1">
          <table:table-cell office:value-type="float" office:value="0.28416875" calcext:value-type="float">
            <text:p>0.28416875</text:p>
          </table:table-cell>
          <table:table-cell office:value-type="float" office:value="3.5190356" calcext:value-type="float">
            <text:p>3.5190356</text:p>
          </table:table-cell>
          <table:table-cell table:formula="of:=[.C170]+[.A171]" office:value-type="float" office:value="27.513641455" calcext:value-type="float">
            <text:p>27.513641455</text:p>
          </table:table-cell>
        </table:table-row>
        <table:table-row table:style-name="ro1">
          <table:table-cell office:value-type="float" office:value="0.20935377" calcext:value-type="float">
            <text:p>0.20935377</text:p>
          </table:table-cell>
          <table:table-cell office:value-type="float" office:value="4.7766037" calcext:value-type="float">
            <text:p>4.7766037</text:p>
          </table:table-cell>
          <table:table-cell table:formula="of:=[.C171]+[.A172]" office:value-type="float" office:value="27.722995225" calcext:value-type="float">
            <text:p>27.722995225</text:p>
          </table:table-cell>
        </table:table-row>
        <table:table-row table:style-name="ro1">
          <table:table-cell office:value-type="float" office:value="0.1752346" calcext:value-type="float">
            <text:p>0.1752346</text:p>
          </table:table-cell>
          <table:table-cell office:value-type="float" office:value="5.7066355" calcext:value-type="float">
            <text:p>5.7066355</text:p>
          </table:table-cell>
          <table:table-cell table:formula="of:=[.C172]+[.A173]" office:value-type="float" office:value="27.898229825" calcext:value-type="float">
            <text:p>27.898229825</text:p>
          </table:table-cell>
        </table:table-row>
        <table:table-row table:style-name="ro1">
          <table:table-cell office:value-type="float" office:value="0.15472648" calcext:value-type="float">
            <text:p>0.15472648</text:p>
          </table:table-cell>
          <table:table-cell office:value-type="float" office:value="6.463018" calcext:value-type="float">
            <text:p>6.463018</text:p>
          </table:table-cell>
          <table:table-cell table:formula="of:=[.C173]+[.A174]" office:value-type="float" office:value="28.052956305" calcext:value-type="float">
            <text:p>28.052956305</text:p>
          </table:table-cell>
        </table:table-row>
        <table:table-row table:style-name="ro1">
          <table:table-cell office:value-type="float" office:value="0.14088655" calcext:value-type="float">
            <text:p>0.14088655</text:p>
          </table:table-cell>
          <table:table-cell office:value-type="float" office:value="7.09791" calcext:value-type="float">
            <text:p>7.09791</text:p>
          </table:table-cell>
          <table:table-cell table:formula="of:=[.C174]+[.A175]" office:value-type="float" office:value="28.193842855" calcext:value-type="float">
            <text:p>28.193842855</text:p>
          </table:table-cell>
        </table:table-row>
        <table:table-row table:style-name="ro1">
          <table:table-cell office:value-type="float" office:value="0.13084611" calcext:value-type="float">
            <text:p>0.13084611</text:p>
          </table:table-cell>
          <table:table-cell office:value-type="float" office:value="7.6425657" calcext:value-type="float">
            <text:p>7.6425657</text:p>
          </table:table-cell>
          <table:table-cell table:formula="of:=[.C175]+[.A176]" office:value-type="float" office:value="28.324688965" calcext:value-type="float">
            <text:p>28.324688965</text:p>
          </table:table-cell>
        </table:table-row>
        <table:table-row table:style-name="ro1">
          <table:table-cell office:value-type="float" office:value="0.12324712" calcext:value-type="float">
            <text:p>0.12324712</text:p>
          </table:table-cell>
          <table:table-cell office:value-type="float" office:value="8.11378" calcext:value-type="float">
            <text:p>8.11378</text:p>
          </table:table-cell>
          <table:table-cell table:formula="of:=[.C176]+[.A177]" office:value-type="float" office:value="28.447936085" calcext:value-type="float">
            <text:p>28.447936085</text:p>
          </table:table-cell>
        </table:table-row>
        <table:table-row table:style-name="ro1">
          <table:table-cell office:value-type="float" office:value="0.119111925" calcext:value-type="float">
            <text:p>0.119111925</text:p>
          </table:table-cell>
          <table:table-cell office:value-type="float" office:value="8.395465" calcext:value-type="float">
            <text:p>8.395465</text:p>
          </table:table-cell>
          <table:table-cell table:formula="of:=[.C177]+[.A178]" office:value-type="float" office:value="28.56704801" calcext:value-type="float">
            <text:p>28.56704801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178]+[.A179]" office:value-type="float" office:value="28.68405419" calcext:value-type="float">
            <text:p>28.68405419</text:p>
          </table:table-cell>
        </table:table-row>
        <table:table-row table:style-name="ro1">
          <table:table-cell office:value-type="float" office:value="0.116029605" calcext:value-type="float">
            <text:p>0.116029605</text:p>
          </table:table-cell>
          <table:table-cell office:value-type="float" office:value="8.61849" calcext:value-type="float">
            <text:p>8.61849</text:p>
          </table:table-cell>
          <table:table-cell table:formula="of:=[.C179]+[.A180]" office:value-type="float" office:value="28.800083795" calcext:value-type="float">
            <text:p>28.800083795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180]+[.A181]" office:value-type="float" office:value="28.915991325" calcext:value-type="float">
            <text:p>28.915991325</text:p>
          </table:table-cell>
        </table:table-row>
        <table:table-row table:style-name="ro1">
          <table:table-cell office:value-type="float" office:value="0.11619745" calcext:value-type="float">
            <text:p>0.11619745</text:p>
          </table:table-cell>
          <table:table-cell office:value-type="float" office:value="8.606041" calcext:value-type="float">
            <text:p>8.606041</text:p>
          </table:table-cell>
          <table:table-cell table:formula="of:=[.C181]+[.A182]" office:value-type="float" office:value="29.032188775" calcext:value-type="float">
            <text:p>29.032188775</text:p>
          </table:table-cell>
        </table:table-row>
        <table:table-row table:style-name="ro1">
          <table:table-cell office:value-type="float" office:value="0.116868846" calcext:value-type="float">
            <text:p>0.116868846</text:p>
          </table:table-cell>
          <table:table-cell office:value-type="float" office:value="8.556601" calcext:value-type="float">
            <text:p>8.556601</text:p>
          </table:table-cell>
          <table:table-cell table:formula="of:=[.C182]+[.A183]" office:value-type="float" office:value="29.149057621" calcext:value-type="float">
            <text:p>29.149057621</text:p>
          </table:table-cell>
        </table:table-row>
        <table:table-row table:style-name="ro1">
          <table:table-cell office:value-type="float" office:value="0.11793698" calcext:value-type="float">
            <text:p>0.11793698</text:p>
          </table:table-cell>
          <table:table-cell office:value-type="float" office:value="8.479104" calcext:value-type="float">
            <text:p>8.479104</text:p>
          </table:table-cell>
          <table:table-cell table:formula="of:=[.C183]+[.A184]" office:value-type="float" office:value="29.266994601" calcext:value-type="float">
            <text:p>29.266994601</text:p>
          </table:table-cell>
        </table:table-row>
        <table:table-row table:style-name="ro1">
          <table:table-cell office:value-type="float" office:value="0.11909667" calcext:value-type="float">
            <text:p>0.11909667</text:p>
          </table:table-cell>
          <table:table-cell office:value-type="float" office:value="8.396541" calcext:value-type="float">
            <text:p>8.396541</text:p>
          </table:table-cell>
          <table:table-cell table:formula="of:=[.C184]+[.A185]" office:value-type="float" office:value="29.386091271" calcext:value-type="float">
            <text:p>29.386091271</text:p>
          </table:table-cell>
        </table:table-row>
        <table:table-row table:style-name="ro1">
          <table:table-cell office:value-type="float" office:value="0.12048524" calcext:value-type="float">
            <text:p>0.12048524</text:p>
          </table:table-cell>
          <table:table-cell office:value-type="float" office:value="8.299772" calcext:value-type="float">
            <text:p>8.299772</text:p>
          </table:table-cell>
          <table:table-cell table:formula="of:=[.C185]+[.A186]" office:value-type="float" office:value="29.506576511" calcext:value-type="float">
            <text:p>29.506576511</text:p>
          </table:table-cell>
        </table:table-row>
        <table:table-row table:style-name="ro1">
          <table:table-cell office:value-type="float" office:value="0.12158389" calcext:value-type="float">
            <text:p>0.12158389</text:p>
          </table:table-cell>
          <table:table-cell office:value-type="float" office:value="8.224774" calcext:value-type="float">
            <text:p>8.224774</text:p>
          </table:table-cell>
          <table:table-cell table:formula="of:=[.C186]+[.A187]" office:value-type="float" office:value="29.628160401" calcext:value-type="float">
            <text:p>29.628160401</text:p>
          </table:table-cell>
        </table:table-row>
        <table:table-row table:style-name="ro1">
          <table:table-cell office:value-type="float" office:value="0.12233158" calcext:value-type="float">
            <text:p>0.12233158</text:p>
          </table:table-cell>
          <table:table-cell office:value-type="float" office:value="8.174504" calcext:value-type="float">
            <text:p>8.174504</text:p>
          </table:table-cell>
          <table:table-cell table:formula="of:=[.C187]+[.A188]" office:value-type="float" office:value="29.750491981" calcext:value-type="float">
            <text:p>29.750491981</text:p>
          </table:table-cell>
        </table:table-row>
        <table:table-row table:style-name="ro1">
          <table:table-cell office:value-type="float" office:value="0.122560464" calcext:value-type="float">
            <text:p>0.122560464</text:p>
          </table:table-cell>
          <table:table-cell office:value-type="float" office:value="8.159238" calcext:value-type="float">
            <text:p>8.159238</text:p>
          </table:table-cell>
          <table:table-cell table:formula="of:=[.C188]+[.A189]" office:value-type="float" office:value="29.873052445" calcext:value-type="float">
            <text:p>29.873052445</text:p>
          </table:table-cell>
        </table:table-row>
        <table:table-row table:style-name="ro1">
          <table:table-cell office:value-type="float" office:value="0.12251469" calcext:value-type="float">
            <text:p>0.12251469</text:p>
          </table:table-cell>
          <table:table-cell office:value-type="float" office:value="8.162287" calcext:value-type="float">
            <text:p>8.162287</text:p>
          </table:table-cell>
          <table:table-cell table:formula="of:=[.C189]+[.A190]" office:value-type="float" office:value="29.995567135" calcext:value-type="float">
            <text:p>29.995567135</text:p>
          </table:table-cell>
        </table:table-row>
        <table:table-row table:style-name="ro1">
          <table:table-cell office:value-type="float" office:value="0.12323186" calcext:value-type="float">
            <text:p>0.12323186</text:p>
          </table:table-cell>
          <table:table-cell office:value-type="float" office:value="8.114785" calcext:value-type="float">
            <text:p>8.114785</text:p>
          </table:table-cell>
          <table:table-cell table:formula="of:=[.C190]+[.A191]" office:value-type="float" office:value="30.118798995" calcext:value-type="float">
            <text:p>30.118798995</text:p>
          </table:table-cell>
        </table:table-row>
        <table:table-row table:style-name="ro1">
          <table:table-cell office:value-type="float" office:value="0.12401007" calcext:value-type="float">
            <text:p>0.12401007</text:p>
          </table:table-cell>
          <table:table-cell office:value-type="float" office:value="8.063862" calcext:value-type="float">
            <text:p>8.063862</text:p>
          </table:table-cell>
          <table:table-cell table:formula="of:=[.C191]+[.A192]" office:value-type="float" office:value="30.242809065" calcext:value-type="float">
            <text:p>30.242809065</text:p>
          </table:table-cell>
        </table:table-row>
        <table:table-row table:style-name="ro1">
          <table:table-cell office:value-type="float" office:value="0.12480354" calcext:value-type="float">
            <text:p>0.12480354</text:p>
          </table:table-cell>
          <table:table-cell office:value-type="float" office:value="8.012593" calcext:value-type="float">
            <text:p>8.012593</text:p>
          </table:table-cell>
          <table:table-cell table:formula="of:=[.C192]+[.A193]" office:value-type="float" office:value="30.367612605" calcext:value-type="float">
            <text:p>30.367612605</text:p>
          </table:table-cell>
        </table:table-row>
        <table:table-row table:style-name="ro1">
          <table:table-cell office:value-type="float" office:value="0.12504768" calcext:value-type="float">
            <text:p>0.12504768</text:p>
          </table:table-cell>
          <table:table-cell office:value-type="float" office:value="7.996949" calcext:value-type="float">
            <text:p>7.996949</text:p>
          </table:table-cell>
          <table:table-cell table:formula="of:=[.C193]+[.A194]" office:value-type="float" office:value="30.492660285" calcext:value-type="float">
            <text:p>30.492660285</text:p>
          </table:table-cell>
        </table:table-row>
        <table:table-row table:style-name="ro1">
          <table:table-cell office:value-type="float" office:value="0.12486458" calcext:value-type="float">
            <text:p>0.12486458</text:p>
          </table:table-cell>
          <table:table-cell office:value-type="float" office:value="8.008677" calcext:value-type="float">
            <text:p>8.008677</text:p>
          </table:table-cell>
          <table:table-cell table:formula="of:=[.C194]+[.A195]" office:value-type="float" office:value="30.617524865" calcext:value-type="float">
            <text:p>30.617524865</text:p>
          </table:table-cell>
        </table:table-row>
        <table:table-row table:style-name="ro1">
          <table:table-cell office:value-type="float" office:value="0.12512398" calcext:value-type="float">
            <text:p>0.12512398</text:p>
          </table:table-cell>
          <table:table-cell office:value-type="float" office:value="7.992073" calcext:value-type="float">
            <text:p>7.992073</text:p>
          </table:table-cell>
          <table:table-cell table:formula="of:=[.C195]+[.A196]" office:value-type="float" office:value="30.742648845" calcext:value-type="float">
            <text:p>30.742648845</text:p>
          </table:table-cell>
        </table:table-row>
        <table:table-row table:style-name="ro1">
          <table:table-cell office:value-type="float" office:value="0.12669566" calcext:value-type="float">
            <text:p>0.12669566</text:p>
          </table:table-cell>
          <table:table-cell office:value-type="float" office:value="7.89293" calcext:value-type="float">
            <text:p>7.89293</text:p>
          </table:table-cell>
          <table:table-cell table:formula="of:=[.C196]+[.A197]" office:value-type="float" office:value="30.869344505" calcext:value-type="float">
            <text:p>30.869344505</text:p>
          </table:table-cell>
        </table:table-row>
        <table:table-row table:style-name="ro1">
          <table:table-cell office:value-type="float" office:value="0.12915236" calcext:value-type="float">
            <text:p>0.12915236</text:p>
          </table:table-cell>
          <table:table-cell office:value-type="float" office:value="7.742793" calcext:value-type="float">
            <text:p>7.742793</text:p>
          </table:table-cell>
          <table:table-cell table:formula="of:=[.C197]+[.A198]" office:value-type="float" office:value="30.998496865" calcext:value-type="float">
            <text:p>30.998496865</text:p>
          </table:table-cell>
        </table:table-row>
        <table:table-row table:style-name="ro1">
          <table:table-cell office:value-type="float" office:value="0.13257039" calcext:value-type="float">
            <text:p>0.13257039</text:p>
          </table:table-cell>
          <table:table-cell office:value-type="float" office:value="7.543163" calcext:value-type="float">
            <text:p>7.543163</text:p>
          </table:table-cell>
          <table:table-cell table:formula="of:=[.C198]+[.A199]" office:value-type="float" office:value="31.131067255" calcext:value-type="float">
            <text:p>31.131067255</text:p>
          </table:table-cell>
        </table:table-row>
        <table:table-row table:style-name="ro1">
          <table:table-cell office:value-type="float" office:value="0.13731594" calcext:value-type="float">
            <text:p>0.13731594</text:p>
          </table:table-cell>
          <table:table-cell office:value-type="float" office:value="7.2824755" calcext:value-type="float">
            <text:p>7.2824755</text:p>
          </table:table-cell>
          <table:table-cell table:formula="of:=[.C199]+[.A200]" office:value-type="float" office:value="31.268383195" calcext:value-type="float">
            <text:p>31.268383195</text:p>
          </table:table-cell>
        </table:table-row>
        <table:table-row table:style-name="ro1">
          <table:table-cell office:value-type="float" office:value="0.1447776" calcext:value-type="float">
            <text:p>0.1447776</text:p>
          </table:table-cell>
          <table:table-cell office:value-type="float" office:value="6.907146" calcext:value-type="float">
            <text:p>6.907146</text:p>
          </table:table-cell>
          <table:table-cell table:formula="of:=[.C200]+[.A201]" office:value-type="float" office:value="31.413160795" calcext:value-type="float">
            <text:p>31.413160795</text:p>
          </table:table-cell>
        </table:table-row>
        <table:table-row table:style-name="ro1">
          <table:table-cell office:value-type="float" office:value="0.1588922" calcext:value-type="float">
            <text:p>0.1588922</text:p>
          </table:table-cell>
          <table:table-cell office:value-type="float" office:value="6.2935753" calcext:value-type="float">
            <text:p>6.2935753</text:p>
          </table:table-cell>
          <table:table-cell table:formula="of:=[.C201]+[.A202]" office:value-type="float" office:value="31.572052995" calcext:value-type="float">
            <text:p>31.572052995</text:p>
          </table:table-cell>
        </table:table-row>
        <table:table-row table:style-name="ro1">
          <table:table-cell office:value-type="float" office:value="0.18062104" calcext:value-type="float">
            <text:p>0.18062104</text:p>
          </table:table-cell>
          <table:table-cell office:value-type="float" office:value="5.5364532" calcext:value-type="float">
            <text:p>5.5364532</text:p>
          </table:table-cell>
          <table:table-cell table:formula="of:=[.C202]+[.A203]" office:value-type="float" office:value="31.752674035" calcext:value-type="float">
            <text:p>31.752674035</text:p>
          </table:table-cell>
        </table:table-row>
        <table:table-row table:style-name="ro1">
          <table:table-cell office:value-type="float" office:value="0.20842297" calcext:value-type="float">
            <text:p>0.20842297</text:p>
          </table:table-cell>
          <table:table-cell office:value-type="float" office:value="4.7979355" calcext:value-type="float">
            <text:p>4.7979355</text:p>
          </table:table-cell>
          <table:table-cell table:formula="of:=[.C203]+[.A204]" office:value-type="float" office:value="31.961097005" calcext:value-type="float">
            <text:p>31.961097005</text:p>
          </table:table-cell>
        </table:table-row>
        <table:table-row table:style-name="ro1">
          <table:table-cell office:value-type="float" office:value="0.23810178" calcext:value-type="float">
            <text:p>0.23810178</text:p>
          </table:table-cell>
          <table:table-cell office:value-type="float" office:value="4.1998844" calcext:value-type="float">
            <text:p>4.1998844</text:p>
          </table:table-cell>
          <table:table-cell table:formula="of:=[.C204]+[.A205]" office:value-type="float" office:value="32.199198785" calcext:value-type="float">
            <text:p>32.199198785</text:p>
          </table:table-cell>
        </table:table-row>
        <table:table-row table:style-name="ro1">
          <table:table-cell office:value-type="float" office:value="0.27220568" calcext:value-type="float">
            <text:p>0.27220568</text:p>
          </table:table-cell>
          <table:table-cell office:value-type="float" office:value="3.6736927" calcext:value-type="float">
            <text:p>3.6736927</text:p>
          </table:table-cell>
          <table:table-cell table:formula="of:=[.C205]+[.A206]" office:value-type="float" office:value="32.471404465" calcext:value-type="float">
            <text:p>32.471404465</text:p>
          </table:table-cell>
        </table:table-row>
        <table:table-row table:style-name="ro1">
          <table:table-cell office:value-type="float" office:value="0.293019" calcext:value-type="float">
            <text:p>0.293019</text:p>
          </table:table-cell>
          <table:table-cell office:value-type="float" office:value="3.412748" calcext:value-type="float">
            <text:p>3.412748</text:p>
          </table:table-cell>
          <table:table-cell table:formula="of:=[.C206]+[.A207]" office:value-type="float" office:value="32.764423465" calcext:value-type="float">
            <text:p>32.764423465</text:p>
          </table:table-cell>
        </table:table-row>
        <table:table-row table:style-name="ro1">
          <table:table-cell office:value-type="float" office:value="0.30869" calcext:value-type="float">
            <text:p>0.30869</text:p>
          </table:table-cell>
          <table:table-cell office:value-type="float" office:value="3.2394958" calcext:value-type="float">
            <text:p>3.2394958</text:p>
          </table:table-cell>
          <table:table-cell table:formula="of:=[.C207]+[.A208]" office:value-type="float" office:value="33.073113465" calcext:value-type="float">
            <text:p>33.073113465</text:p>
          </table:table-cell>
        </table:table-row>
        <table:table-row table:style-name="ro1">
          <table:table-cell office:value-type="float" office:value="0.33788052" calcext:value-type="float">
            <text:p>0.33788052</text:p>
          </table:table-cell>
          <table:table-cell office:value-type="float" office:value="2.959626" calcext:value-type="float">
            <text:p>2.959626</text:p>
          </table:table-cell>
          <table:table-cell table:formula="of:=[.C208]+[.A209]" office:value-type="float" office:value="33.410993985" calcext:value-type="float">
            <text:p>33.410993985</text:p>
          </table:table-cell>
        </table:table-row>
        <table:table-row table:style-name="ro1">
          <table:table-cell office:value-type="float" office:value="0.26752117" calcext:value-type="float">
            <text:p>0.26752117</text:p>
          </table:table-cell>
          <table:table-cell office:value-type="float" office:value="3.7380219" calcext:value-type="float">
            <text:p>3.7380219</text:p>
          </table:table-cell>
          <table:table-cell table:formula="of:=[.C209]+[.A210]" office:value-type="float" office:value="33.678515155" calcext:value-type="float">
            <text:p>33.678515155</text:p>
          </table:table-cell>
        </table:table-row>
        <table:table-row table:style-name="ro1">
          <table:table-cell office:value-type="float" office:value="0.22224766" calcext:value-type="float">
            <text:p>0.22224766</text:p>
          </table:table-cell>
          <table:table-cell office:value-type="float" office:value="4.499485" calcext:value-type="float">
            <text:p>4.499485</text:p>
          </table:table-cell>
          <table:table-cell table:formula="of:=[.C210]+[.A211]" office:value-type="float" office:value="33.900762815" calcext:value-type="float">
            <text:p>33.900762815</text:p>
          </table:table-cell>
        </table:table-row>
        <table:table-row table:style-name="ro1">
          <table:table-cell office:value-type="float" office:value="0.2005188" calcext:value-type="float">
            <text:p>0.2005188</text:p>
          </table:table-cell>
          <table:table-cell office:value-type="float" office:value="4.9870634" calcext:value-type="float">
            <text:p>4.9870634</text:p>
          </table:table-cell>
          <table:table-cell table:formula="of:=[.C211]+[.A212]" office:value-type="float" office:value="34.101281615" calcext:value-type="float">
            <text:p>34.101281615</text:p>
          </table:table-cell>
        </table:table-row>
        <table:table-row table:style-name="ro1">
          <table:table-cell office:value-type="float" office:value="0.18599221" calcext:value-type="float">
            <text:p>0.18599221</text:p>
          </table:table-cell>
          <table:table-cell office:value-type="float" office:value="5.3765697" calcext:value-type="float">
            <text:p>5.3765697</text:p>
          </table:table-cell>
          <table:table-cell table:formula="of:=[.C212]+[.A213]" office:value-type="float" office:value="34.287273825" calcext:value-type="float">
            <text:p>34.287273825</text:p>
          </table:table-cell>
        </table:table-row>
        <table:table-row table:style-name="ro1">
          <table:table-cell office:value-type="float" office:value="0.1711757" calcext:value-type="float">
            <text:p>0.1711757</text:p>
          </table:table-cell>
          <table:table-cell office:value-type="float" office:value="5.841951" calcext:value-type="float">
            <text:p>5.841951</text:p>
          </table:table-cell>
          <table:table-cell table:formula="of:=[.C213]+[.A214]" office:value-type="float" office:value="34.458449525" calcext:value-type="float">
            <text:p>34.458449525</text:p>
          </table:table-cell>
        </table:table-row>
        <table:table-row table:style-name="ro1">
          <table:table-cell office:value-type="float" office:value="0.15893798" calcext:value-type="float">
            <text:p>0.15893798</text:p>
          </table:table-cell>
          <table:table-cell office:value-type="float" office:value="6.291763" calcext:value-type="float">
            <text:p>6.291763</text:p>
          </table:table-cell>
          <table:table-cell table:formula="of:=[.C214]+[.A215]" office:value-type="float" office:value="34.617387505" calcext:value-type="float">
            <text:p>34.617387505</text:p>
          </table:table-cell>
        </table:table-row>
        <table:table-row table:style-name="ro1">
          <table:table-cell office:value-type="float" office:value="0.14804304" calcext:value-type="float">
            <text:p>0.14804304</text:p>
          </table:table-cell>
          <table:table-cell office:value-type="float" office:value="6.7547927" calcext:value-type="float">
            <text:p>6.7547927</text:p>
          </table:table-cell>
          <table:table-cell table:formula="of:=[.C215]+[.A216]" office:value-type="float" office:value="34.765430545" calcext:value-type="float">
            <text:p>34.765430545</text:p>
          </table:table-cell>
        </table:table-row>
        <table:table-row table:style-name="ro1">
          <table:table-cell office:value-type="float" office:value="0.13817044" calcext:value-type="float">
            <text:p>0.13817044</text:p>
          </table:table-cell>
          <table:table-cell office:value-type="float" office:value="7.237438" calcext:value-type="float">
            <text:p>7.237438</text:p>
          </table:table-cell>
          <table:table-cell table:formula="of:=[.C216]+[.A217]" office:value-type="float" office:value="34.903600985" calcext:value-type="float">
            <text:p>34.903600985</text:p>
          </table:table-cell>
        </table:table-row>
        <table:table-row table:style-name="ro1">
          <table:table-cell office:value-type="float" office:value="0.13034256" calcext:value-type="float">
            <text:p>0.13034256</text:p>
          </table:table-cell>
          <table:table-cell office:value-type="float" office:value="7.672091" calcext:value-type="float">
            <text:p>7.672091</text:p>
          </table:table-cell>
          <table:table-cell table:formula="of:=[.C217]+[.A218]" office:value-type="float" office:value="35.033943545" calcext:value-type="float">
            <text:p>35.033943545</text:p>
          </table:table-cell>
        </table:table-row>
        <table:table-row table:style-name="ro1">
          <table:table-cell office:value-type="float" office:value="0.12391852" calcext:value-type="float">
            <text:p>0.12391852</text:p>
          </table:table-cell>
          <table:table-cell office:value-type="float" office:value="8.069819" calcext:value-type="float">
            <text:p>8.069819</text:p>
          </table:table-cell>
          <table:table-cell table:formula="of:=[.C218]+[.A219]" office:value-type="float" office:value="35.157862065" calcext:value-type="float">
            <text:p>35.157862065</text:p>
          </table:table-cell>
        </table:table-row>
        <table:table-row table:style-name="ro1">
          <table:table-cell office:value-type="float" office:value="0.11874571" calcext:value-type="float">
            <text:p>0.11874571</text:p>
          </table:table-cell>
          <table:table-cell office:value-type="float" office:value="8.421357" calcext:value-type="float">
            <text:p>8.421357</text:p>
          </table:table-cell>
          <table:table-cell table:formula="of:=[.C219]+[.A220]" office:value-type="float" office:value="35.276607775" calcext:value-type="float">
            <text:p>35.276607775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220]+[.A221]" office:value-type="float" office:value="35.390958885" calcext:value-type="float">
            <text:p>35.390958885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221]+[.A222]" office:value-type="float" office:value="35.501647835" calcext:value-type="float">
            <text:p>35.501647835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222]+[.A223]" office:value-type="float" office:value="35.610139479" calcext:value-type="float">
            <text:p>35.610139479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223]+[.A224]" office:value-type="float" office:value="35.717639289" calcext:value-type="float">
            <text:p>35.717639289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224]+[.A225]" office:value-type="float" office:value="35.824879699" calcext:value-type="float">
            <text:p>35.824879699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225]+[.A226]" office:value-type="float" office:value="35.932257439" calcext:value-type="float">
            <text:p>35.932257439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226]+[.A227]" office:value-type="float" office:value="36.040337089" calcext:value-type="float">
            <text:p>36.040337089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227]+[.A228]" office:value-type="float" office:value="36.150476709" calcext:value-type="float">
            <text:p>36.150476709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228]+[.A229]" office:value-type="float" office:value="36.264492124" calcext:value-type="float">
            <text:p>36.264492124</text:p>
          </table:table-cell>
        </table:table-row>
        <table:table-row table:style-name="ro1">
          <table:table-cell office:value-type="float" office:value="0.12048524" calcext:value-type="float">
            <text:p>0.12048524</text:p>
          </table:table-cell>
          <table:table-cell office:value-type="float" office:value="8.299772" calcext:value-type="float">
            <text:p>8.299772</text:p>
          </table:table-cell>
          <table:table-cell table:formula="of:=[.C229]+[.A230]" office:value-type="float" office:value="36.384977364" calcext:value-type="float">
            <text:p>36.384977364</text:p>
          </table:table-cell>
        </table:table-row>
        <table:table-row table:style-name="ro1">
          <table:table-cell office:value-type="float" office:value="0.1298848" calcext:value-type="float">
            <text:p>0.1298848</text:p>
          </table:table-cell>
          <table:table-cell office:value-type="float" office:value="7.6991305" calcext:value-type="float">
            <text:p>7.6991305</text:p>
          </table:table-cell>
          <table:table-cell table:formula="of:=[.C230]+[.A231]" office:value-type="float" office:value="36.514862164" calcext:value-type="float">
            <text:p>36.514862164</text:p>
          </table:table-cell>
        </table:table-row>
        <table:table-row table:style-name="ro1">
          <table:table-cell office:value-type="float" office:value="0.14200045" calcext:value-type="float">
            <text:p>0.14200045</text:p>
          </table:table-cell>
          <table:table-cell office:value-type="float" office:value="7.042231" calcext:value-type="float">
            <text:p>7.042231</text:p>
          </table:table-cell>
          <table:table-cell table:formula="of:=[.C231]+[.A232]" office:value-type="float" office:value="36.656862614" calcext:value-type="float">
            <text:p>36.656862614</text:p>
          </table:table-cell>
        </table:table-row>
        <table:table-row table:style-name="ro1">
          <table:table-cell office:value-type="float" office:value="0.15562676" calcext:value-type="float">
            <text:p>0.15562676</text:p>
          </table:table-cell>
          <table:table-cell office:value-type="float" office:value="6.4256306" calcext:value-type="float">
            <text:p>6.4256306</text:p>
          </table:table-cell>
          <table:table-cell table:formula="of:=[.C232]+[.A233]" office:value-type="float" office:value="36.812489374" calcext:value-type="float">
            <text:p>36.812489374</text:p>
          </table:table-cell>
        </table:table-row>
        <table:table-row table:style-name="ro1">
          <table:table-cell office:value-type="float" office:value="0.17212176" calcext:value-type="float">
            <text:p>0.17212176</text:p>
          </table:table-cell>
          <table:table-cell office:value-type="float" office:value="5.8098407" calcext:value-type="float">
            <text:p>5.8098407</text:p>
          </table:table-cell>
          <table:table-cell table:formula="of:=[.C233]+[.A234]" office:value-type="float" office:value="36.984611134" calcext:value-type="float">
            <text:p>36.984611134</text:p>
          </table:table-cell>
        </table:table-row>
        <table:table-row table:style-name="ro1">
          <table:table-cell office:value-type="float" office:value="0.19130236" calcext:value-type="float">
            <text:p>0.19130236</text:p>
          </table:table-cell>
          <table:table-cell office:value-type="float" office:value="5.227327" calcext:value-type="float">
            <text:p>5.227327</text:p>
          </table:table-cell>
          <table:table-cell table:formula="of:=[.C234]+[.A235]" office:value-type="float" office:value="37.175913494" calcext:value-type="float">
            <text:p>37.175913494</text:p>
          </table:table-cell>
        </table:table-row>
        <table:table-row table:style-name="ro1">
          <table:table-cell office:value-type="float" office:value="0.20790417" calcext:value-type="float">
            <text:p>0.20790417</text:p>
          </table:table-cell>
          <table:table-cell office:value-type="float" office:value="4.809908" calcext:value-type="float">
            <text:p>4.809908</text:p>
          </table:table-cell>
          <table:table-cell table:formula="of:=[.C235]+[.A236]" office:value-type="float" office:value="37.383817664" calcext:value-type="float">
            <text:p>37.383817664</text:p>
          </table:table-cell>
        </table:table-row>
        <table:table-row table:style-name="ro1">
          <table:table-cell office:value-type="float" office:value="0.22754253" calcext:value-type="float">
            <text:p>0.22754253</text:p>
          </table:table-cell>
          <table:table-cell office:value-type="float" office:value="4.3947825" calcext:value-type="float">
            <text:p>4.3947825</text:p>
          </table:table-cell>
          <table:table-cell table:formula="of:=[.C236]+[.A237]" office:value-type="float" office:value="37.611360194" calcext:value-type="float">
            <text:p>37.611360194</text:p>
          </table:table-cell>
        </table:table-row>
        <table:table-row table:style-name="ro1">
          <table:table-cell office:value-type="float" office:value="0.2551156" calcext:value-type="float">
            <text:p>0.2551156</text:p>
          </table:table-cell>
          <table:table-cell office:value-type="float" office:value="3.919792" calcext:value-type="float">
            <text:p>3.919792</text:p>
          </table:table-cell>
          <table:table-cell table:formula="of:=[.C237]+[.A238]" office:value-type="float" office:value="37.866475794" calcext:value-type="float">
            <text:p>37.866475794</text:p>
          </table:table-cell>
        </table:table-row>
        <table:table-row table:style-name="ro1">
          <table:table-cell office:value-type="float" office:value="0.29843596" calcext:value-type="float">
            <text:p>0.29843596</text:p>
          </table:table-cell>
          <table:table-cell office:value-type="float" office:value="3.3508027" calcext:value-type="float">
            <text:p>3.3508027</text:p>
          </table:table-cell>
          <table:table-cell table:formula="of:=[.C238]+[.A239]" office:value-type="float" office:value="38.164911754" calcext:value-type="float">
            <text:p>38.164911754</text:p>
          </table:table-cell>
        </table:table-row>
        <table:table-row table:style-name="ro1">
          <table:table-cell office:value-type="float" office:value="0.6971694" calcext:value-type="float">
            <text:p>0.6971694</text:p>
          </table:table-cell>
          <table:table-cell office:value-type="float" office:value="1.4343715" calcext:value-type="float">
            <text:p>1.4343715</text:p>
          </table:table-cell>
          <table:table-cell table:formula="of:=[.C239]+[.A240]" office:value-type="float" office:value="38.862081154" calcext:value-type="float">
            <text:p>38.862081154</text:p>
          </table:table-cell>
        </table:table-row>
        <table:table-row table:style-name="ro1">
          <table:table-cell office:value-type="float" office:value="0.63807124" calcext:value-type="float">
            <text:p>0.63807124</text:p>
          </table:table-cell>
          <table:table-cell office:value-type="float" office:value="1.5672232" calcext:value-type="float">
            <text:p>1.5672232</text:p>
          </table:table-cell>
          <table:table-cell table:formula="of:=[.C240]+[.A241]" office:value-type="float" office:value="39.500152394" calcext:value-type="float">
            <text:p>39.500152394</text:p>
          </table:table-cell>
        </table:table-row>
        <table:table-row table:style-name="ro1">
          <table:table-cell office:value-type="float" office:value="0.28075075" calcext:value-type="float">
            <text:p>0.28075075</text:p>
          </table:table-cell>
          <table:table-cell office:value-type="float" office:value="3.5618782" calcext:value-type="float">
            <text:p>3.5618782</text:p>
          </table:table-cell>
          <table:table-cell table:formula="of:=[.C241]+[.A242]" office:value-type="float" office:value="39.780903144" calcext:value-type="float">
            <text:p>39.780903144</text:p>
          </table:table-cell>
        </table:table-row>
        <table:table-row table:style-name="ro1">
          <table:table-cell office:value-type="float" office:value="0.19923705" calcext:value-type="float">
            <text:p>0.19923705</text:p>
          </table:table-cell>
          <table:table-cell office:value-type="float" office:value="5.019147" calcext:value-type="float">
            <text:p>5.019147</text:p>
          </table:table-cell>
          <table:table-cell table:formula="of:=[.C242]+[.A243]" office:value-type="float" office:value="39.980140194" calcext:value-type="float">
            <text:p>39.980140194</text:p>
          </table:table-cell>
        </table:table-row>
        <table:table-row table:style-name="ro1">
          <table:table-cell office:value-type="float" office:value="0.16540779" calcext:value-type="float">
            <text:p>0.16540779</text:p>
          </table:table-cell>
          <table:table-cell office:value-type="float" office:value="6.0456643" calcext:value-type="float">
            <text:p>6.0456643</text:p>
          </table:table-cell>
          <table:table-cell table:formula="of:=[.C243]+[.A244]" office:value-type="float" office:value="40.145547984" calcext:value-type="float">
            <text:p>40.145547984</text:p>
          </table:table-cell>
        </table:table-row>
        <table:table-row table:style-name="ro1">
          <table:table-cell office:value-type="float" office:value="0.14827192" calcext:value-type="float">
            <text:p>0.14827192</text:p>
          </table:table-cell>
          <table:table-cell office:value-type="float" office:value="6.744365" calcext:value-type="float">
            <text:p>6.744365</text:p>
          </table:table-cell>
          <table:table-cell table:formula="of:=[.C244]+[.A245]" office:value-type="float" office:value="40.293819904" calcext:value-type="float">
            <text:p>40.293819904</text:p>
          </table:table-cell>
        </table:table-row>
        <table:table-row table:style-name="ro1">
          <table:table-cell office:value-type="float" office:value="0.13685817" calcext:value-type="float">
            <text:p>0.13685817</text:p>
          </table:table-cell>
          <table:table-cell office:value-type="float" office:value="7.3068347" calcext:value-type="float">
            <text:p>7.3068347</text:p>
          </table:table-cell>
          <table:table-cell table:formula="of:=[.C245]+[.A246]" office:value-type="float" office:value="40.430678074" calcext:value-type="float">
            <text:p>40.430678074</text:p>
          </table:table-cell>
        </table:table-row>
        <table:table-row table:style-name="ro1">
          <table:table-cell office:value-type="float" office:value="0.12753491" calcext:value-type="float">
            <text:p>0.12753491</text:p>
          </table:table-cell>
          <table:table-cell office:value-type="float" office:value="7.8409905" calcext:value-type="float">
            <text:p>7.8409905</text:p>
          </table:table-cell>
          <table:table-cell table:formula="of:=[.C246]+[.A247]" office:value-type="float" office:value="40.558212984" calcext:value-type="float">
            <text:p>40.558212984</text:p>
          </table:table-cell>
        </table:table-row>
        <table:table-row table:style-name="ro1">
          <table:table-cell office:value-type="float" office:value="0.12043946" calcext:value-type="float">
            <text:p>0.12043946</text:p>
          </table:table-cell>
          <table:table-cell office:value-type="float" office:value="8.302927" calcext:value-type="float">
            <text:p>8.302927</text:p>
          </table:table-cell>
          <table:table-cell table:formula="of:=[.C247]+[.A248]" office:value-type="float" office:value="40.678652444" calcext:value-type="float">
            <text:p>40.678652444</text:p>
          </table:table-cell>
        </table:table-row>
        <table:table-row table:style-name="ro1">
          <table:table-cell office:value-type="float" office:value="0.11598383" calcext:value-type="float">
            <text:p>0.11598383</text:p>
          </table:table-cell>
          <table:table-cell office:value-type="float" office:value="8.621892" calcext:value-type="float">
            <text:p>8.621892</text:p>
          </table:table-cell>
          <table:table-cell table:formula="of:=[.C248]+[.A249]" office:value-type="float" office:value="40.794636274" calcext:value-type="float">
            <text:p>40.794636274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249]+[.A250]" office:value-type="float" office:value="40.907568294" calcext:value-type="float">
            <text:p>40.907568294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250]+[.A251]" office:value-type="float" office:value="41.018470864" calcext:value-type="float">
            <text:p>41.018470864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251]+[.A252]" office:value-type="float" office:value="41.127664424" calcext:value-type="float">
            <text:p>41.127664424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252]+[.A253]" office:value-type="float" office:value="41.235728814" calcext:value-type="float">
            <text:p>41.235728814</text:p>
          </table:table-cell>
        </table:table-row>
        <table:table-row table:style-name="ro1">
          <table:table-cell office:value-type="float" office:value="0.10763714" calcext:value-type="float">
            <text:p>0.10763714</text:p>
          </table:table-cell>
          <table:table-cell office:value-type="float" office:value="9.290474" calcext:value-type="float">
            <text:p>9.290474</text:p>
          </table:table-cell>
          <table:table-cell table:formula="of:=[.C253]+[.A254]" office:value-type="float" office:value="41.343365954" calcext:value-type="float">
            <text:p>41.343365954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254]+[.A255]" office:value-type="float" office:value="41.45089628" calcext:value-type="float">
            <text:p>41.45089628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255]+[.A256]" office:value-type="float" office:value="41.558792824" calcext:value-type="float">
            <text:p>41.558792824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256]+[.A257]" office:value-type="float" office:value="41.668169494" calcext:value-type="float">
            <text:p>41.668169494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257]+[.A258]" office:value-type="float" office:value="41.780521674" calcext:value-type="float">
            <text:p>41.780521674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258]+[.A259]" office:value-type="float" office:value="41.897756739" calcext:value-type="float">
            <text:p>41.897756739</text:p>
          </table:table-cell>
        </table:table-row>
        <table:table-row table:style-name="ro1">
          <table:table-cell office:value-type="float" office:value="0.12402533" calcext:value-type="float">
            <text:p>0.12402533</text:p>
          </table:table-cell>
          <table:table-cell office:value-type="float" office:value="8.062869" calcext:value-type="float">
            <text:p>8.062869</text:p>
          </table:table-cell>
          <table:table-cell table:formula="of:=[.C259]+[.A260]" office:value-type="float" office:value="42.021782069" calcext:value-type="float">
            <text:p>42.021782069</text:p>
          </table:table-cell>
        </table:table-row>
        <table:table-row table:style-name="ro1">
          <table:table-cell office:value-type="float" office:value="0.1324178" calcext:value-type="float">
            <text:p>0.1324178</text:p>
          </table:table-cell>
          <table:table-cell office:value-type="float" office:value="7.551855" calcext:value-type="float">
            <text:p>7.551855</text:p>
          </table:table-cell>
          <table:table-cell table:formula="of:=[.C260]+[.A261]" office:value-type="float" office:value="42.154199869" calcext:value-type="float">
            <text:p>42.154199869</text:p>
          </table:table-cell>
        </table:table-row>
        <table:table-row table:style-name="ro1">
          <table:table-cell office:value-type="float" office:value="0.14334325" calcext:value-type="float">
            <text:p>0.14334325</text:p>
          </table:table-cell>
          <table:table-cell office:value-type="float" office:value="6.9762616" calcext:value-type="float">
            <text:p>6.9762616</text:p>
          </table:table-cell>
          <table:table-cell table:formula="of:=[.C261]+[.A262]" office:value-type="float" office:value="42.297543119" calcext:value-type="float">
            <text:p>42.297543119</text:p>
          </table:table-cell>
        </table:table-row>
        <table:table-row table:style-name="ro1">
          <table:table-cell office:value-type="float" office:value="0.15507744" calcext:value-type="float">
            <text:p>0.15507744</text:p>
          </table:table-cell>
          <table:table-cell office:value-type="float" office:value="6.4483914" calcext:value-type="float">
            <text:p>6.4483914</text:p>
          </table:table-cell>
          <table:table-cell table:formula="of:=[.C262]+[.A263]" office:value-type="float" office:value="42.452620559" calcext:value-type="float">
            <text:p>42.452620559</text:p>
          </table:table-cell>
        </table:table-row>
        <table:table-row table:style-name="ro1">
          <table:table-cell office:value-type="float" office:value="0.17035171" calcext:value-type="float">
            <text:p>0.17035171</text:p>
          </table:table-cell>
          <table:table-cell office:value-type="float" office:value="5.8702083" calcext:value-type="float">
            <text:p>5.8702083</text:p>
          </table:table-cell>
          <table:table-cell table:formula="of:=[.C263]+[.A264]" office:value-type="float" office:value="42.622972269" calcext:value-type="float">
            <text:p>42.622972269</text:p>
          </table:table-cell>
        </table:table-row>
        <table:table-row table:style-name="ro1">
          <table:table-cell office:value-type="float" office:value="0.19119555" calcext:value-type="float">
            <text:p>0.19119555</text:p>
          </table:table-cell>
          <table:table-cell office:value-type="float" office:value="5.2302475" calcext:value-type="float">
            <text:p>5.2302475</text:p>
          </table:table-cell>
          <table:table-cell table:formula="of:=[.C264]+[.A265]" office:value-type="float" office:value="42.814167819" calcext:value-type="float">
            <text:p>42.814167819</text:p>
          </table:table-cell>
        </table:table-row>
        <table:table-row table:style-name="ro1">
          <table:table-cell office:value-type="float" office:value="0.2189517" calcext:value-type="float">
            <text:p>0.2189517</text:p>
          </table:table-cell>
          <table:table-cell office:value-type="float" office:value="4.5672174" calcext:value-type="float">
            <text:p>4.5672174</text:p>
          </table:table-cell>
          <table:table-cell table:formula="of:=[.C265]+[.A266]" office:value-type="float" office:value="43.033119519" calcext:value-type="float">
            <text:p>43.033119519</text:p>
          </table:table-cell>
        </table:table-row>
        <table:table-row table:style-name="ro1">
          <table:table-cell office:value-type="float" office:value="0.24579233" calcext:value-type="float">
            <text:p>0.24579233</text:p>
          </table:table-cell>
          <table:table-cell office:value-type="float" office:value="4.0684752" calcext:value-type="float">
            <text:p>4.0684752</text:p>
          </table:table-cell>
          <table:table-cell table:formula="of:=[.C266]+[.A267]" office:value-type="float" office:value="43.278911849" calcext:value-type="float">
            <text:p>43.278911849</text:p>
          </table:table-cell>
        </table:table-row>
        <table:table-row table:style-name="ro1">
          <table:table-cell office:value-type="float" office:value="0.26865035" calcext:value-type="float">
            <text:p>0.26865035</text:p>
          </table:table-cell>
          <table:table-cell office:value-type="float" office:value="3.7223103" calcext:value-type="float">
            <text:p>3.7223103</text:p>
          </table:table-cell>
          <table:table-cell table:formula="of:=[.C267]+[.A268]" office:value-type="float" office:value="43.547562199" calcext:value-type="float">
            <text:p>43.547562199</text:p>
          </table:table-cell>
        </table:table-row>
        <table:table-row table:style-name="ro1">
          <table:table-cell office:value-type="float" office:value="0.28326848" calcext:value-type="float">
            <text:p>0.28326848</text:p>
          </table:table-cell>
          <table:table-cell office:value-type="float" office:value="3.5302196" calcext:value-type="float">
            <text:p>3.5302196</text:p>
          </table:table-cell>
          <table:table-cell table:formula="of:=[.C268]+[.A269]" office:value-type="float" office:value="43.830830679" calcext:value-type="float">
            <text:p>43.830830679</text:p>
          </table:table-cell>
        </table:table-row>
        <table:table-row table:style-name="ro1">
          <table:table-cell office:value-type="float" office:value="0.31905088" calcext:value-type="float">
            <text:p>0.31905088</text:p>
          </table:table-cell>
          <table:table-cell office:value-type="float" office:value="3.1342964" calcext:value-type="float">
            <text:p>3.1342964</text:p>
          </table:table-cell>
          <table:table-cell table:formula="of:=[.C269]+[.A270]" office:value-type="float" office:value="44.149881559" calcext:value-type="float">
            <text:p>44.149881559</text:p>
          </table:table-cell>
        </table:table-row>
        <table:table-row table:style-name="ro1">
          <table:table-cell office:value-type="float" office:value="0.5631952" calcext:value-type="float">
            <text:p>0.5631952</text:p>
          </table:table-cell>
          <table:table-cell office:value-type="float" office:value="1.7755833" calcext:value-type="float">
            <text:p>1.7755833</text:p>
          </table:table-cell>
          <table:table-cell table:formula="of:=[.C270]+[.A271]" office:value-type="float" office:value="44.713076759" calcext:value-type="float">
            <text:p>44.713076759</text:p>
          </table:table-cell>
        </table:table-row>
        <table:table-row table:style-name="ro1">
          <table:table-cell office:value-type="float" office:value="0.4612497" calcext:value-type="float">
            <text:p>0.4612497</text:p>
          </table:table-cell>
          <table:table-cell office:value-type="float" office:value="2.168023" calcext:value-type="float">
            <text:p>2.168023</text:p>
          </table:table-cell>
          <table:table-cell table:formula="of:=[.C271]+[.A272]" office:value-type="float" office:value="45.174326459" calcext:value-type="float">
            <text:p>45.174326459</text:p>
          </table:table-cell>
        </table:table-row>
        <table:table-row table:style-name="ro1">
          <table:table-cell office:value-type="float" office:value="0.26335546" calcext:value-type="float">
            <text:p>0.26335546</text:p>
          </table:table-cell>
          <table:table-cell office:value-type="float" office:value="3.7971494" calcext:value-type="float">
            <text:p>3.7971494</text:p>
          </table:table-cell>
          <table:table-cell table:formula="of:=[.C272]+[.A273]" office:value-type="float" office:value="45.437681919" calcext:value-type="float">
            <text:p>45.437681919</text:p>
          </table:table-cell>
        </table:table-row>
        <table:table-row table:style-name="ro1">
          <table:table-cell office:value-type="float" office:value="0.20740062" calcext:value-type="float">
            <text:p>0.20740062</text:p>
          </table:table-cell>
          <table:table-cell office:value-type="float" office:value="4.821586" calcext:value-type="float">
            <text:p>4.821586</text:p>
          </table:table-cell>
          <table:table-cell table:formula="of:=[.C273]+[.A274]" office:value-type="float" office:value="45.645082539" calcext:value-type="float">
            <text:p>45.645082539</text:p>
          </table:table-cell>
        </table:table-row>
        <table:table-row table:style-name="ro1">
          <table:table-cell office:value-type="float" office:value="0.17792019" calcext:value-type="float">
            <text:p>0.17792019</text:p>
          </table:table-cell>
          <table:table-cell office:value-type="float" office:value="5.6204977" calcext:value-type="float">
            <text:p>5.6204977</text:p>
          </table:table-cell>
          <table:table-cell table:formula="of:=[.C274]+[.A275]" office:value-type="float" office:value="45.823002729" calcext:value-type="float">
            <text:p>45.823002729</text:p>
          </table:table-cell>
        </table:table-row>
        <table:table-row table:style-name="ro1">
          <table:table-cell office:value-type="float" office:value="0.15649652" calcext:value-type="float">
            <text:p>0.15649652</text:p>
          </table:table-cell>
          <table:table-cell office:value-type="float" office:value="6.3899183" calcext:value-type="float">
            <text:p>6.3899183</text:p>
          </table:table-cell>
          <table:table-cell table:formula="of:=[.C275]+[.A276]" office:value-type="float" office:value="45.979499249" calcext:value-type="float">
            <text:p>45.979499249</text:p>
          </table:table-cell>
        </table:table-row>
        <table:table-row table:style-name="ro1">
          <table:table-cell office:value-type="float" office:value="0.14203097" calcext:value-type="float">
            <text:p>0.14203097</text:p>
          </table:table-cell>
          <table:table-cell office:value-type="float" office:value="7.0407176" calcext:value-type="float">
            <text:p>7.0407176</text:p>
          </table:table-cell>
          <table:table-cell table:formula="of:=[.C276]+[.A277]" office:value-type="float" office:value="46.121530219" calcext:value-type="float">
            <text:p>46.121530219</text:p>
          </table:table-cell>
        </table:table-row>
        <table:table-row table:style-name="ro1">
          <table:table-cell office:value-type="float" office:value="0.13240254" calcext:value-type="float">
            <text:p>0.13240254</text:p>
          </table:table-cell>
          <table:table-cell office:value-type="float" office:value="7.5527253" calcext:value-type="float">
            <text:p>7.5527253</text:p>
          </table:table-cell>
          <table:table-cell table:formula="of:=[.C277]+[.A278]" office:value-type="float" office:value="46.253932759" calcext:value-type="float">
            <text:p>46.253932759</text:p>
          </table:table-cell>
        </table:table-row>
        <table:table-row table:style-name="ro1">
          <table:table-cell office:value-type="float" office:value="0.12718394" calcext:value-type="float">
            <text:p>0.12718394</text:p>
          </table:table-cell>
          <table:table-cell office:value-type="float" office:value="7.8626275" calcext:value-type="float">
            <text:p>7.8626275</text:p>
          </table:table-cell>
          <table:table-cell table:formula="of:=[.C278]+[.A279]" office:value-type="float" office:value="46.381116699" calcext:value-type="float">
            <text:p>46.381116699</text:p>
          </table:table-cell>
        </table:table-row>
        <table:table-row table:style-name="ro1">
          <table:table-cell office:value-type="float" office:value="0.12529182" calcext:value-type="float">
            <text:p>0.12529182</text:p>
          </table:table-cell>
          <table:table-cell office:value-type="float" office:value="7.9813666" calcext:value-type="float">
            <text:p>7.9813666</text:p>
          </table:table-cell>
          <table:table-cell table:formula="of:=[.C279]+[.A280]" office:value-type="float" office:value="46.506408519" calcext:value-type="float">
            <text:p>46.506408519</text:p>
          </table:table-cell>
        </table:table-row>
        <table:table-row table:style-name="ro1">
          <table:table-cell office:value-type="float" office:value="0.12497139" calcext:value-type="float">
            <text:p>0.12497139</text:p>
          </table:table-cell>
          <table:table-cell office:value-type="float" office:value="8.001831" calcext:value-type="float">
            <text:p>8.001831</text:p>
          </table:table-cell>
          <table:table-cell table:formula="of:=[.C280]+[.A281]" office:value-type="float" office:value="46.631379909" calcext:value-type="float">
            <text:p>46.631379909</text:p>
          </table:table-cell>
        </table:table-row>
        <table:table-row table:style-name="ro1">
          <table:table-cell office:value-type="float" office:value="0.12565805" calcext:value-type="float">
            <text:p>0.12565805</text:p>
          </table:table-cell>
          <table:table-cell office:value-type="float" office:value="7.958105" calcext:value-type="float">
            <text:p>7.958105</text:p>
          </table:table-cell>
          <table:table-cell table:formula="of:=[.C281]+[.A282]" office:value-type="float" office:value="46.757037959" calcext:value-type="float">
            <text:p>46.757037959</text:p>
          </table:table-cell>
        </table:table-row>
        <table:table-row table:style-name="ro1">
          <table:table-cell office:value-type="float" office:value="0.12695506" calcext:value-type="float">
            <text:p>0.12695506</text:p>
          </table:table-cell>
          <table:table-cell office:value-type="float" office:value="7.876803" calcext:value-type="float">
            <text:p>7.876803</text:p>
          </table:table-cell>
          <table:table-cell table:formula="of:=[.C282]+[.A283]" office:value-type="float" office:value="46.883993019" calcext:value-type="float">
            <text:p>46.883993019</text:p>
          </table:table-cell>
        </table:table-row>
        <table:table-row table:style-name="ro1">
          <table:table-cell office:value-type="float" office:value="0.12802319" calcext:value-type="float">
            <text:p>0.12802319</text:p>
          </table:table-cell>
          <table:table-cell office:value-type="float" office:value="7.811085" calcext:value-type="float">
            <text:p>7.811085</text:p>
          </table:table-cell>
          <table:table-cell table:formula="of:=[.C283]+[.A284]" office:value-type="float" office:value="47.012016209" calcext:value-type="float">
            <text:p>47.012016209</text:p>
          </table:table-cell>
        </table:table-row>
        <table:table-row table:style-name="ro1">
          <table:table-cell office:value-type="float" office:value="0.12851149" calcext:value-type="float">
            <text:p>0.12851149</text:p>
          </table:table-cell>
          <table:table-cell office:value-type="float" office:value="7.7814054" calcext:value-type="float">
            <text:p>7.7814054</text:p>
          </table:table-cell>
          <table:table-cell table:formula="of:=[.C284]+[.A285]" office:value-type="float" office:value="47.140527699" calcext:value-type="float">
            <text:p>47.140527699</text:p>
          </table:table-cell>
        </table:table-row>
        <table:table-row table:style-name="ro1">
          <table:table-cell office:value-type="float" office:value="0.12826733" calcext:value-type="float">
            <text:p>0.12826733</text:p>
          </table:table-cell>
          <table:table-cell office:value-type="float" office:value="7.7962174" calcext:value-type="float">
            <text:p>7.7962174</text:p>
          </table:table-cell>
          <table:table-cell table:formula="of:=[.C285]+[.A286]" office:value-type="float" office:value="47.268795029" calcext:value-type="float">
            <text:p>47.268795029</text:p>
          </table:table-cell>
        </table:table-row>
        <table:table-row table:style-name="ro1">
          <table:table-cell office:value-type="float" office:value="0.1266804" calcext:value-type="float">
            <text:p>0.1266804</text:p>
          </table:table-cell>
          <table:table-cell office:value-type="float" office:value="7.893881" calcext:value-type="float">
            <text:p>7.893881</text:p>
          </table:table-cell>
          <table:table-cell table:formula="of:=[.C286]+[.A287]" office:value-type="float" office:value="47.395475429" calcext:value-type="float">
            <text:p>47.395475429</text:p>
          </table:table-cell>
        </table:table-row>
        <table:table-row table:style-name="ro1">
          <table:table-cell office:value-type="float" office:value="0.12309453" calcext:value-type="float">
            <text:p>0.12309453</text:p>
          </table:table-cell>
          <table:table-cell office:value-type="float" office:value="8.123837" calcext:value-type="float">
            <text:p>8.123837</text:p>
          </table:table-cell>
          <table:table-cell table:formula="of:=[.C287]+[.A288]" office:value-type="float" office:value="47.518569959" calcext:value-type="float">
            <text:p>47.518569959</text:p>
          </table:table-cell>
        </table:table-row>
        <table:table-row table:style-name="ro1">
          <table:table-cell office:value-type="float" office:value="0.11869993" calcext:value-type="float">
            <text:p>0.11869993</text:p>
          </table:table-cell>
          <table:table-cell office:value-type="float" office:value="8.424605" calcext:value-type="float">
            <text:p>8.424605</text:p>
          </table:table-cell>
          <table:table-cell table:formula="of:=[.C288]+[.A289]" office:value-type="float" office:value="47.637269889" calcext:value-type="float">
            <text:p>47.637269889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289]+[.A290]" office:value-type="float" office:value="47.751361599" calcext:value-type="float">
            <text:p>47.751361599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90]+[.A291]" office:value-type="float" office:value="47.862401499" calcext:value-type="float">
            <text:p>47.862401499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291]+[.A292]" office:value-type="float" office:value="47.971518759" calcext:value-type="float">
            <text:p>47.971518759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292]+[.A293]" office:value-type="float" office:value="48.079644185" calcext:value-type="float">
            <text:p>48.079644185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293]+[.A294]" office:value-type="float" office:value="48.187754355" calcext:value-type="float">
            <text:p>48.187754355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294]+[.A295]" office:value-type="float" office:value="48.296352811" calcext:value-type="float">
            <text:p>48.296352811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295]+[.A296]" office:value-type="float" office:value="48.405897327" calcext:value-type="float">
            <text:p>48.405897327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296]+[.A297]" office:value-type="float" office:value="48.516555757" calcext:value-type="float">
            <text:p>48.516555757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297]+[.A298]" office:value-type="float" office:value="48.628450167" calcext:value-type="float">
            <text:p>48.628450167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298]+[.A299]" office:value-type="float" office:value="48.741427962" calcext:value-type="float">
            <text:p>48.741427962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299]+[.A300]" office:value-type="float" office:value="48.855153452" calcext:value-type="float">
            <text:p>48.855153452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300]+[.A301]" office:value-type="float" office:value="48.969168867" calcext:value-type="float">
            <text:p>48.969168867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301]+[.A302]" office:value-type="float" office:value="49.082711252" calcext:value-type="float">
            <text:p>49.082711252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302]+[.A303]" office:value-type="float" office:value="49.195124462" calcext:value-type="float">
            <text:p>49.195124462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303]+[.A304]" office:value-type="float" office:value="49.305721856" calcext:value-type="float">
            <text:p>49.305721856</text:p>
          </table:table-cell>
        </table:table-row>
        <table:table-row table:style-name="ro1">
          <table:table-cell office:value-type="float" office:value="0.1083238" calcext:value-type="float">
            <text:p>0.1083238</text:p>
          </table:table-cell>
          <table:table-cell office:value-type="float" office:value="9.231583" calcext:value-type="float">
            <text:p>9.231583</text:p>
          </table:table-cell>
          <table:table-cell table:formula="of:=[.C304]+[.A305]" office:value-type="float" office:value="49.414045656" calcext:value-type="float">
            <text:p>49.414045656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305]+[.A306]" office:value-type="float" office:value="49.520065336" calcext:value-type="float">
            <text:p>49.520065336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306]+[.A307]" office:value-type="float" office:value="49.624177641" calcext:value-type="float">
            <text:p>49.624177641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307]+[.A308]" office:value-type="float" office:value="49.726657231" calcext:value-type="float">
            <text:p>49.72665723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308]+[.A309]" office:value-type="float" office:value="49.827717731" calcext:value-type="float">
            <text:p>49.827717731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309]+[.A310]" office:value-type="float" office:value="49.927801656" calcext:value-type="float">
            <text:p>49.927801656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310]+[.A311]" office:value-type="float" office:value="50.027275222" calcext:value-type="float">
            <text:p>50.027275222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311]+[.A312]" office:value-type="float" office:value="50.126214722" calcext:value-type="float">
            <text:p>50.126214722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312]+[.A313]" office:value-type="float" office:value="50.224803262" calcext:value-type="float">
            <text:p>50.224803262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313]+[.A314]" office:value-type="float" office:value="50.323132396" calcext:value-type="float">
            <text:p>50.323132396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314]+[.A315]" office:value-type="float" office:value="50.421186872" calcext:value-type="float">
            <text:p>50.421186872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315]+[.A316]" office:value-type="float" office:value="50.518997202" calcext:value-type="float">
            <text:p>50.518997202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316]+[.A317]" office:value-type="float" office:value="50.616731236" calcext:value-type="float">
            <text:p>50.616731236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317]+[.A318]" office:value-type="float" office:value="50.714511046" calcext:value-type="float">
            <text:p>50.714511046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318]+[.A319]" office:value-type="float" office:value="50.812382406" calcext:value-type="float">
            <text:p>50.812382406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319]+[.A320]" office:value-type="float" office:value="50.910497916" calcext:value-type="float">
            <text:p>50.910497916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320]+[.A321]" office:value-type="float" office:value="51.00891861" calcext:value-type="float">
            <text:p>51.00891861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321]+[.A322]" office:value-type="float" office:value="51.107797076" calcext:value-type="float">
            <text:p>51.107797076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322]+[.A323]" office:value-type="float" office:value="51.207377456" calcext:value-type="float">
            <text:p>51.207377456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323]+[.A324]" office:value-type="float" office:value="51.307690266" calcext:value-type="float">
            <text:p>51.307690266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324]+[.A325]" office:value-type="float" office:value="51.408735506" calcext:value-type="float">
            <text:p>51.408735506</text:p>
          </table:table-cell>
        </table:table-row>
        <table:table-row table:style-name="ro1">
          <table:table-cell office:value-type="float" office:value="0.10194553" calcext:value-type="float">
            <text:p>0.10194553</text:p>
          </table:table-cell>
          <table:table-cell office:value-type="float" office:value="9.80916" calcext:value-type="float">
            <text:p>9.80916</text:p>
          </table:table-cell>
          <table:table-cell table:formula="of:=[.C325]+[.A326]" office:value-type="float" office:value="51.510681036" calcext:value-type="float">
            <text:p>51.510681036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326]+[.A327]" office:value-type="float" office:value="51.613450546" calcext:value-type="float">
            <text:p>51.613450546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27]+[.A328]" office:value-type="float" office:value="51.717227156" calcext:value-type="float">
            <text:p>51.717227156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328]+[.A329]" office:value-type="float" office:value="51.82194982" calcext:value-type="float">
            <text:p>51.8219498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329]+[.A330]" office:value-type="float" office:value="51.927679586" calcext:value-type="float">
            <text:p>51.927679586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330]+[.A331]" office:value-type="float" office:value="52.034416446" calcext:value-type="float">
            <text:p>52.034416446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331]+[.A332]" office:value-type="float" office:value="52.142282476" calcext:value-type="float">
            <text:p>52.142282476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332]+[.A333]" office:value-type="float" office:value="52.251262406" calcext:value-type="float">
            <text:p>52.251262406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333]+[.A334]" office:value-type="float" office:value="52.361402026" calcext:value-type="float">
            <text:p>52.361402026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334]+[.A335]" office:value-type="float" office:value="52.472716591" calcext:value-type="float">
            <text:p>52.472716591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335]+[.A336]" office:value-type="float" office:value="52.585190841" calcext:value-type="float">
            <text:p>52.585190841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336]+[.A337]" office:value-type="float" office:value="52.698840041" calcext:value-type="float">
            <text:p>52.698840041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337]+[.A338]" office:value-type="float" office:value="52.813618401" calcext:value-type="float">
            <text:p>52.813618401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338]+[.A339]" office:value-type="float" office:value="52.929525931" calcext:value-type="float">
            <text:p>52.929525931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339]+[.A340]" office:value-type="float" office:value="53.046532111" calcext:value-type="float">
            <text:p>53.046532111</text:p>
          </table:table-cell>
        </table:table-row>
        <table:table-row table:style-name="ro1">
          <table:table-cell office:value-type="float" office:value="0.11801328" calcext:value-type="float">
            <text:p>0.11801328</text:p>
          </table:table-cell>
          <table:table-cell office:value-type="float" office:value="8.473622" calcext:value-type="float">
            <text:p>8.473622</text:p>
          </table:table-cell>
          <table:table-cell table:formula="of:=[.C340]+[.A341]" office:value-type="float" office:value="53.164545391" calcext:value-type="float">
            <text:p>53.164545391</text:p>
          </table:table-cell>
        </table:table-row>
        <table:table-row table:style-name="ro1">
          <table:table-cell office:value-type="float" office:value="0.118883036" calcext:value-type="float">
            <text:p>0.118883036</text:p>
          </table:table-cell>
          <table:table-cell office:value-type="float" office:value="8.41163" calcext:value-type="float">
            <text:p>8.41163</text:p>
          </table:table-cell>
          <table:table-cell table:formula="of:=[.C341]+[.A342]" office:value-type="float" office:value="53.283428427" calcext:value-type="float">
            <text:p>53.283428427</text:p>
          </table:table-cell>
        </table:table-row>
        <table:table-row table:style-name="ro1">
          <table:table-cell office:value-type="float" office:value="0.11955444" calcext:value-type="float">
            <text:p>0.11955444</text:p>
          </table:table-cell>
          <table:table-cell office:value-type="float" office:value="8.36439" calcext:value-type="float">
            <text:p>8.36439</text:p>
          </table:table-cell>
          <table:table-cell table:formula="of:=[.C342]+[.A343]" office:value-type="float" office:value="53.402982867" calcext:value-type="float">
            <text:p>53.402982867</text:p>
          </table:table-cell>
        </table:table-row>
        <table:table-row table:style-name="ro1">
          <table:table-cell office:value-type="float" office:value="0.12001221" calcext:value-type="float">
            <text:p>0.12001221</text:p>
          </table:table-cell>
          <table:table-cell office:value-type="float" office:value="8.332486" calcext:value-type="float">
            <text:p>8.332486</text:p>
          </table:table-cell>
          <table:table-cell table:formula="of:=[.C343]+[.A344]" office:value-type="float" office:value="53.522995077" calcext:value-type="float">
            <text:p>53.522995077</text:p>
          </table:table-cell>
        </table:table-row>
        <table:table-row table:style-name="ro1">
          <table:table-cell office:value-type="float" office:value="0.12010376" calcext:value-type="float">
            <text:p>0.12010376</text:p>
          </table:table-cell>
          <table:table-cell office:value-type="float" office:value="8.326135" calcext:value-type="float">
            <text:p>8.326135</text:p>
          </table:table-cell>
          <table:table-cell table:formula="of:=[.C344]+[.A345]" office:value-type="float" office:value="53.643098837" calcext:value-type="float">
            <text:p>53.643098837</text:p>
          </table:table-cell>
        </table:table-row>
        <table:table-row table:style-name="ro1">
          <table:table-cell office:value-type="float" office:value="0.11926451" calcext:value-type="float">
            <text:p>0.11926451</text:p>
          </table:table-cell>
          <table:table-cell office:value-type="float" office:value="8.384724" calcext:value-type="float">
            <text:p>8.384724</text:p>
          </table:table-cell>
          <table:table-cell table:formula="of:=[.C345]+[.A346]" office:value-type="float" office:value="53.762363347" calcext:value-type="float">
            <text:p>53.762363347</text:p>
          </table:table-cell>
        </table:table-row>
        <table:table-row table:style-name="ro1">
          <table:table-cell office:value-type="float" office:value="0.11764706" calcext:value-type="float">
            <text:p>0.11764706</text:p>
          </table:table-cell>
          <table:table-cell office:value-type="float" office:value="8.5" calcext:value-type="float">
            <text:p>8.5</text:p>
          </table:table-cell>
          <table:table-cell table:formula="of:=[.C346]+[.A347]" office:value-type="float" office:value="53.880010407" calcext:value-type="float">
            <text:p>53.880010407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347]+[.A348]" office:value-type="float" office:value="53.995170247" calcext:value-type="float">
            <text:p>53.995170247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348]+[.A349]" office:value-type="float" office:value="54.107125687" calcext:value-type="float">
            <text:p>54.107125687</text:p>
          </table:table-cell>
        </table:table-row>
        <table:table-row table:style-name="ro1">
          <table:table-cell office:value-type="float" office:value="0.1089189" calcext:value-type="float">
            <text:p>0.1089189</text:p>
          </table:table-cell>
          <table:table-cell office:value-type="float" office:value="9.181144" calcext:value-type="float">
            <text:p>9.181144</text:p>
          </table:table-cell>
          <table:table-cell table:formula="of:=[.C349]+[.A350]" office:value-type="float" office:value="54.216044587" calcext:value-type="float">
            <text:p>54.216044587</text:p>
          </table:table-cell>
        </table:table-row>
        <table:table-row table:style-name="ro1">
          <table:table-cell office:value-type="float" office:value="0.10626383" calcext:value-type="float">
            <text:p>0.10626383</text:p>
          </table:table-cell>
          <table:table-cell office:value-type="float" office:value="9.41054" calcext:value-type="float">
            <text:p>9.41054</text:p>
          </table:table-cell>
          <table:table-cell table:formula="of:=[.C350]+[.A351]" office:value-type="float" office:value="54.322308417" calcext:value-type="float">
            <text:p>54.322308417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351]+[.A352]" office:value-type="float" office:value="54.426680127" calcext:value-type="float">
            <text:p>54.426680127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352]+[.A353]" office:value-type="float" office:value="54.529937927" calcext:value-type="float">
            <text:p>54.529937927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353]+[.A354]" office:value-type="float" office:value="54.632631142" calcext:value-type="float">
            <text:p>54.632631142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354]+[.A355]" office:value-type="float" office:value="54.735080216" calcext:value-type="float">
            <text:p>54.735080216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355]+[.A356]" office:value-type="float" office:value="54.837498776" calcext:value-type="float">
            <text:p>54.837498776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356]+[.A357]" office:value-type="float" office:value="54.939978366" calcext:value-type="float">
            <text:p>54.939978366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357]+[.A358]" office:value-type="float" office:value="55.042671581" calcext:value-type="float">
            <text:p>55.042671581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358]+[.A359]" office:value-type="float" office:value="55.145715756" calcext:value-type="float">
            <text:p>55.145715756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359]+[.A360]" office:value-type="float" office:value="55.249171926" calcext:value-type="float">
            <text:p>55.249171926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60]+[.A361]" office:value-type="float" office:value="55.35316216" calcext:value-type="float">
            <text:p>55.35316216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361]+[.A362]" office:value-type="float" office:value="55.45765594" calcext:value-type="float">
            <text:p>55.45765594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362]+[.A363]" office:value-type="float" office:value="55.56288216" calcext:value-type="float">
            <text:p>55.56288216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363]+[.A364]" office:value-type="float" office:value="55.6689171" calcext:value-type="float">
            <text:p>55.6689171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364]+[.A365]" office:value-type="float" office:value="55.775867584" calcext:value-type="float">
            <text:p>55.775867584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365]+[.A366]" office:value-type="float" office:value="55.883779384" calcext:value-type="float">
            <text:p>55.883779384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366]+[.A367]" office:value-type="float" office:value="55.992789834" calcext:value-type="float">
            <text:p>55.992789834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367]+[.A368]" office:value-type="float" office:value="56.102914198" calcext:value-type="float">
            <text:p>56.102914198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368]+[.A369]" office:value-type="float" office:value="56.214213504" calcext:value-type="float">
            <text:p>56.214213504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369]+[.A370]" office:value-type="float" office:value="56.326641974" calcext:value-type="float">
            <text:p>56.326641974</text:p>
          </table:table-cell>
        </table:table-row>
        <table:table-row table:style-name="ro1">
          <table:table-cell office:value-type="float" office:value="0.113679715" calcext:value-type="float">
            <text:p>0.113679715</text:p>
          </table:table-cell>
          <table:table-cell office:value-type="float" office:value="8.796644" calcext:value-type="float">
            <text:p>8.796644</text:p>
          </table:table-cell>
          <table:table-cell table:formula="of:=[.C370]+[.A371]" office:value-type="float" office:value="56.440321689" calcext:value-type="float">
            <text:p>56.440321689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371]+[.A372]" office:value-type="float" office:value="56.555206863" calcext:value-type="float">
            <text:p>56.555206863</text:p>
          </table:table-cell>
        </table:table-row>
        <table:table-row table:style-name="ro1">
          <table:table-cell office:value-type="float" office:value="0.116044864" calcext:value-type="float">
            <text:p>0.116044864</text:p>
          </table:table-cell>
          <table:table-cell office:value-type="float" office:value="8.617357" calcext:value-type="float">
            <text:p>8.617357</text:p>
          </table:table-cell>
          <table:table-cell table:formula="of:=[.C372]+[.A373]" office:value-type="float" office:value="56.671251727" calcext:value-type="float">
            <text:p>56.671251727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373]+[.A374]" office:value-type="float" office:value="56.788257907" calcext:value-type="float">
            <text:p>56.788257907</text:p>
          </table:table-cell>
        </table:table-row>
        <table:table-row table:style-name="ro1">
          <table:table-cell office:value-type="float" office:value="0.117830165" calcext:value-type="float">
            <text:p>0.117830165</text:p>
          </table:table-cell>
          <table:table-cell office:value-type="float" office:value="8.486791" calcext:value-type="float">
            <text:p>8.486791</text:p>
          </table:table-cell>
          <table:table-cell table:formula="of:=[.C374]+[.A375]" office:value-type="float" office:value="56.906088072" calcext:value-type="float">
            <text:p>56.906088072</text:p>
          </table:table-cell>
        </table:table-row>
        <table:table-row table:style-name="ro1">
          <table:table-cell office:value-type="float" office:value="0.11831845" calcext:value-type="float">
            <text:p>0.11831845</text:p>
          </table:table-cell>
          <table:table-cell office:value-type="float" office:value="8.451767" calcext:value-type="float">
            <text:p>8.451767</text:p>
          </table:table-cell>
          <table:table-cell table:formula="of:=[.C375]+[.A376]" office:value-type="float" office:value="57.024406522" calcext:value-type="float">
            <text:p>57.024406522</text:p>
          </table:table-cell>
        </table:table-row>
        <table:table-row table:style-name="ro1">
          <table:table-cell office:value-type="float" office:value="0.11850157" calcext:value-type="float">
            <text:p>0.11850157</text:p>
          </table:table-cell>
          <table:table-cell office:value-type="float" office:value="8.438707" calcext:value-type="float">
            <text:p>8.438707</text:p>
          </table:table-cell>
          <table:table-cell table:formula="of:=[.C376]+[.A377]" office:value-type="float" office:value="57.142908092" calcext:value-type="float">
            <text:p>57.142908092</text:p>
          </table:table-cell>
        </table:table-row>
        <table:table-row table:style-name="ro1">
          <table:table-cell office:value-type="float" office:value="0.117830165" calcext:value-type="float">
            <text:p>0.117830165</text:p>
          </table:table-cell>
          <table:table-cell office:value-type="float" office:value="8.486791" calcext:value-type="float">
            <text:p>8.486791</text:p>
          </table:table-cell>
          <table:table-cell table:formula="of:=[.C377]+[.A378]" office:value-type="float" office:value="57.260738257" calcext:value-type="float">
            <text:p>57.260738257</text:p>
          </table:table-cell>
        </table:table-row>
        <table:table-row table:style-name="ro1">
          <table:table-cell office:value-type="float" office:value="0.11667048" calcext:value-type="float">
            <text:p>0.11667048</text:p>
          </table:table-cell>
          <table:table-cell office:value-type="float" office:value="8.571149" calcext:value-type="float">
            <text:p>8.571149</text:p>
          </table:table-cell>
          <table:table-cell table:formula="of:=[.C378]+[.A379]" office:value-type="float" office:value="57.377408737" calcext:value-type="float">
            <text:p>57.377408737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379]+[.A380]" office:value-type="float" office:value="57.492629612" calcext:value-type="float">
            <text:p>57.492629612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380]+[.A381]" office:value-type="float" office:value="57.605882072" calcext:value-type="float">
            <text:p>57.605882072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381]+[.A382]" office:value-type="float" office:value="57.717028792" calcext:value-type="float">
            <text:p>57.717028792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382]+[.A383]" office:value-type="float" office:value="57.826283392" calcext:value-type="float">
            <text:p>57.826283392</text:p>
          </table:table-cell>
        </table:table-row>
        <table:table-row table:style-name="ro1">
          <table:table-cell office:value-type="float" office:value="0.10716411" calcext:value-type="float">
            <text:p>0.10716411</text:p>
          </table:table-cell>
          <table:table-cell office:value-type="float" office:value="9.331483" calcext:value-type="float">
            <text:p>9.331483</text:p>
          </table:table-cell>
          <table:table-cell table:formula="of:=[.C383]+[.A384]" office:value-type="float" office:value="57.933447502" calcext:value-type="float">
            <text:p>57.933447502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384]+[.A385]" office:value-type="float" office:value="58.038612678" calcext:value-type="float">
            <text:p>58.038612678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385]+[.A386]" office:value-type="float" office:value="58.141855218" calcext:value-type="float">
            <text:p>58.141855218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386]+[.A387]" office:value-type="float" office:value="58.243678678" calcext:value-type="float">
            <text:p>58.243678678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387]+[.A388]" office:value-type="float" office:value="58.344357703" calcext:value-type="float">
            <text:p>58.344357703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388]+[.A389]" office:value-type="float" office:value="58.444243263" calcext:value-type="float">
            <text:p>58.444243263</text:p>
          </table:table-cell>
        </table:table-row>
        <table:table-row table:style-name="ro1">
          <table:table-cell office:value-type="float" office:value="0.09945831" calcext:value-type="float">
            <text:p>0.09945831</text:p>
          </table:table-cell>
          <table:table-cell office:value-type="float" office:value="10.054464" calcext:value-type="float">
            <text:p>10.054464</text:p>
          </table:table-cell>
          <table:table-cell table:formula="of:=[.C389]+[.A390]" office:value-type="float" office:value="58.543701573" calcext:value-type="float">
            <text:p>58.543701573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390]+[.A391]" office:value-type="float" office:value="58.642930993" calcext:value-type="float">
            <text:p>58.642930993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391]+[.A392]" office:value-type="float" office:value="58.742129893" calcext:value-type="float">
            <text:p>58.742129893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392]+[.A393]" office:value-type="float" office:value="58.841237243" calcext:value-type="float">
            <text:p>58.841237243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393]+[.A394]" office:value-type="float" office:value="58.940405623" calcext:value-type="float">
            <text:p>58.940405623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94]+[.A395]" office:value-type="float" office:value="59.039680817" calcext:value-type="float">
            <text:p>59.039680817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395]+[.A396]" office:value-type="float" office:value="59.139017047" calcext:value-type="float">
            <text:p>59.139017047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396]+[.A397]" office:value-type="float" office:value="59.238444837" calcext:value-type="float">
            <text:p>59.238444837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397]+[.A398]" office:value-type="float" office:value="59.338132027" calcext:value-type="float">
            <text:p>59.338132027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398]+[.A399]" office:value-type="float" office:value="59.438246467" calcext:value-type="float">
            <text:p>59.438246467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399]+[.A400]" office:value-type="float" office:value="59.538818677" calcext:value-type="float">
            <text:p>59.538818677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400]+[.A401]" office:value-type="float" office:value="59.639940217" calcext:value-type="float">
            <text:p>59.639940217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401]+[.A402]" office:value-type="float" office:value="59.741611077" calcext:value-type="float">
            <text:p>59.741611077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402]+[.A403]" office:value-type="float" office:value="59.843938081" calcext:value-type="float">
            <text:p>59.843938081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03]+[.A404]" office:value-type="float" office:value="59.947089067" calcext:value-type="float">
            <text:p>59.947089067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404]+[.A405]" office:value-type="float" office:value="60.051033527" calcext:value-type="float">
            <text:p>60.051033527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405]+[.A406]" office:value-type="float" office:value="60.155939307" calcext:value-type="float">
            <text:p>60.155939307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406]+[.A407]" office:value-type="float" office:value="60.261775887" calcext:value-type="float">
            <text:p>60.261775887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407]+[.A408]" office:value-type="float" office:value="60.368528007" calcext:value-type="float">
            <text:p>60.368528007</text:p>
          </table:table-cell>
        </table:table-row>
        <table:table-row table:style-name="ro1">
          <table:table-cell office:value-type="float" office:value="0.107743956" calcext:value-type="float">
            <text:p>0.107743956</text:p>
          </table:table-cell>
          <table:table-cell office:value-type="float" office:value="9.281262" calcext:value-type="float">
            <text:p>9.281262</text:p>
          </table:table-cell>
          <table:table-cell table:formula="of:=[.C408]+[.A409]" office:value-type="float" office:value="60.476271963" calcext:value-type="float">
            <text:p>60.476271963</text:p>
          </table:table-cell>
        </table:table-row>
        <table:table-row table:style-name="ro1">
          <table:table-cell office:value-type="float" office:value="0.10856794" calcext:value-type="float">
            <text:p>0.10856794</text:p>
          </table:table-cell>
          <table:table-cell office:value-type="float" office:value="9.210823" calcext:value-type="float">
            <text:p>9.210823</text:p>
          </table:table-cell>
          <table:table-cell table:formula="of:=[.C409]+[.A410]" office:value-type="float" office:value="60.584839903" calcext:value-type="float">
            <text:p>60.584839903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410]+[.A411]" office:value-type="float" office:value="60.694170793" calcext:value-type="float">
            <text:p>60.694170793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411]+[.A412]" office:value-type="float" office:value="60.804295157" calcext:value-type="float">
            <text:p>60.804295157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412]+[.A413]" office:value-type="float" office:value="60.915151951" calcext:value-type="float">
            <text:p>60.915151951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413]+[.A414]" office:value-type="float" office:value="61.026786961" calcext:value-type="float">
            <text:p>61.026786961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14]+[.A415]" office:value-type="float" office:value="61.139169656" calcext:value-type="float">
            <text:p>61.139169656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415]+[.A416]" office:value-type="float" office:value="61.252193226" calcext:value-type="float">
            <text:p>61.252193226</text:p>
          </table:table-cell>
        </table:table-row>
        <table:table-row table:style-name="ro1">
          <table:table-cell office:value-type="float" office:value="0.11348134" calcext:value-type="float">
            <text:p>0.11348134</text:p>
          </table:table-cell>
          <table:table-cell office:value-type="float" office:value="8.812021" calcext:value-type="float">
            <text:p>8.812021</text:p>
          </table:table-cell>
          <table:table-cell table:formula="of:=[.C416]+[.A417]" office:value-type="float" office:value="61.365674566" calcext:value-type="float">
            <text:p>61.365674566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417]+[.A418]" office:value-type="float" office:value="61.479384796" calcext:value-type="float">
            <text:p>61.479384796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418]+[.A419]" office:value-type="float" office:value="61.593278136" calcext:value-type="float">
            <text:p>61.593278136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419]+[.A420]" office:value-type="float" office:value="61.707385106" calcext:value-type="float">
            <text:p>61.707385106</text:p>
          </table:table-cell>
        </table:table-row>
        <table:table-row table:style-name="ro1">
          <table:table-cell office:value-type="float" office:value="0.114137486" calcext:value-type="float">
            <text:p>0.114137486</text:p>
          </table:table-cell>
          <table:table-cell office:value-type="float" office:value="8.761363" calcext:value-type="float">
            <text:p>8.761363</text:p>
          </table:table-cell>
          <table:table-cell table:formula="of:=[.C420]+[.A421]" office:value-type="float" office:value="61.821522592" calcext:value-type="float">
            <text:p>61.821522592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421]+[.A422]" office:value-type="float" office:value="61.935400672" calcext:value-type="float">
            <text:p>61.935400672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422]+[.A423]" office:value-type="float" office:value="62.048851497" calcext:value-type="float">
            <text:p>62.048851497</text:p>
          </table:table-cell>
        </table:table-row>
        <table:table-row table:style-name="ro1">
          <table:table-cell office:value-type="float" office:value="0.113328755" calcext:value-type="float">
            <text:p>0.113328755</text:p>
          </table:table-cell>
          <table:table-cell office:value-type="float" office:value="8.823886" calcext:value-type="float">
            <text:p>8.823886</text:p>
          </table:table-cell>
          <table:table-cell table:formula="of:=[.C423]+[.A424]" office:value-type="float" office:value="62.162180252" calcext:value-type="float">
            <text:p>62.162180252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424]+[.A425]" office:value-type="float" office:value="62.275432712" calcext:value-type="float">
            <text:p>62.275432712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425]+[.A426]" office:value-type="float" office:value="62.388364732" calcext:value-type="float">
            <text:p>62.388364732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426]+[.A427]" office:value-type="float" office:value="62.500777942" calcext:value-type="float">
            <text:p>62.500777942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427]+[.A428]" office:value-type="float" office:value="62.612916496" calcext:value-type="float">
            <text:p>62.612916496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428]+[.A429]" office:value-type="float" office:value="62.725146606" calcext:value-type="float">
            <text:p>62.725146606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29]+[.A430]" office:value-type="float" office:value="62.837453006" calcext:value-type="float">
            <text:p>62.837453006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430]+[.A431]" office:value-type="float" office:value="62.949866216" calcext:value-type="float">
            <text:p>62.949866216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31]+[.A432]" office:value-type="float" office:value="63.062172616" calcext:value-type="float">
            <text:p>63.062172616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432]+[.A433]" office:value-type="float" office:value="63.174067026" calcext:value-type="float">
            <text:p>63.174067026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433]+[.A434]" office:value-type="float" office:value="63.285640996" calcext:value-type="float">
            <text:p>63.285640996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434]+[.A435]" office:value-type="float" office:value="63.397001336" calcext:value-type="float">
            <text:p>63.397001336</text:p>
          </table:table-cell>
        </table:table-row>
        <table:table-row table:style-name="ro1">
          <table:table-cell office:value-type="float" office:value="0.111192495" calcext:value-type="float">
            <text:p>0.111192495</text:p>
          </table:table-cell>
          <table:table-cell office:value-type="float" office:value="8.993413" calcext:value-type="float">
            <text:p>8.993413</text:p>
          </table:table-cell>
          <table:table-cell table:formula="of:=[.C435]+[.A436]" office:value-type="float" office:value="63.508193831" calcext:value-type="float">
            <text:p>63.508193831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436]+[.A437]" office:value-type="float" office:value="63.619218471" calcext:value-type="float">
            <text:p>63.619218471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37]+[.A438]" office:value-type="float" office:value="63.730166821" calcext:value-type="float">
            <text:p>63.730166821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438]+[.A439]" office:value-type="float" office:value="63.841344057" calcext:value-type="float">
            <text:p>63.841344057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439]+[.A440]" office:value-type="float" office:value="63.952460257" calcext:value-type="float">
            <text:p>63.952460257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440]+[.A441]" office:value-type="float" office:value="64.063072907" calcext:value-type="float">
            <text:p>64.063072907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441]+[.A442]" office:value-type="float" office:value="64.172449577" calcext:value-type="float">
            <text:p>64.172449577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442]+[.A443]" office:value-type="float" office:value="64.279949387" calcext:value-type="float">
            <text:p>64.279949387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443]+[.A444]" office:value-type="float" office:value="64.385480781" calcext:value-type="float">
            <text:p>64.385480781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444]+[.A445]" office:value-type="float" office:value="64.489425241" calcext:value-type="float">
            <text:p>64.489425241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445]+[.A446]" office:value-type="float" office:value="64.591950611" calcext:value-type="float">
            <text:p>64.591950611</text:p>
          </table:table-cell>
        </table:table-row>
        <table:table-row table:style-name="ro1">
          <table:table-cell office:value-type="float" office:value="0.10154879" calcext:value-type="float">
            <text:p>0.10154879</text:p>
          </table:table-cell>
          <table:table-cell office:value-type="float" office:value="9.847483" calcext:value-type="float">
            <text:p>9.847483</text:p>
          </table:table-cell>
          <table:table-cell table:formula="of:=[.C446]+[.A447]" office:value-type="float" office:value="64.693499401" calcext:value-type="float">
            <text:p>64.693499401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447]+[.A448]" office:value-type="float" office:value="64.794239461" calcext:value-type="float">
            <text:p>64.794239461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448]+[.A449]" office:value-type="float" office:value="64.894216571" calcext:value-type="float">
            <text:p>64.894216571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449]+[.A450]" office:value-type="float" office:value="64.993613841" calcext:value-type="float">
            <text:p>64.993613841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450]+[.A451]" office:value-type="float" office:value="65.092156606" calcext:value-type="float">
            <text:p>65.092156606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451]+[.A452]" office:value-type="float" office:value="65.189921156" calcext:value-type="float">
            <text:p>65.189921156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452]+[.A453]" office:value-type="float" office:value="65.287075346" calcext:value-type="float">
            <text:p>65.287075346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453]+[.A454]" office:value-type="float" office:value="65.383649696" calcext:value-type="float">
            <text:p>65.383649696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454]+[.A455]" office:value-type="float" office:value="65.479720496" calcext:value-type="float">
            <text:p>65.479720496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455]+[.A456]" office:value-type="float" office:value="65.575348786" calcext:value-type="float">
            <text:p>65.575348786</text:p>
          </table:table-cell>
        </table:table-row>
        <table:table-row table:style-name="ro1">
          <table:table-cell office:value-type="float" office:value="0.09526207" calcext:value-type="float">
            <text:p>0.09526207</text:p>
          </table:table-cell>
          <table:table-cell office:value-type="float" office:value="10.497357" calcext:value-type="float">
            <text:p>10.497357</text:p>
          </table:table-cell>
          <table:table-cell table:formula="of:=[.C456]+[.A457]" office:value-type="float" office:value="65.670610856" calcext:value-type="float">
            <text:p>65.670610856</text:p>
          </table:table-cell>
        </table:table-row>
        <table:table-row table:style-name="ro1">
          <table:table-cell office:value-type="float" office:value="0.095124744" calcext:value-type="float">
            <text:p>0.095124744</text:p>
          </table:table-cell>
          <table:table-cell office:value-type="float" office:value="10.512512" calcext:value-type="float">
            <text:p>10.512512</text:p>
          </table:table-cell>
          <table:table-cell table:formula="of:=[.C457]+[.A458]" office:value-type="float" office:value="65.7657356" calcext:value-type="float">
            <text:p>65.7657356</text:p>
          </table:table-cell>
        </table:table-row>
        <table:table-row table:style-name="ro1">
          <table:table-cell office:value-type="float" office:value="0.09485008" calcext:value-type="float">
            <text:p>0.09485008</text:p>
          </table:table-cell>
          <table:table-cell office:value-type="float" office:value="10.5429535" calcext:value-type="float">
            <text:p>10.5429535</text:p>
          </table:table-cell>
          <table:table-cell table:formula="of:=[.C458]+[.A459]" office:value-type="float" office:value="65.86058568" calcext:value-type="float">
            <text:p>65.86058568</text:p>
          </table:table-cell>
        </table:table-row>
        <table:table-row table:style-name="ro1">
          <table:table-cell office:value-type="float" office:value="0.09466697" calcext:value-type="float">
            <text:p>0.09466697</text:p>
          </table:table-cell>
          <table:table-cell office:value-type="float" office:value="10.563346" calcext:value-type="float">
            <text:p>10.563346</text:p>
          </table:table-cell>
          <table:table-cell table:formula="of:=[.C459]+[.A460]" office:value-type="float" office:value="65.95525265" calcext:value-type="float">
            <text:p>65.95525265</text:p>
          </table:table-cell>
        </table:table-row>
        <table:table-row table:style-name="ro1">
          <table:table-cell office:value-type="float" office:value="0.09436179" calcext:value-type="float">
            <text:p>0.09436179</text:p>
          </table:table-cell>
          <table:table-cell office:value-type="float" office:value="10.597509" calcext:value-type="float">
            <text:p>10.597509</text:p>
          </table:table-cell>
          <table:table-cell table:formula="of:=[.C460]+[.A461]" office:value-type="float" office:value="66.04961444" calcext:value-type="float">
            <text:p>66.04961444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461]+[.A462]" office:value-type="float" office:value="66.14380838" calcext:value-type="float">
            <text:p>66.14380838</text:p>
          </table:table-cell>
        </table:table-row>
        <table:table-row table:style-name="ro1">
          <table:table-cell office:value-type="float" office:value="0.09439231" calcext:value-type="float">
            <text:p>0.09439231</text:p>
          </table:table-cell>
          <table:table-cell office:value-type="float" office:value="10.594084" calcext:value-type="float">
            <text:p>10.594084</text:p>
          </table:table-cell>
          <table:table-cell table:formula="of:=[.C462]+[.A463]" office:value-type="float" office:value="66.23820069" calcext:value-type="float">
            <text:p>66.23820069</text:p>
          </table:table-cell>
        </table:table-row>
        <table:table-row table:style-name="ro1">
          <table:table-cell office:value-type="float" office:value="0.0945449" calcext:value-type="float">
            <text:p>0.0945449</text:p>
          </table:table-cell>
          <table:table-cell office:value-type="float" office:value="10.576984" calcext:value-type="float">
            <text:p>10.576984</text:p>
          </table:table-cell>
          <table:table-cell table:formula="of:=[.C463]+[.A464]" office:value-type="float" office:value="66.33274559" calcext:value-type="float">
            <text:p>66.33274559</text:p>
          </table:table-cell>
        </table:table-row>
        <table:table-row table:style-name="ro1">
          <table:table-cell office:value-type="float" office:value="0.094895855" calcext:value-type="float">
            <text:p>0.094895855</text:p>
          </table:table-cell>
          <table:table-cell office:value-type="float" office:value="10.537868" calcext:value-type="float">
            <text:p>10.537868</text:p>
          </table:table-cell>
          <table:table-cell table:formula="of:=[.C464]+[.A465]" office:value-type="float" office:value="66.427641445" calcext:value-type="float">
            <text:p>66.427641445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465]+[.A466]" office:value-type="float" office:value="66.522949295" calcext:value-type="float">
            <text:p>66.522949295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466]+[.A467]" office:value-type="float" office:value="66.618760695" calcext:value-type="float">
            <text:p>66.618760695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467]+[.A468]" office:value-type="float" office:value="66.715212975" calcext:value-type="float">
            <text:p>66.715212975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468]+[.A469]" office:value-type="float" office:value="66.812290875" calcext:value-type="float">
            <text:p>66.812290875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469]+[.A470]" office:value-type="float" office:value="66.910070685" calcext:value-type="float">
            <text:p>66.910070685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470]+[.A471]" office:value-type="float" office:value="67.00861345" calcext:value-type="float">
            <text:p>67.00861345</text:p>
          </table:table-cell>
        </table:table-row>
        <table:table-row table:style-name="ro1">
          <table:table-cell office:value-type="float" office:value="0.09930571" calcext:value-type="float">
            <text:p>0.09930571</text:p>
          </table:table-cell>
          <table:table-cell office:value-type="float" office:value="10.069915" calcext:value-type="float">
            <text:p>10.069915</text:p>
          </table:table-cell>
          <table:table-cell table:formula="of:=[.C471]+[.A472]" office:value-type="float" office:value="67.10791916" calcext:value-type="float">
            <text:p>67.10791916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472]+[.A473]" office:value-type="float" office:value="67.208140414" calcext:value-type="float">
            <text:p>67.208140414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473]+[.A474]" office:value-type="float" office:value="67.309246694" calcext:value-type="float">
            <text:p>67.309246694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474]+[.A475]" office:value-type="float" office:value="67.411344809" calcext:value-type="float">
            <text:p>67.411344809</text:p>
          </table:table-cell>
        </table:table-row>
        <table:table-row table:style-name="ro1">
          <table:table-cell office:value-type="float" office:value="0.1029984" calcext:value-type="float">
            <text:p>0.1029984</text:p>
          </table:table-cell>
          <table:table-cell office:value-type="float" office:value="9.708889" calcext:value-type="float">
            <text:p>9.708889</text:p>
          </table:table-cell>
          <table:table-cell table:formula="of:=[.C475]+[.A476]" office:value-type="float" office:value="67.514343209" calcext:value-type="float">
            <text:p>67.514343209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476]+[.A477]" office:value-type="float" office:value="67.618333443" calcext:value-type="float">
            <text:p>67.618333443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477]+[.A478]" office:value-type="float" office:value="67.723361293" calcext:value-type="float">
            <text:p>67.723361293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478]+[.A479]" office:value-type="float" office:value="67.829426753" calcext:value-type="float">
            <text:p>67.829426753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479]+[.A480]" office:value-type="float" office:value="67.936484049" calcext:value-type="float">
            <text:p>67.936484049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480]+[.A481]" office:value-type="float" office:value="68.044548439" calcext:value-type="float">
            <text:p>68.044548439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481]+[.A482]" office:value-type="float" office:value="68.153452079" calcext:value-type="float">
            <text:p>68.153452079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482]+[.A483]" office:value-type="float" office:value="68.263103414" calcext:value-type="float">
            <text:p>68.263103414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83]+[.A484]" office:value-type="float" office:value="68.373395624" calcext:value-type="float">
            <text:p>68.373395624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484]+[.A485]" office:value-type="float" office:value="68.483977754" calcext:value-type="float">
            <text:p>68.483977754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485]+[.A486]" office:value-type="float" office:value="68.594071594" calcext:value-type="float">
            <text:p>68.594071594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486]+[.A487]" office:value-type="float" office:value="68.703204124" calcext:value-type="float">
            <text:p>68.703204124</text:p>
          </table:table-cell>
        </table:table-row>
        <table:table-row table:style-name="ro1">
          <table:table-cell office:value-type="float" office:value="0.10720989" calcext:value-type="float">
            <text:p>0.10720989</text:p>
          </table:table-cell>
          <table:table-cell office:value-type="float" office:value="9.3274975" calcext:value-type="float">
            <text:p>9.3274975</text:p>
          </table:table-cell>
          <table:table-cell table:formula="of:=[.C487]+[.A488]" office:value-type="float" office:value="68.810414014" calcext:value-type="float">
            <text:p>68.810414014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488]+[.A489]" office:value-type="float" office:value="68.915289274" calcext:value-type="float">
            <text:p>68.915289274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489]+[.A490]" office:value-type="float" office:value="69.018669149" calcext:value-type="float">
            <text:p>69.018669149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490]+[.A491]" office:value-type="float" office:value="69.121102965" calcext:value-type="float">
            <text:p>69.121102965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491]+[.A492]" office:value-type="float" office:value="69.223124785" calcext:value-type="float">
            <text:p>69.223124785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492]+[.A493]" office:value-type="float" office:value="69.325009275" calcext:value-type="float">
            <text:p>69.325009275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493]+[.A494]" office:value-type="float" office:value="69.426741175" calcext:value-type="float">
            <text:p>69.426741175</text:p>
          </table:table-cell>
        </table:table-row>
        <table:table-row table:style-name="ro1">
          <table:table-cell office:value-type="float" office:value="0.1018082" calcext:value-type="float">
            <text:p>0.1018082</text:p>
          </table:table-cell>
          <table:table-cell office:value-type="float" office:value="9.8223915" calcext:value-type="float">
            <text:p>9.8223915</text:p>
          </table:table-cell>
          <table:table-cell table:formula="of:=[.C494]+[.A495]" office:value-type="float" office:value="69.528549375" calcext:value-type="float">
            <text:p>69.528549375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495]+[.A496]" office:value-type="float" office:value="69.630372835" calcext:value-type="float">
            <text:p>69.630372835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96]+[.A497]" office:value-type="float" office:value="69.732242065" calcext:value-type="float">
            <text:p>69.732242065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497]+[.A498]" office:value-type="float" office:value="69.834019735" calcext:value-type="float">
            <text:p>69.834019735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498]+[.A499]" office:value-type="float" office:value="69.935538005" calcext:value-type="float">
            <text:p>69.935538005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499]+[.A500]" office:value-type="float" office:value="70.036720575" calcext:value-type="float">
            <text:p>70.036720575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500]+[.A501]" office:value-type="float" office:value="70.137765815" calcext:value-type="float">
            <text:p>70.137765815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501]+[.A502]" office:value-type="float" office:value="70.238719505" calcext:value-type="float">
            <text:p>70.238719505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502]+[.A503]" office:value-type="float" office:value="70.339718975" calcext:value-type="float">
            <text:p>70.339718975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503]+[.A504]" office:value-type="float" office:value="70.44087103" calcext:value-type="float">
            <text:p>70.44087103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504]+[.A505]" office:value-type="float" office:value="70.54232827" calcext:value-type="float">
            <text:p>70.54232827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505]+[.A506]" office:value-type="float" office:value="70.64433483" calcext:value-type="float">
            <text:p>70.64433483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506]+[.A507]" office:value-type="float" office:value="70.747012786" calcext:value-type="float">
            <text:p>70.747012786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507]+[.A508]" office:value-type="float" office:value="70.850377406" calcext:value-type="float">
            <text:p>70.850377406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508]+[.A509]" office:value-type="float" office:value="70.954627046" calcext:value-type="float">
            <text:p>70.954627046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509]+[.A510]" office:value-type="float" office:value="71.059715926" calcext:value-type="float">
            <text:p>71.059715926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510]+[.A511]" office:value-type="float" office:value="71.165827162" calcext:value-type="float">
            <text:p>71.165827162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511]+[.A512]" office:value-type="float" office:value="71.272960752" calcext:value-type="float">
            <text:p>71.27296075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512]+[.A513]" office:value-type="float" office:value="71.381040402" calcext:value-type="float">
            <text:p>71.381040402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513]+[.A514]" office:value-type="float" office:value="71.490218707" calcext:value-type="float">
            <text:p>71.490218707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514]+[.A515]" office:value-type="float" office:value="71.600373587" calcext:value-type="float">
            <text:p>71.600373587</text:p>
          </table:table-cell>
        </table:table-row>
        <table:table-row table:style-name="ro1">
          <table:table-cell office:value-type="float" office:value="0.11122301" calcext:value-type="float">
            <text:p>0.11122301</text:p>
          </table:table-cell>
          <table:table-cell office:value-type="float" office:value="8.990945" calcext:value-type="float">
            <text:p>8.990945</text:p>
          </table:table-cell>
          <table:table-cell table:formula="of:=[.C515]+[.A516]" office:value-type="float" office:value="71.711596597" calcext:value-type="float">
            <text:p>71.71159659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16]+[.A517]" office:value-type="float" office:value="71.823902997" calcext:value-type="float">
            <text:p>71.823902997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517]+[.A518]" office:value-type="float" office:value="71.937247007" calcext:value-type="float">
            <text:p>71.937247007</text:p>
          </table:table-cell>
        </table:table-row>
        <table:table-row table:style-name="ro1">
          <table:table-cell office:value-type="float" office:value="0.11445792" calcext:value-type="float">
            <text:p>0.11445792</text:p>
          </table:table-cell>
          <table:table-cell office:value-type="float" office:value="8.736835" calcext:value-type="float">
            <text:p>8.736835</text:p>
          </table:table-cell>
          <table:table-cell table:formula="of:=[.C518]+[.A519]" office:value-type="float" office:value="72.051704927" calcext:value-type="float">
            <text:p>72.051704927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519]+[.A520]" office:value-type="float" office:value="72.167139427" calcext:value-type="float">
            <text:p>72.167139427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520]+[.A521]" office:value-type="float" office:value="72.283504727" calcext:value-type="float">
            <text:p>72.283504727</text:p>
          </table:table-cell>
        </table:table-row>
        <table:table-row table:style-name="ro1">
          <table:table-cell office:value-type="float" office:value="0.11737239" calcext:value-type="float">
            <text:p>0.11737239</text:p>
          </table:table-cell>
          <table:table-cell office:value-type="float" office:value="8.519891" calcext:value-type="float">
            <text:p>8.519891</text:p>
          </table:table-cell>
          <table:table-cell table:formula="of:=[.C521]+[.A522]" office:value-type="float" office:value="72.400877117" calcext:value-type="float">
            <text:p>72.400877117</text:p>
          </table:table-cell>
        </table:table-row>
        <table:table-row table:style-name="ro1">
          <table:table-cell office:value-type="float" office:value="0.11821164" calcext:value-type="float">
            <text:p>0.11821164</text:p>
          </table:table-cell>
          <table:table-cell office:value-type="float" office:value="8.459403" calcext:value-type="float">
            <text:p>8.459403</text:p>
          </table:table-cell>
          <table:table-cell table:formula="of:=[.C522]+[.A523]" office:value-type="float" office:value="72.519088757" calcext:value-type="float">
            <text:p>72.519088757</text:p>
          </table:table-cell>
        </table:table-row>
        <table:table-row table:style-name="ro1">
          <table:table-cell office:value-type="float" office:value="0.118883036" calcext:value-type="float">
            <text:p>0.118883036</text:p>
          </table:table-cell>
          <table:table-cell office:value-type="float" office:value="8.41163" calcext:value-type="float">
            <text:p>8.41163</text:p>
          </table:table-cell>
          <table:table-cell table:formula="of:=[.C523]+[.A524]" office:value-type="float" office:value="72.637971793" calcext:value-type="float">
            <text:p>72.637971793</text:p>
          </table:table-cell>
        </table:table-row>
        <table:table-row table:style-name="ro1">
          <table:table-cell office:value-type="float" office:value="0.11929503" calcext:value-type="float">
            <text:p>0.11929503</text:p>
          </table:table-cell>
          <table:table-cell office:value-type="float" office:value="8.382579" calcext:value-type="float">
            <text:p>8.382579</text:p>
          </table:table-cell>
          <table:table-cell table:formula="of:=[.C524]+[.A525]" office:value-type="float" office:value="72.757266823" calcext:value-type="float">
            <text:p>72.757266823</text:p>
          </table:table-cell>
        </table:table-row>
        <table:table-row table:style-name="ro1">
          <table:table-cell office:value-type="float" office:value="0.11920348" calcext:value-type="float">
            <text:p>0.11920348</text:p>
          </table:table-cell>
          <table:table-cell office:value-type="float" office:value="8.389017" calcext:value-type="float">
            <text:p>8.389017</text:p>
          </table:table-cell>
          <table:table-cell table:formula="of:=[.C525]+[.A526]" office:value-type="float" office:value="72.876470303" calcext:value-type="float">
            <text:p>72.876470303</text:p>
          </table:table-cell>
        </table:table-row>
        <table:table-row table:style-name="ro1">
          <table:table-cell office:value-type="float" office:value="0.11868467" calcext:value-type="float">
            <text:p>0.11868467</text:p>
          </table:table-cell>
          <table:table-cell office:value-type="float" office:value="8.425688" calcext:value-type="float">
            <text:p>8.425688</text:p>
          </table:table-cell>
          <table:table-cell table:formula="of:=[.C526]+[.A527]" office:value-type="float" office:value="72.995154973" calcext:value-type="float">
            <text:p>72.995154973</text:p>
          </table:table-cell>
        </table:table-row>
        <table:table-row table:style-name="ro1">
          <table:table-cell office:value-type="float" office:value="0.118043795" calcext:value-type="float">
            <text:p>0.118043795</text:p>
          </table:table-cell>
          <table:table-cell office:value-type="float" office:value="8.471432" calcext:value-type="float">
            <text:p>8.471432</text:p>
          </table:table-cell>
          <table:table-cell table:formula="of:=[.C527]+[.A528]" office:value-type="float" office:value="73.113198768" calcext:value-type="float">
            <text:p>73.113198768</text:p>
          </table:table-cell>
        </table:table-row>
        <table:table-row table:style-name="ro1">
          <table:table-cell office:value-type="float" office:value="0.11750973" calcext:value-type="float">
            <text:p>0.11750973</text:p>
          </table:table-cell>
          <table:table-cell office:value-type="float" office:value="8.509933" calcext:value-type="float">
            <text:p>8.509933</text:p>
          </table:table-cell>
          <table:table-cell table:formula="of:=[.C528]+[.A529]" office:value-type="float" office:value="73.230708498" calcext:value-type="float">
            <text:p>73.230708498</text:p>
          </table:table-cell>
        </table:table-row>
        <table:table-row table:style-name="ro1">
          <table:table-cell office:value-type="float" office:value="0.11714351" calcext:value-type="float">
            <text:p>0.11714351</text:p>
          </table:table-cell>
          <table:table-cell office:value-type="float" office:value="8.536538" calcext:value-type="float">
            <text:p>8.536538</text:p>
          </table:table-cell>
          <table:table-cell table:formula="of:=[.C529]+[.A530]" office:value-type="float" office:value="73.347852008" calcext:value-type="float">
            <text:p>73.347852008</text:p>
          </table:table-cell>
        </table:table-row>
        <table:table-row table:style-name="ro1">
          <table:table-cell office:value-type="float" office:value="0.1170367" calcext:value-type="float">
            <text:p>0.1170367</text:p>
          </table:table-cell>
          <table:table-cell office:value-type="float" office:value="8.544329" calcext:value-type="float">
            <text:p>8.544329</text:p>
          </table:table-cell>
          <table:table-cell table:formula="of:=[.C530]+[.A531]" office:value-type="float" office:value="73.464888708" calcext:value-type="float">
            <text:p>73.464888708</text:p>
          </table:table-cell>
        </table:table-row>
        <table:table-row table:style-name="ro1">
          <table:table-cell office:value-type="float" office:value="0.11718929" calcext:value-type="float">
            <text:p>0.11718929</text:p>
          </table:table-cell>
          <table:table-cell office:value-type="float" office:value="8.533203" calcext:value-type="float">
            <text:p>8.533203</text:p>
          </table:table-cell>
          <table:table-cell table:formula="of:=[.C531]+[.A532]" office:value-type="float" office:value="73.582077998" calcext:value-type="float">
            <text:p>73.582077998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532]+[.A533]" office:value-type="float" office:value="73.699572468" calcext:value-type="float">
            <text:p>73.699572468</text:p>
          </table:table-cell>
        </table:table-row>
        <table:table-row table:style-name="ro1">
          <table:table-cell office:value-type="float" office:value="0.11808957" calcext:value-type="float">
            <text:p>0.11808957</text:p>
          </table:table-cell>
          <table:table-cell office:value-type="float" office:value="8.468148" calcext:value-type="float">
            <text:p>8.468148</text:p>
          </table:table-cell>
          <table:table-cell table:formula="of:=[.C533]+[.A534]" office:value-type="float" office:value="73.817662038" calcext:value-type="float">
            <text:p>73.817662038</text:p>
          </table:table-cell>
        </table:table-row>
        <table:table-row table:style-name="ro1">
          <table:table-cell office:value-type="float" office:value="0.11879148" calcext:value-type="float">
            <text:p>0.11879148</text:p>
          </table:table-cell>
          <table:table-cell office:value-type="float" office:value="8.418112" calcext:value-type="float">
            <text:p>8.418112</text:p>
          </table:table-cell>
          <table:table-cell table:formula="of:=[.C534]+[.A535]" office:value-type="float" office:value="73.936453518" calcext:value-type="float">
            <text:p>73.936453518</text:p>
          </table:table-cell>
        </table:table-row>
        <table:table-row table:style-name="ro1">
          <table:table-cell office:value-type="float" office:value="0.11961547" calcext:value-type="float">
            <text:p>0.11961547</text:p>
          </table:table-cell>
          <table:table-cell office:value-type="float" office:value="8.360123" calcext:value-type="float">
            <text:p>8.360123</text:p>
          </table:table-cell>
          <table:table-cell table:formula="of:=[.C535]+[.A536]" office:value-type="float" office:value="74.056068988" calcext:value-type="float">
            <text:p>74.056068988</text:p>
          </table:table-cell>
        </table:table-row>
        <table:table-row table:style-name="ro1">
          <table:table-cell office:value-type="float" office:value="0.12014954" calcext:value-type="float">
            <text:p>0.12014954</text:p>
          </table:table-cell>
          <table:table-cell office:value-type="float" office:value="8.322962" calcext:value-type="float">
            <text:p>8.322962</text:p>
          </table:table-cell>
          <table:table-cell table:formula="of:=[.C536]+[.A537]" office:value-type="float" office:value="74.176218528" calcext:value-type="float">
            <text:p>74.176218528</text:p>
          </table:table-cell>
        </table:table-row>
        <table:table-row table:style-name="ro1">
          <table:table-cell office:value-type="float" office:value="0.12063783" calcext:value-type="float">
            <text:p>0.12063783</text:p>
          </table:table-cell>
          <table:table-cell office:value-type="float" office:value="8.289274" calcext:value-type="float">
            <text:p>8.289274</text:p>
          </table:table-cell>
          <table:table-cell table:formula="of:=[.C537]+[.A538]" office:value-type="float" office:value="74.296856358" calcext:value-type="float">
            <text:p>74.296856358</text:p>
          </table:table-cell>
        </table:table-row>
        <table:table-row table:style-name="ro1">
          <table:table-cell office:value-type="float" office:value="0.12111086" calcext:value-type="float">
            <text:p>0.12111086</text:p>
          </table:table-cell>
          <table:table-cell office:value-type="float" office:value="8.256898" calcext:value-type="float">
            <text:p>8.256898</text:p>
          </table:table-cell>
          <table:table-cell table:formula="of:=[.C538]+[.A539]" office:value-type="float" office:value="74.417967218" calcext:value-type="float">
            <text:p>74.417967218</text:p>
          </table:table-cell>
        </table:table-row>
        <table:table-row table:style-name="ro1">
          <table:table-cell office:value-type="float" office:value="0.1220264" calcext:value-type="float">
            <text:p>0.1220264</text:p>
          </table:table-cell>
          <table:table-cell office:value-type="float" office:value="8.194948" calcext:value-type="float">
            <text:p>8.194948</text:p>
          </table:table-cell>
          <table:table-cell table:formula="of:=[.C539]+[.A540]" office:value-type="float" office:value="74.539993618" calcext:value-type="float">
            <text:p>74.539993618</text:p>
          </table:table-cell>
        </table:table-row>
        <table:table-row table:style-name="ro1">
          <table:table-cell office:value-type="float" office:value="0.12306401" calcext:value-type="float">
            <text:p>0.12306401</text:p>
          </table:table-cell>
          <table:table-cell office:value-type="float" office:value="8.125853" calcext:value-type="float">
            <text:p>8.125853</text:p>
          </table:table-cell>
          <table:table-cell table:formula="of:=[.C540]+[.A541]" office:value-type="float" office:value="74.663057628" calcext:value-type="float">
            <text:p>74.663057628</text:p>
          </table:table-cell>
        </table:table-row>
        <table:table-row table:style-name="ro1">
          <table:table-cell office:value-type="float" office:value="0.124208435" calcext:value-type="float">
            <text:p>0.124208435</text:p>
          </table:table-cell>
          <table:table-cell office:value-type="float" office:value="8.050983" calcext:value-type="float">
            <text:p>8.050983</text:p>
          </table:table-cell>
          <table:table-cell table:formula="of:=[.C541]+[.A542]" office:value-type="float" office:value="74.787266063" calcext:value-type="float">
            <text:p>74.787266063</text:p>
          </table:table-cell>
        </table:table-row>
        <table:table-row table:style-name="ro1">
          <table:table-cell office:value-type="float" office:value="0.12538338" calcext:value-type="float">
            <text:p>0.12538338</text:p>
          </table:table-cell>
          <table:table-cell office:value-type="float" office:value="7.9755387" calcext:value-type="float">
            <text:p>7.9755387</text:p>
          </table:table-cell>
          <table:table-cell table:formula="of:=[.C542]+[.A543]" office:value-type="float" office:value="74.912649443" calcext:value-type="float">
            <text:p>74.912649443</text:p>
          </table:table-cell>
        </table:table-row>
        <table:table-row table:style-name="ro1">
          <table:table-cell office:value-type="float" office:value="0.12651256" calcext:value-type="float">
            <text:p>0.12651256</text:p>
          </table:table-cell>
          <table:table-cell office:value-type="float" office:value="7.9043536" calcext:value-type="float">
            <text:p>7.9043536</text:p>
          </table:table-cell>
          <table:table-cell table:formula="of:=[.C543]+[.A544]" office:value-type="float" office:value="75.039162003" calcext:value-type="float">
            <text:p>75.039162003</text:p>
          </table:table-cell>
        </table:table-row>
        <table:table-row table:style-name="ro1">
          <table:table-cell office:value-type="float" office:value="0.12762646" calcext:value-type="float">
            <text:p>0.12762646</text:p>
          </table:table-cell>
          <table:table-cell office:value-type="float" office:value="7.835366" calcext:value-type="float">
            <text:p>7.835366</text:p>
          </table:table-cell>
          <table:table-cell table:formula="of:=[.C544]+[.A545]" office:value-type="float" office:value="75.166788463" calcext:value-type="float">
            <text:p>75.166788463</text:p>
          </table:table-cell>
        </table:table-row>
        <table:table-row table:style-name="ro1">
          <table:table-cell office:value-type="float" office:value="0.12852675" calcext:value-type="float">
            <text:p>0.12852675</text:p>
          </table:table-cell>
          <table:table-cell office:value-type="float" office:value="7.780482" calcext:value-type="float">
            <text:p>7.780482</text:p>
          </table:table-cell>
          <table:table-cell table:formula="of:=[.C545]+[.A546]" office:value-type="float" office:value="75.295315213" calcext:value-type="float">
            <text:p>75.295315213</text:p>
          </table:table-cell>
        </table:table-row>
        <table:table-row table:style-name="ro1">
          <table:table-cell office:value-type="float" office:value="0.12938124" calcext:value-type="float">
            <text:p>0.12938124</text:p>
          </table:table-cell>
          <table:table-cell office:value-type="float" office:value="7.729096" calcext:value-type="float">
            <text:p>7.729096</text:p>
          </table:table-cell>
          <table:table-cell table:formula="of:=[.C546]+[.A547]" office:value-type="float" office:value="75.424696453" calcext:value-type="float">
            <text:p>75.424696453</text:p>
          </table:table-cell>
        </table:table-row>
        <table:table-row table:style-name="ro1">
          <table:table-cell office:value-type="float" office:value="0.130251" calcext:value-type="float">
            <text:p>0.130251</text:p>
          </table:table-cell>
          <table:table-cell office:value-type="float" office:value="7.6774836" calcext:value-type="float">
            <text:p>7.6774836</text:p>
          </table:table-cell>
          <table:table-cell table:formula="of:=[.C547]+[.A548]" office:value-type="float" office:value="75.554947453" calcext:value-type="float">
            <text:p>75.554947453</text:p>
          </table:table-cell>
        </table:table-row>
        <table:table-row table:style-name="ro1">
          <table:table-cell office:value-type="float" office:value="0.1311818" calcext:value-type="float">
            <text:p>0.1311818</text:p>
          </table:table-cell>
          <table:table-cell office:value-type="float" office:value="7.6230083" calcext:value-type="float">
            <text:p>7.6230083</text:p>
          </table:table-cell>
          <table:table-cell table:formula="of:=[.C548]+[.A549]" office:value-type="float" office:value="75.686129253" calcext:value-type="float">
            <text:p>75.686129253</text:p>
          </table:table-cell>
        </table:table-row>
        <table:table-row table:style-name="ro1">
          <table:table-cell office:value-type="float" office:value="0.13191424" calcext:value-type="float">
            <text:p>0.13191424</text:p>
          </table:table-cell>
          <table:table-cell office:value-type="float" office:value="7.5806828" calcext:value-type="float">
            <text:p>7.5806828</text:p>
          </table:table-cell>
          <table:table-cell table:formula="of:=[.C549]+[.A550]" office:value-type="float" office:value="75.818043493" calcext:value-type="float">
            <text:p>75.818043493</text:p>
          </table:table-cell>
        </table:table-row>
        <table:table-row table:style-name="ro1">
          <table:table-cell office:value-type="float" office:value="0.13255513" calcext:value-type="float">
            <text:p>0.13255513</text:p>
          </table:table-cell>
          <table:table-cell office:value-type="float" office:value="7.544031" calcext:value-type="float">
            <text:p>7.544031</text:p>
          </table:table-cell>
          <table:table-cell table:formula="of:=[.C550]+[.A551]" office:value-type="float" office:value="75.950598623" calcext:value-type="float">
            <text:p>75.950598623</text:p>
          </table:table-cell>
        </table:table-row>
        <table:table-row table:style-name="ro1">
          <table:table-cell office:value-type="float" office:value="0.13302815" calcext:value-type="float">
            <text:p>0.13302815</text:p>
          </table:table-cell>
          <table:table-cell office:value-type="float" office:value="7.517206" calcext:value-type="float">
            <text:p>7.517206</text:p>
          </table:table-cell>
          <table:table-cell table:formula="of:=[.C551]+[.A552]" office:value-type="float" office:value="76.083626773" calcext:value-type="float">
            <text:p>76.083626773</text:p>
          </table:table-cell>
        </table:table-row>
        <table:table-row table:style-name="ro1">
          <table:table-cell office:value-type="float" office:value="0.13322651" calcext:value-type="float">
            <text:p>0.13322651</text:p>
          </table:table-cell>
          <table:table-cell office:value-type="float" office:value="7.5060134" calcext:value-type="float">
            <text:p>7.5060134</text:p>
          </table:table-cell>
          <table:table-cell table:formula="of:=[.C552]+[.A553]" office:value-type="float" office:value="76.216853283" calcext:value-type="float">
            <text:p>76.216853283</text:p>
          </table:table-cell>
        </table:table-row>
        <table:table-row table:style-name="ro1">
          <table:table-cell office:value-type="float" office:value="0.13324177" calcext:value-type="float">
            <text:p>0.13324177</text:p>
          </table:table-cell>
          <table:table-cell office:value-type="float" office:value="7.5051537" calcext:value-type="float">
            <text:p>7.5051537</text:p>
          </table:table-cell>
          <table:table-cell table:formula="of:=[.C553]+[.A554]" office:value-type="float" office:value="76.350095053" calcext:value-type="float">
            <text:p>76.350095053</text:p>
          </table:table-cell>
        </table:table-row>
        <table:table-row table:style-name="ro1">
          <table:table-cell office:value-type="float" office:value="0.13304341" calcext:value-type="float">
            <text:p>0.13304341</text:p>
          </table:table-cell>
          <table:table-cell office:value-type="float" office:value="7.5163436" calcext:value-type="float">
            <text:p>7.5163436</text:p>
          </table:table-cell>
          <table:table-cell table:formula="of:=[.C554]+[.A555]" office:value-type="float" office:value="76.483138463" calcext:value-type="float">
            <text:p>76.483138463</text:p>
          </table:table-cell>
        </table:table-row>
        <table:table-row table:style-name="ro1">
          <table:table-cell office:value-type="float" office:value="0.13269246" calcext:value-type="float">
            <text:p>0.13269246</text:p>
          </table:table-cell>
          <table:table-cell office:value-type="float" office:value="7.5362234" calcext:value-type="float">
            <text:p>7.5362234</text:p>
          </table:table-cell>
          <table:table-cell table:formula="of:=[.C555]+[.A556]" office:value-type="float" office:value="76.615830923" calcext:value-type="float">
            <text:p>76.615830923</text:p>
          </table:table-cell>
        </table:table-row>
        <table:table-row table:style-name="ro1">
          <table:table-cell office:value-type="float" office:value="0.13258564" calcext:value-type="float">
            <text:p>0.13258564</text:p>
          </table:table-cell>
          <table:table-cell office:value-type="float" office:value="7.5422945" calcext:value-type="float">
            <text:p>7.5422945</text:p>
          </table:table-cell>
          <table:table-cell table:formula="of:=[.C556]+[.A557]" office:value-type="float" office:value="76.748416563" calcext:value-type="float">
            <text:p>76.748416563</text:p>
          </table:table-cell>
        </table:table-row>
        <table:table-row table:style-name="ro1">
          <table:table-cell office:value-type="float" office:value="0.13272297" calcext:value-type="float">
            <text:p>0.13272297</text:p>
          </table:table-cell>
          <table:table-cell office:value-type="float" office:value="7.5344906" calcext:value-type="float">
            <text:p>7.5344906</text:p>
          </table:table-cell>
          <table:table-cell table:formula="of:=[.C557]+[.A558]" office:value-type="float" office:value="76.881139533" calcext:value-type="float">
            <text:p>76.881139533</text:p>
          </table:table-cell>
        </table:table-row>
        <table:table-row table:style-name="ro1">
          <table:table-cell office:value-type="float" office:value="0.13337912" calcext:value-type="float">
            <text:p>0.13337912</text:p>
          </table:table-cell>
          <table:table-cell office:value-type="float" office:value="7.497425" calcext:value-type="float">
            <text:p>7.497425</text:p>
          </table:table-cell>
          <table:table-cell table:formula="of:=[.C558]+[.A559]" office:value-type="float" office:value="77.014518653" calcext:value-type="float">
            <text:p>77.014518653</text:p>
          </table:table-cell>
        </table:table-row>
        <table:table-row table:style-name="ro1">
          <table:table-cell office:value-type="float" office:value="0.1343557" calcext:value-type="float">
            <text:p>0.1343557</text:p>
          </table:table-cell>
          <table:table-cell office:value-type="float" office:value="7.4429297" calcext:value-type="float">
            <text:p>7.4429297</text:p>
          </table:table-cell>
          <table:table-cell table:formula="of:=[.C559]+[.A560]" office:value-type="float" office:value="77.148874353" calcext:value-type="float">
            <text:p>77.148874353</text:p>
          </table:table-cell>
        </table:table-row>
        <table:table-row table:style-name="ro1">
          <table:table-cell office:value-type="float" office:value="0.1350576" calcext:value-type="float">
            <text:p>0.1350576</text:p>
          </table:table-cell>
          <table:table-cell office:value-type="float" office:value="7.404248" calcext:value-type="float">
            <text:p>7.404248</text:p>
          </table:table-cell>
          <table:table-cell table:formula="of:=[.C560]+[.A561]" office:value-type="float" office:value="77.283931953" calcext:value-type="float">
            <text:p>77.283931953</text:p>
          </table:table-cell>
        </table:table-row>
        <table:table-row table:style-name="ro1">
          <table:table-cell office:value-type="float" office:value="0.13559167" calcext:value-type="float">
            <text:p>0.13559167</text:p>
          </table:table-cell>
          <table:table-cell office:value-type="float" office:value="7.3750844" calcext:value-type="float">
            <text:p>7.3750844</text:p>
          </table:table-cell>
          <table:table-cell table:formula="of:=[.C561]+[.A562]" office:value-type="float" office:value="77.419523623" calcext:value-type="float">
            <text:p>77.419523623</text:p>
          </table:table-cell>
        </table:table-row>
        <table:table-row table:style-name="ro1">
          <table:table-cell office:value-type="float" office:value="0.13629359" calcext:value-type="float">
            <text:p>0.13629359</text:p>
          </table:table-cell>
          <table:table-cell office:value-type="float" office:value="7.3371024" calcext:value-type="float">
            <text:p>7.3371024</text:p>
          </table:table-cell>
          <table:table-cell table:formula="of:=[.C562]+[.A563]" office:value-type="float" office:value="77.555817213" calcext:value-type="float">
            <text:p>77.555817213</text:p>
          </table:table-cell>
        </table:table-row>
        <table:table-row table:style-name="ro1">
          <table:table-cell office:value-type="float" office:value="0.13698024" calcext:value-type="float">
            <text:p>0.13698024</text:p>
          </table:table-cell>
          <table:table-cell office:value-type="float" office:value="7.3003235" calcext:value-type="float">
            <text:p>7.3003235</text:p>
          </table:table-cell>
          <table:table-cell table:formula="of:=[.C563]+[.A564]" office:value-type="float" office:value="77.692797453" calcext:value-type="float">
            <text:p>77.692797453</text:p>
          </table:table-cell>
        </table:table-row>
        <table:table-row table:style-name="ro1">
          <table:table-cell office:value-type="float" office:value="0.1373312" calcext:value-type="float">
            <text:p>0.1373312</text:p>
          </table:table-cell>
          <table:table-cell office:value-type="float" office:value="7.2816663" calcext:value-type="float">
            <text:p>7.2816663</text:p>
          </table:table-cell>
          <table:table-cell table:formula="of:=[.C564]+[.A565]" office:value-type="float" office:value="77.830128653" calcext:value-type="float">
            <text:p>77.830128653</text:p>
          </table:table-cell>
        </table:table-row>
        <table:table-row table:style-name="ro1">
          <table:table-cell office:value-type="float" office:value="0.1375906" calcext:value-type="float">
            <text:p>0.1375906</text:p>
          </table:table-cell>
          <table:table-cell office:value-type="float" office:value="7.267938" calcext:value-type="float">
            <text:p>7.267938</text:p>
          </table:table-cell>
          <table:table-cell table:formula="of:=[.C565]+[.A566]" office:value-type="float" office:value="77.967719253" calcext:value-type="float">
            <text:p>77.967719253</text:p>
          </table:table-cell>
        </table:table-row>
        <table:table-row table:style-name="ro1">
          <table:table-cell office:value-type="float" office:value="0.13791104" calcext:value-type="float">
            <text:p>0.13791104</text:p>
          </table:table-cell>
          <table:table-cell office:value-type="float" office:value="7.251051" calcext:value-type="float">
            <text:p>7.251051</text:p>
          </table:table-cell>
          <table:table-cell table:formula="of:=[.C566]+[.A567]" office:value-type="float" office:value="78.105630293" calcext:value-type="float">
            <text:p>78.105630293</text:p>
          </table:table-cell>
        </table:table-row>
        <table:table-row table:style-name="ro1">
          <table:table-cell office:value-type="float" office:value="0.13846037" calcext:value-type="float">
            <text:p>0.13846037</text:p>
          </table:table-cell>
          <table:table-cell office:value-type="float" office:value="7.2222834" calcext:value-type="float">
            <text:p>7.2222834</text:p>
          </table:table-cell>
          <table:table-cell table:formula="of:=[.C567]+[.A568]" office:value-type="float" office:value="78.244090663" calcext:value-type="float">
            <text:p>78.244090663</text:p>
          </table:table-cell>
        </table:table-row>
        <table:table-row table:style-name="ro1">
          <table:table-cell office:value-type="float" office:value="0.13916229" calcext:value-type="float">
            <text:p>0.13916229</text:p>
          </table:table-cell>
          <table:table-cell office:value-type="float" office:value="7.185855" calcext:value-type="float">
            <text:p>7.185855</text:p>
          </table:table-cell>
          <table:table-cell table:formula="of:=[.C568]+[.A569]" office:value-type="float" office:value="78.383252953" calcext:value-type="float">
            <text:p>78.383252953</text:p>
          </table:table-cell>
        </table:table-row>
        <table:table-row table:style-name="ro1">
          <table:table-cell office:value-type="float" office:value="0.1400473" calcext:value-type="float">
            <text:p>0.1400473</text:p>
          </table:table-cell>
          <table:table-cell office:value-type="float" office:value="7.140445" calcext:value-type="float">
            <text:p>7.140445</text:p>
          </table:table-cell>
          <table:table-cell table:formula="of:=[.C569]+[.A570]" office:value-type="float" office:value="78.523300253" calcext:value-type="float">
            <text:p>78.523300253</text:p>
          </table:table-cell>
        </table:table-row>
        <table:table-row table:style-name="ro1">
          <table:table-cell office:value-type="float" office:value="0.14077973" calcext:value-type="float">
            <text:p>0.14077973</text:p>
          </table:table-cell>
          <table:table-cell office:value-type="float" office:value="7.1032953" calcext:value-type="float">
            <text:p>7.1032953</text:p>
          </table:table-cell>
          <table:table-cell table:formula="of:=[.C570]+[.A571]" office:value-type="float" office:value="78.664079983" calcext:value-type="float">
            <text:p>78.664079983</text:p>
          </table:table-cell>
        </table:table-row>
        <table:table-row table:style-name="ro1">
          <table:table-cell office:value-type="float" office:value="0.1414664" calcext:value-type="float">
            <text:p>0.1414664</text:p>
          </table:table-cell>
          <table:table-cell office:value-type="float" office:value="7.068816" calcext:value-type="float">
            <text:p>7.068816</text:p>
          </table:table-cell>
          <table:table-cell table:formula="of:=[.C571]+[.A572]" office:value-type="float" office:value="78.805546383" calcext:value-type="float">
            <text:p>78.805546383</text:p>
          </table:table-cell>
        </table:table-row>
        <table:table-row table:style-name="ro1">
          <table:table-cell office:value-type="float" office:value="0.14219883" calcext:value-type="float">
            <text:p>0.14219883</text:p>
          </table:table-cell>
          <table:table-cell office:value-type="float" office:value="7.032407" calcext:value-type="float">
            <text:p>7.032407</text:p>
          </table:table-cell>
          <table:table-cell table:formula="of:=[.C572]+[.A573]" office:value-type="float" office:value="78.947745213" calcext:value-type="float">
            <text:p>78.947745213</text:p>
          </table:table-cell>
        </table:table-row>
        <table:table-row table:style-name="ro1">
          <table:table-cell office:value-type="float" office:value="0.14290074" calcext:value-type="float">
            <text:p>0.14290074</text:p>
          </table:table-cell>
          <table:table-cell office:value-type="float" office:value="6.9978647" calcext:value-type="float">
            <text:p>6.9978647</text:p>
          </table:table-cell>
          <table:table-cell table:formula="of:=[.C573]+[.A574]" office:value-type="float" office:value="79.090645953" calcext:value-type="float">
            <text:p>79.090645953</text:p>
          </table:table-cell>
        </table:table-row>
        <table:table-row table:style-name="ro1">
          <table:table-cell office:value-type="float" office:value="0.14335851" calcext:value-type="float">
            <text:p>0.14335851</text:p>
          </table:table-cell>
          <table:table-cell office:value-type="float" office:value="6.975519" calcext:value-type="float">
            <text:p>6.975519</text:p>
          </table:table-cell>
          <table:table-cell table:formula="of:=[.C574]+[.A575]" office:value-type="float" office:value="79.234004463" calcext:value-type="float">
            <text:p>79.234004463</text:p>
          </table:table-cell>
        </table:table-row>
        <table:table-row table:style-name="ro1">
          <table:table-cell office:value-type="float" office:value="0.14367895" calcext:value-type="float">
            <text:p>0.14367895</text:p>
          </table:table-cell>
          <table:table-cell office:value-type="float" office:value="6.959962" calcext:value-type="float">
            <text:p>6.959962</text:p>
          </table:table-cell>
          <table:table-cell table:formula="of:=[.C575]+[.A576]" office:value-type="float" office:value="79.377683413" calcext:value-type="float">
            <text:p>79.377683413</text:p>
          </table:table-cell>
        </table:table-row>
        <table:table-row table:style-name="ro1">
          <table:table-cell office:value-type="float" office:value="0.14406043" calcext:value-type="float">
            <text:p>0.14406043</text:p>
          </table:table-cell>
          <table:table-cell office:value-type="float" office:value="6.941531" calcext:value-type="float">
            <text:p>6.941531</text:p>
          </table:table-cell>
          <table:table-cell table:formula="of:=[.C576]+[.A577]" office:value-type="float" office:value="79.521743843" calcext:value-type="float">
            <text:p>79.521743843</text:p>
          </table:table-cell>
        </table:table-row>
        <table:table-row table:style-name="ro1">
          <table:table-cell office:value-type="float" office:value="0.14457923" calcext:value-type="float">
            <text:p>0.14457923</text:p>
          </table:table-cell>
          <table:table-cell office:value-type="float" office:value="6.9166226" calcext:value-type="float">
            <text:p>6.9166226</text:p>
          </table:table-cell>
          <table:table-cell table:formula="of:=[.C577]+[.A578]" office:value-type="float" office:value="79.666323073" calcext:value-type="float">
            <text:p>79.666323073</text:p>
          </table:table-cell>
        </table:table-row>
        <table:table-row table:style-name="ro1">
          <table:table-cell office:value-type="float" office:value="0.14505227" calcext:value-type="float">
            <text:p>0.14505227</text:p>
          </table:table-cell>
          <table:table-cell office:value-type="float" office:value="6.8940663" calcext:value-type="float">
            <text:p>6.8940663</text:p>
          </table:table-cell>
          <table:table-cell table:formula="of:=[.C578]+[.A579]" office:value-type="float" office:value="79.811375343" calcext:value-type="float">
            <text:p>79.811375343</text:p>
          </table:table-cell>
        </table:table-row>
        <table:table-row table:style-name="ro1">
          <table:table-cell office:value-type="float" office:value="0.14541848" calcext:value-type="float">
            <text:p>0.14541848</text:p>
          </table:table-cell>
          <table:table-cell office:value-type="float" office:value="6.8767047" calcext:value-type="float">
            <text:p>6.8767047</text:p>
          </table:table-cell>
          <table:table-cell table:formula="of:=[.C579]+[.A580]" office:value-type="float" office:value="79.956793823" calcext:value-type="float">
            <text:p>79.956793823</text:p>
          </table:table-cell>
        </table:table-row>
        <table:table-row table:style-name="ro1">
          <table:table-cell office:value-type="float" office:value="0.14592202" calcext:value-type="float">
            <text:p>0.14592202</text:p>
          </table:table-cell>
          <table:table-cell office:value-type="float" office:value="6.852975" calcext:value-type="float">
            <text:p>6.852975</text:p>
          </table:table-cell>
          <table:table-cell table:formula="of:=[.C580]+[.A581]" office:value-type="float" office:value="80.102715843" calcext:value-type="float">
            <text:p>80.102715843</text:p>
          </table:table-cell>
        </table:table-row>
        <table:table-row table:style-name="ro1">
          <table:table-cell office:value-type="float" office:value="0.14627299" calcext:value-type="float">
            <text:p>0.14627299</text:p>
          </table:table-cell>
          <table:table-cell office:value-type="float" office:value="6.836532" calcext:value-type="float">
            <text:p>6.836532</text:p>
          </table:table-cell>
          <table:table-cell table:formula="of:=[.C581]+[.A582]" office:value-type="float" office:value="80.248988833" calcext:value-type="float">
            <text:p>80.248988833</text:p>
          </table:table-cell>
        </table:table-row>
        <table:table-row table:style-name="ro1">
          <table:table-cell office:value-type="float" office:value="0.14634928" calcext:value-type="float">
            <text:p>0.14634928</text:p>
          </table:table-cell>
          <table:table-cell office:value-type="float" office:value="6.832968" calcext:value-type="float">
            <text:p>6.832968</text:p>
          </table:table-cell>
          <table:table-cell table:formula="of:=[.C582]+[.A583]" office:value-type="float" office:value="80.395338113" calcext:value-type="float">
            <text:p>80.395338113</text:p>
          </table:table-cell>
        </table:table-row>
        <table:table-row table:style-name="ro1">
          <table:table-cell office:value-type="float" office:value="0.14517434" calcext:value-type="float">
            <text:p>0.14517434</text:p>
          </table:table-cell>
          <table:table-cell office:value-type="float" office:value="6.8882694" calcext:value-type="float">
            <text:p>6.8882694</text:p>
          </table:table-cell>
          <table:table-cell table:formula="of:=[.C583]+[.A584]" office:value-type="float" office:value="80.540512453" calcext:value-type="float">
            <text:p>80.540512453</text:p>
          </table:table-cell>
        </table:table-row>
        <table:table-row table:style-name="ro1">
          <table:table-cell office:value-type="float" office:value="0.14215305" calcext:value-type="float">
            <text:p>0.14215305</text:p>
          </table:table-cell>
          <table:table-cell office:value-type="float" office:value="7.0346713" calcext:value-type="float">
            <text:p>7.0346713</text:p>
          </table:table-cell>
          <table:table-cell table:formula="of:=[.C584]+[.A585]" office:value-type="float" office:value="80.682665503" calcext:value-type="float">
            <text:p>80.682665503</text:p>
          </table:table-cell>
        </table:table-row>
        <table:table-row table:style-name="ro1">
          <table:table-cell office:value-type="float" office:value="0.13762112" calcext:value-type="float">
            <text:p>0.13762112</text:p>
          </table:table-cell>
          <table:table-cell office:value-type="float" office:value="7.2663264" calcext:value-type="float">
            <text:p>7.2663264</text:p>
          </table:table-cell>
          <table:table-cell table:formula="of:=[.C585]+[.A586]" office:value-type="float" office:value="80.820286623" calcext:value-type="float">
            <text:p>80.820286623</text:p>
          </table:table-cell>
        </table:table-row>
        <table:table-row table:style-name="ro1">
          <table:table-cell office:value-type="float" office:value="0.13296711" calcext:value-type="float">
            <text:p>0.13296711</text:p>
          </table:table-cell>
          <table:table-cell office:value-type="float" office:value="7.5206566" calcext:value-type="float">
            <text:p>7.5206566</text:p>
          </table:table-cell>
          <table:table-cell table:formula="of:=[.C586]+[.A587]" office:value-type="float" office:value="80.953253733" calcext:value-type="float">
            <text:p>80.953253733</text:p>
          </table:table-cell>
        </table:table-row>
        <table:table-row table:style-name="ro1">
          <table:table-cell office:value-type="float" office:value="0.1279469" calcext:value-type="float">
            <text:p>0.1279469</text:p>
          </table:table-cell>
          <table:table-cell office:value-type="float" office:value="7.8157425" calcext:value-type="float">
            <text:p>7.8157425</text:p>
          </table:table-cell>
          <table:table-cell table:formula="of:=[.C587]+[.A588]" office:value-type="float" office:value="81.081200633" calcext:value-type="float">
            <text:p>81.081200633</text:p>
          </table:table-cell>
        </table:table-row>
        <table:table-row table:style-name="ro1">
          <table:table-cell office:value-type="float" office:value="0.12364385" calcext:value-type="float">
            <text:p>0.12364385</text:p>
          </table:table-cell>
          <table:table-cell office:value-type="float" office:value="8.087746" calcext:value-type="float">
            <text:p>8.087746</text:p>
          </table:table-cell>
          <table:table-cell table:formula="of:=[.C588]+[.A589]" office:value-type="float" office:value="81.204844483" calcext:value-type="float">
            <text:p>81.204844483</text:p>
          </table:table-cell>
        </table:table-row>
        <table:table-row table:style-name="ro1">
          <table:table-cell office:value-type="float" office:value="0.11921874" calcext:value-type="float">
            <text:p>0.11921874</text:p>
          </table:table-cell>
          <table:table-cell office:value-type="float" office:value="8.387943" calcext:value-type="float">
            <text:p>8.387943</text:p>
          </table:table-cell>
          <table:table-cell table:formula="of:=[.C589]+[.A590]" office:value-type="float" office:value="81.324063223" calcext:value-type="float">
            <text:p>81.324063223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590]+[.A591]" office:value-type="float" office:value="81.439024693" calcext:value-type="float">
            <text:p>81.439024693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591]+[.A592]" office:value-type="float" office:value="81.550064593" calcext:value-type="float">
            <text:p>81.550064593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592]+[.A593]" office:value-type="float" office:value="81.658052693" calcext:value-type="float">
            <text:p>81.658052693</text:p>
          </table:table-cell>
        </table:table-row>
        <table:table-row table:style-name="ro1">
          <table:table-cell office:value-type="float" office:value="0.106340125" calcext:value-type="float">
            <text:p>0.106340125</text:p>
          </table:table-cell>
          <table:table-cell office:value-type="float" office:value="9.403788" calcext:value-type="float">
            <text:p>9.403788</text:p>
          </table:table-cell>
          <table:table-cell table:formula="of:=[.C593]+[.A594]" office:value-type="float" office:value="81.764392818" calcext:value-type="float">
            <text:p>81.764392818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594]+[.A595]" office:value-type="float" office:value="81.869939468" calcext:value-type="float">
            <text:p>81.869939468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595]+[.A596]" office:value-type="float" office:value="81.975135158" calcext:value-type="float">
            <text:p>81.975135158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596]+[.A597]" office:value-type="float" office:value="82.080254558" calcext:value-type="float">
            <text:p>82.080254558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597]+[.A598]" office:value-type="float" office:value="82.185480778" calcext:value-type="float">
            <text:p>82.185480778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598]+[.A599]" office:value-type="float" office:value="82.291164758" calcext:value-type="float">
            <text:p>82.291164758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599]+[.A600]" office:value-type="float" office:value="82.397337028" calcext:value-type="float">
            <text:p>82.397337028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600]+[.A601]" office:value-type="float" office:value="82.503997588" calcext:value-type="float">
            <text:p>82.503997588</text:p>
          </table:table-cell>
        </table:table-row>
        <table:table-row table:style-name="ro1">
          <table:table-cell office:value-type="float" office:value="0.1073167" calcext:value-type="float">
            <text:p>0.1073167</text:p>
          </table:table-cell>
          <table:table-cell office:value-type="float" office:value="9.318214" calcext:value-type="float">
            <text:p>9.318214</text:p>
          </table:table-cell>
          <table:table-cell table:formula="of:=[.C601]+[.A602]" office:value-type="float" office:value="82.611314288" calcext:value-type="float">
            <text:p>82.611314288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602]+[.A603]" office:value-type="float" office:value="82.719454973" calcext:value-type="float">
            <text:p>82.719454973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603]+[.A604]" office:value-type="float" office:value="82.828358613" calcext:value-type="float">
            <text:p>82.828358613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604]+[.A605]" office:value-type="float" office:value="82.938101503" calcext:value-type="float">
            <text:p>82.938101503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605]+[.A606]" office:value-type="float" office:value="83.048637853" calcext:value-type="float">
            <text:p>83.048637853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606]+[.A607]" office:value-type="float" office:value="83.159937159" calcext:value-type="float">
            <text:p>83.159937159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607]+[.A608]" office:value-type="float" office:value="83.271984153" calcext:value-type="float">
            <text:p>83.271984153</text:p>
          </table:table-cell>
        </table:table-row>
        <table:table-row table:style-name="ro1">
          <table:table-cell office:value-type="float" office:value="0.11258107" calcext:value-type="float">
            <text:p>0.11258107</text:p>
          </table:table-cell>
          <table:table-cell office:value-type="float" office:value="8.882488" calcext:value-type="float">
            <text:p>8.882488</text:p>
          </table:table-cell>
          <table:table-cell table:formula="of:=[.C608]+[.A609]" office:value-type="float" office:value="83.384565223" calcext:value-type="float">
            <text:p>83.384565223</text:p>
          </table:table-cell>
        </table:table-row>
        <table:table-row table:style-name="ro1">
          <table:table-cell office:value-type="float" office:value="0.11326772" calcext:value-type="float">
            <text:p>0.11326772</text:p>
          </table:table-cell>
          <table:table-cell office:value-type="float" office:value="8.828641" calcext:value-type="float">
            <text:p>8.828641</text:p>
          </table:table-cell>
          <table:table-cell table:formula="of:=[.C609]+[.A610]" office:value-type="float" office:value="83.497832943" calcext:value-type="float">
            <text:p>83.497832943</text:p>
          </table:table-cell>
        </table:table-row>
        <table:table-row table:style-name="ro1">
          <table:table-cell office:value-type="float" office:value="0.113923855" calcext:value-type="float">
            <text:p>0.113923855</text:p>
          </table:table-cell>
          <table:table-cell office:value-type="float" office:value="8.777793" calcext:value-type="float">
            <text:p>8.777793</text:p>
          </table:table-cell>
          <table:table-cell table:formula="of:=[.C610]+[.A611]" office:value-type="float" office:value="83.611756798" calcext:value-type="float">
            <text:p>83.611756798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611]+[.A612]" office:value-type="float" office:value="83.726245238" calcext:value-type="float">
            <text:p>83.726245238</text:p>
          </table:table-cell>
        </table:table-row>
        <table:table-row table:style-name="ro1">
          <table:table-cell office:value-type="float" office:value="0.11494621" calcext:value-type="float">
            <text:p>0.11494621</text:p>
          </table:table-cell>
          <table:table-cell office:value-type="float" office:value="8.699721" calcext:value-type="float">
            <text:p>8.699721</text:p>
          </table:table-cell>
          <table:table-cell table:formula="of:=[.C612]+[.A613]" office:value-type="float" office:value="83.841191448" calcext:value-type="float">
            <text:p>83.841191448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613]+[.A614]" office:value-type="float" office:value="83.956305508" calcext:value-type="float">
            <text:p>83.956305508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614]+[.A615]" office:value-type="float" office:value="84.071205938" calcext:value-type="float">
            <text:p>84.071205938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615]+[.A616]" office:value-type="float" office:value="84.185618082" calcext:value-type="float">
            <text:p>84.185618082</text:p>
          </table:table-cell>
        </table:table-row>
        <table:table-row table:style-name="ro1">
          <table:table-cell office:value-type="float" office:value="0.11313039" calcext:value-type="float">
            <text:p>0.11313039</text:p>
          </table:table-cell>
          <table:table-cell office:value-type="float" office:value="8.839357" calcext:value-type="float">
            <text:p>8.839357</text:p>
          </table:table-cell>
          <table:table-cell table:formula="of:=[.C616]+[.A617]" office:value-type="float" office:value="84.298748472" calcext:value-type="float">
            <text:p>84.298748472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617]+[.A618]" office:value-type="float" office:value="84.409956222" calcext:value-type="float">
            <text:p>84.409956222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618]+[.A619]" office:value-type="float" office:value="84.518920896" calcext:value-type="float">
            <text:p>84.518920896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619]+[.A620]" office:value-type="float" office:value="84.625566196" calcext:value-type="float">
            <text:p>84.625566196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620]+[.A621]" office:value-type="float" office:value="84.729968426" calcext:value-type="float">
            <text:p>84.729968426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621]+[.A622]" office:value-type="float" office:value="84.832585346" calcext:value-type="float">
            <text:p>84.832585346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622]+[.A623]" office:value-type="float" office:value="84.933706886" calcext:value-type="float">
            <text:p>84.933706886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623]+[.A624]" office:value-type="float" office:value="85.033653482" calcext:value-type="float">
            <text:p>85.033653482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624]+[.A625]" office:value-type="float" office:value="85.132547206" calcext:value-type="float">
            <text:p>85.132547206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625]+[.A626]" office:value-type="float" office:value="85.230555906" calcext:value-type="float">
            <text:p>85.230555906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626]+[.A627]" office:value-type="float" office:value="85.327923722" calcext:value-type="float">
            <text:p>85.327923722</text:p>
          </table:table-cell>
        </table:table-row>
        <table:table-row table:style-name="ro1">
          <table:table-cell office:value-type="float" office:value="0.09692531" calcext:value-type="float">
            <text:p>0.09692531</text:p>
          </table:table-cell>
          <table:table-cell office:value-type="float" office:value="10.317223" calcext:value-type="float">
            <text:p>10.317223</text:p>
          </table:table-cell>
          <table:table-cell table:formula="of:=[.C627]+[.A628]" office:value-type="float" office:value="85.424849032" calcext:value-type="float">
            <text:p>85.424849032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628]+[.A629]" office:value-type="float" office:value="85.521408122" calcext:value-type="float">
            <text:p>85.521408122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629]+[.A630]" office:value-type="float" office:value="85.617509442" calcext:value-type="float">
            <text:p>85.617509442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630]+[.A631]" office:value-type="float" office:value="85.713137732" calcext:value-type="float">
            <text:p>85.713137732</text:p>
          </table:table-cell>
        </table:table-row>
        <table:table-row table:style-name="ro1">
          <table:table-cell office:value-type="float" office:value="0.095231555" calcext:value-type="float">
            <text:p>0.095231555</text:p>
          </table:table-cell>
          <table:table-cell office:value-type="float" office:value="10.500721" calcext:value-type="float">
            <text:p>10.500721</text:p>
          </table:table-cell>
          <table:table-cell table:formula="of:=[.C631]+[.A632]" office:value-type="float" office:value="85.808369287" calcext:value-type="float">
            <text:p>85.808369287</text:p>
          </table:table-cell>
        </table:table-row>
        <table:table-row table:style-name="ro1">
          <table:table-cell office:value-type="float" office:value="0.09481956" calcext:value-type="float">
            <text:p>0.09481956</text:p>
          </table:table-cell>
          <table:table-cell office:value-type="float" office:value="10.546347" calcext:value-type="float">
            <text:p>10.546347</text:p>
          </table:table-cell>
          <table:table-cell table:formula="of:=[.C632]+[.A633]" office:value-type="float" office:value="85.903188847" calcext:value-type="float">
            <text:p>85.903188847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633]+[.A634]" office:value-type="float" office:value="85.997672717" calcext:value-type="float">
            <text:p>85.997672717</text:p>
          </table:table-cell>
        </table:table-row>
        <table:table-row table:style-name="ro1">
          <table:table-cell office:value-type="float" office:value="0.09422446" calcext:value-type="float">
            <text:p>0.09422446</text:p>
          </table:table-cell>
          <table:table-cell office:value-type="float" office:value="10.612955" calcext:value-type="float">
            <text:p>10.612955</text:p>
          </table:table-cell>
          <table:table-cell table:formula="of:=[.C634]+[.A635]" office:value-type="float" office:value="86.091897177" calcext:value-type="float">
            <text:p>86.091897177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635]+[.A636]" office:value-type="float" office:value="86.186060602" calcext:value-type="float">
            <text:p>86.186060602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636]+[.A637]" office:value-type="float" office:value="86.280224027" calcext:value-type="float">
            <text:p>86.280224027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37]+[.A638]" office:value-type="float" office:value="86.374433227" calcext:value-type="float">
            <text:p>86.374433227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38]+[.A639]" office:value-type="float" office:value="86.468642427" calcext:value-type="float">
            <text:p>86.468642427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639]+[.A640]" office:value-type="float" office:value="86.562943181" calcext:value-type="float">
            <text:p>86.562943181</text:p>
          </table:table-cell>
        </table:table-row>
        <table:table-row table:style-name="ro1">
          <table:table-cell office:value-type="float" office:value="0.09431601" calcext:value-type="float">
            <text:p>0.09431601</text:p>
          </table:table-cell>
          <table:table-cell office:value-type="float" office:value="10.6026535" calcext:value-type="float">
            <text:p>10.6026535</text:p>
          </table:table-cell>
          <table:table-cell table:formula="of:=[.C640]+[.A641]" office:value-type="float" office:value="86.657259191" calcext:value-type="float">
            <text:p>86.657259191</text:p>
          </table:table-cell>
        </table:table-row>
        <table:table-row table:style-name="ro1">
          <table:table-cell office:value-type="float" office:value="0.09431601" calcext:value-type="float">
            <text:p>0.09431601</text:p>
          </table:table-cell>
          <table:table-cell office:value-type="float" office:value="10.6026535" calcext:value-type="float">
            <text:p>10.6026535</text:p>
          </table:table-cell>
          <table:table-cell table:formula="of:=[.C641]+[.A642]" office:value-type="float" office:value="86.751575201" calcext:value-type="float">
            <text:p>86.751575201</text:p>
          </table:table-cell>
        </table:table-row>
        <table:table-row table:style-name="ro1">
          <table:table-cell office:value-type="float" office:value="0.09437705" calcext:value-type="float">
            <text:p>0.09437705</text:p>
          </table:table-cell>
          <table:table-cell office:value-type="float" office:value="10.595797" calcext:value-type="float">
            <text:p>10.595797</text:p>
          </table:table-cell>
          <table:table-cell table:formula="of:=[.C642]+[.A643]" office:value-type="float" office:value="86.845952251" calcext:value-type="float">
            <text:p>86.845952251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643]+[.A644]" office:value-type="float" office:value="86.940436121" calcext:value-type="float">
            <text:p>86.940436121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644]+[.A645]" office:value-type="float" office:value="87.035026801" calcext:value-type="float">
            <text:p>87.035026801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645]+[.A646]" office:value-type="float" office:value="87.129617481" calcext:value-type="float">
            <text:p>87.129617481</text:p>
          </table:table-cell>
        </table:table-row>
        <table:table-row table:style-name="ro1">
          <table:table-cell office:value-type="float" office:value="0.0948043" calcext:value-type="float">
            <text:p>0.0948043</text:p>
          </table:table-cell>
          <table:table-cell office:value-type="float" office:value="10.548044" calcext:value-type="float">
            <text:p>10.548044</text:p>
          </table:table-cell>
          <table:table-cell table:formula="of:=[.C646]+[.A647]" office:value-type="float" office:value="87.224421781" calcext:value-type="float">
            <text:p>87.224421781</text:p>
          </table:table-cell>
        </table:table-row>
        <table:table-row table:style-name="ro1">
          <table:table-cell office:value-type="float" office:value="0.09503319" calcext:value-type="float">
            <text:p>0.09503319</text:p>
          </table:table-cell>
          <table:table-cell office:value-type="float" office:value="10.522639" calcext:value-type="float">
            <text:p>10.522639</text:p>
          </table:table-cell>
          <table:table-cell table:formula="of:=[.C647]+[.A648]" office:value-type="float" office:value="87.319454971" calcext:value-type="float">
            <text:p>87.319454971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48]+[.A649]" office:value-type="float" office:value="87.414900151" calcext:value-type="float">
            <text:p>87.414900151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649]+[.A650]" office:value-type="float" office:value="87.510696291" calcext:value-type="float">
            <text:p>87.510696291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50]+[.A651]" office:value-type="float" office:value="87.607057011" calcext:value-type="float">
            <text:p>87.607057011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651]+[.A652]" office:value-type="float" office:value="87.703906021" calcext:value-type="float">
            <text:p>87.703906021</text:p>
          </table:table-cell>
        </table:table-row>
        <table:table-row table:style-name="ro1">
          <table:table-cell office:value-type="float" office:value="0.09752041" calcext:value-type="float">
            <text:p>0.09752041</text:p>
          </table:table-cell>
          <table:table-cell office:value-type="float" office:value="10.254264" calcext:value-type="float">
            <text:p>10.254264</text:p>
          </table:table-cell>
          <table:table-cell table:formula="of:=[.C652]+[.A653]" office:value-type="float" office:value="87.801426431" calcext:value-type="float">
            <text:p>87.801426431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653]+[.A654]" office:value-type="float" office:value="87.899541941" calcext:value-type="float">
            <text:p>87.899541941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654]+[.A655]" office:value-type="float" office:value="87.998130481" calcext:value-type="float">
            <text:p>87.998130481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655]+[.A656]" office:value-type="float" office:value="88.097237831" calcext:value-type="float">
            <text:p>88.097237831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656]+[.A657]" office:value-type="float" office:value="88.196863981" calcext:value-type="float">
            <text:p>88.196863981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657]+[.A658]" office:value-type="float" office:value="88.297146271" calcext:value-type="float">
            <text:p>88.297146271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658]+[.A659]" office:value-type="float" office:value="88.398023671" calcext:value-type="float">
            <text:p>88.398023671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659]+[.A660]" office:value-type="float" office:value="88.499496171" calcext:value-type="float">
            <text:p>88.499496171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660]+[.A661]" office:value-type="float" office:value="88.601777391" calcext:value-type="float">
            <text:p>88.601777391</text:p>
          </table:table-cell>
        </table:table-row>
        <table:table-row table:style-name="ro1">
          <table:table-cell office:value-type="float" office:value="0.10293736" calcext:value-type="float">
            <text:p>0.10293736</text:p>
          </table:table-cell>
          <table:table-cell office:value-type="float" office:value="9.714645" calcext:value-type="float">
            <text:p>9.714645</text:p>
          </table:table-cell>
          <table:table-cell table:formula="of:=[.C661]+[.A662]" office:value-type="float" office:value="88.704714751" calcext:value-type="float">
            <text:p>88.704714751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662]+[.A663]" office:value-type="float" office:value="88.808415061" calcext:value-type="float">
            <text:p>88.808415061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663]+[.A664]" office:value-type="float" office:value="88.912771511" calcext:value-type="float">
            <text:p>88.912771511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664]+[.A665]" office:value-type="float" office:value="89.017906171" calcext:value-type="float">
            <text:p>89.017906171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665]+[.A666]" office:value-type="float" office:value="89.124078441" calcext:value-type="float">
            <text:p>89.124078441</text:p>
          </table:table-cell>
        </table:table-row>
        <table:table-row table:style-name="ro1">
          <table:table-cell office:value-type="float" office:value="0.10714885" calcext:value-type="float">
            <text:p>0.10714885</text:p>
          </table:table-cell>
          <table:table-cell office:value-type="float" office:value="9.332811" calcext:value-type="float">
            <text:p>9.332811</text:p>
          </table:table-cell>
          <table:table-cell table:formula="of:=[.C666]+[.A667]" office:value-type="float" office:value="89.231227291" calcext:value-type="float">
            <text:p>89.231227291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667]+[.A668]" office:value-type="float" office:value="89.339398501" calcext:value-type="float">
            <text:p>89.339398501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668]+[.A669]" office:value-type="float" office:value="89.448668361" calcext:value-type="float">
            <text:p>89.448668361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669]+[.A670]" office:value-type="float" office:value="89.559128421" calcext:value-type="float">
            <text:p>89.559128421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670]+[.A671]" office:value-type="float" office:value="89.670671871" calcext:value-type="float">
            <text:p>89.670671871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671]+[.A672]" office:value-type="float" office:value="89.783298711" calcext:value-type="float">
            <text:p>89.783298711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672]+[.A673]" office:value-type="float" office:value="89.896902131" calcext:value-type="float">
            <text:p>89.896902131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673]+[.A674]" office:value-type="float" office:value="90.011283757" calcext:value-type="float">
            <text:p>90.011283757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674]+[.A675]" office:value-type="float" office:value="90.126001087" calcext:value-type="float">
            <text:p>90.126001087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675]+[.A676]" office:value-type="float" office:value="90.240764187" calcext:value-type="float">
            <text:p>90.240764187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676]+[.A677]" office:value-type="float" office:value="90.354749077" calcext:value-type="float">
            <text:p>90.35474907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677]+[.A678]" office:value-type="float" office:value="90.467055477" calcext:value-type="float">
            <text:p>90.467055477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678]+[.A679]" office:value-type="float" office:value="90.577454497" calcext:value-type="float">
            <text:p>90.577454497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679]+[.A680]" office:value-type="float" office:value="90.685976657" calcext:value-type="float">
            <text:p>90.685976657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680]+[.A681]" office:value-type="float" office:value="90.792530407" calcext:value-type="float">
            <text:p>90.792530407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681]+[.A682]" office:value-type="float" office:value="90.897054707" calcext:value-type="float">
            <text:p>90.897054707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682]+[.A683]" office:value-type="float" office:value="90.999854741" calcext:value-type="float">
            <text:p>90.999854741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683]+[.A684]" office:value-type="float" office:value="91.101113611" calcext:value-type="float">
            <text:p>91.101113611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684]+[.A685]" office:value-type="float" office:value="91.201121241" calcext:value-type="float">
            <text:p>91.201121241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685]+[.A686]" office:value-type="float" office:value="91.300091261" calcext:value-type="float">
            <text:p>91.300091261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686]+[.A687]" office:value-type="float" office:value="91.398160996" calcext:value-type="float">
            <text:p>91.398160996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687]+[.A688]" office:value-type="float" office:value="91.495437256" calcext:value-type="float">
            <text:p>91.495437256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688]+[.A689]" office:value-type="float" office:value="91.592087901" calcext:value-type="float">
            <text:p>91.592087901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689]+[.A690]" office:value-type="float" office:value="91.688128187" calcext:value-type="float">
            <text:p>91.688128187</text:p>
          </table:table-cell>
        </table:table-row>
        <table:table-row table:style-name="ro1">
          <table:table-cell office:value-type="float" office:value="0.09550622" calcext:value-type="float">
            <text:p>0.09550622</text:p>
          </table:table-cell>
          <table:table-cell office:value-type="float" office:value="10.470522" calcext:value-type="float">
            <text:p>10.470522</text:p>
          </table:table-cell>
          <table:table-cell table:formula="of:=[.C690]+[.A691]" office:value-type="float" office:value="91.783634407" calcext:value-type="float">
            <text:p>91.783634407</text:p>
          </table:table-cell>
        </table:table-row>
        <table:table-row table:style-name="ro1">
          <table:table-cell office:value-type="float" office:value="0.09506371" calcext:value-type="float">
            <text:p>0.09506371</text:p>
          </table:table-cell>
          <table:table-cell office:value-type="float" office:value="10.519261" calcext:value-type="float">
            <text:p>10.519261</text:p>
          </table:table-cell>
          <table:table-cell table:formula="of:=[.C691]+[.A692]" office:value-type="float" office:value="91.878698117" calcext:value-type="float">
            <text:p>91.878698117</text:p>
          </table:table-cell>
        </table:table-row>
        <table:table-row table:style-name="ro1">
          <table:table-cell office:value-type="float" office:value="0.09474327" calcext:value-type="float">
            <text:p>0.09474327</text:p>
          </table:table-cell>
          <table:table-cell office:value-type="float" office:value="10.554839" calcext:value-type="float">
            <text:p>10.554839</text:p>
          </table:table-cell>
          <table:table-cell table:formula="of:=[.C692]+[.A693]" office:value-type="float" office:value="91.973441387" calcext:value-type="float">
            <text:p>91.973441387</text:p>
          </table:table-cell>
        </table:table-row>
        <table:table-row table:style-name="ro1">
          <table:table-cell office:value-type="float" office:value="0.094499126" calcext:value-type="float">
            <text:p>0.094499126</text:p>
          </table:table-cell>
          <table:table-cell office:value-type="float" office:value="10.582108" calcext:value-type="float">
            <text:p>10.582108</text:p>
          </table:table-cell>
          <table:table-cell table:formula="of:=[.C693]+[.A694]" office:value-type="float" office:value="92.067940513" calcext:value-type="float">
            <text:p>92.067940513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694]+[.A695]" office:value-type="float" office:value="92.162058163" calcext:value-type="float">
            <text:p>92.162058163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695]+[.A696]" office:value-type="float" office:value="92.256023213" calcext:value-type="float">
            <text:p>92.256023213</text:p>
          </table:table-cell>
        </table:table-row>
        <table:table-row table:style-name="ro1">
          <table:table-cell office:value-type="float" office:value="0.094056614" calcext:value-type="float">
            <text:p>0.094056614</text:p>
          </table:table-cell>
          <table:table-cell office:value-type="float" office:value="10.631894" calcext:value-type="float">
            <text:p>10.631894</text:p>
          </table:table-cell>
          <table:table-cell table:formula="of:=[.C696]+[.A697]" office:value-type="float" office:value="92.350079827" calcext:value-type="float">
            <text:p>92.350079827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697]+[.A698]" office:value-type="float" office:value="92.444044877" calcext:value-type="float">
            <text:p>92.444044877</text:p>
          </table:table-cell>
        </table:table-row>
        <table:table-row table:style-name="ro1">
          <table:table-cell office:value-type="float" office:value="0.094026096" calcext:value-type="float">
            <text:p>0.094026096</text:p>
          </table:table-cell>
          <table:table-cell office:value-type="float" office:value="10.635345" calcext:value-type="float">
            <text:p>10.635345</text:p>
          </table:table-cell>
          <table:table-cell table:formula="of:=[.C698]+[.A699]" office:value-type="float" office:value="92.538070973" calcext:value-type="float">
            <text:p>92.538070973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99]+[.A700]" office:value-type="float" office:value="92.632280173" calcext:value-type="float">
            <text:p>92.632280173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700]+[.A701]" office:value-type="float" office:value="92.726580927" calcext:value-type="float">
            <text:p>92.726580927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701]+[.A702]" office:value-type="float" office:value="92.821049527" calcext:value-type="float">
            <text:p>92.821049527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702]+[.A703]" office:value-type="float" office:value="92.915670727" calcext:value-type="float">
            <text:p>92.915670727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703]+[.A704]" office:value-type="float" office:value="93.010429252" calcext:value-type="float">
            <text:p>93.010429252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04]+[.A705]" office:value-type="float" office:value="93.105294592" calcext:value-type="float">
            <text:p>93.105294592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05]+[.A706]" office:value-type="float" office:value="93.200159932" calcext:value-type="float">
            <text:p>93.200159932</text:p>
          </table:table-cell>
        </table:table-row>
        <table:table-row table:style-name="ro1">
          <table:table-cell office:value-type="float" office:value="0.09509423" calcext:value-type="float">
            <text:p>0.09509423</text:p>
          </table:table-cell>
          <table:table-cell office:value-type="float" office:value="10.515885" calcext:value-type="float">
            <text:p>10.515885</text:p>
          </table:table-cell>
          <table:table-cell table:formula="of:=[.C706]+[.A707]" office:value-type="float" office:value="93.295254162" calcext:value-type="float">
            <text:p>93.295254162</text:p>
          </table:table-cell>
        </table:table-row>
        <table:table-row table:style-name="ro1">
          <table:table-cell office:value-type="float" office:value="0.095368885" calcext:value-type="float">
            <text:p>0.095368885</text:p>
          </table:table-cell>
          <table:table-cell office:value-type="float" office:value="10.4856" calcext:value-type="float">
            <text:p>10.4856</text:p>
          </table:table-cell>
          <table:table-cell table:formula="of:=[.C707]+[.A708]" office:value-type="float" office:value="93.390623047" calcext:value-type="float">
            <text:p>93.390623047</text:p>
          </table:table-cell>
        </table:table-row>
        <table:table-row table:style-name="ro1">
          <table:table-cell office:value-type="float" office:value="0.095582515" calcext:value-type="float">
            <text:p>0.095582515</text:p>
          </table:table-cell>
          <table:table-cell office:value-type="float" office:value="10.462165" calcext:value-type="float">
            <text:p>10.462165</text:p>
          </table:table-cell>
          <table:table-cell table:formula="of:=[.C708]+[.A709]" office:value-type="float" office:value="93.486205562" calcext:value-type="float">
            <text:p>93.486205562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709]+[.A710]" office:value-type="float" office:value="93.582123772" calcext:value-type="float">
            <text:p>93.582123772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710]+[.A711]" office:value-type="float" office:value="93.678438716" calcext:value-type="float">
            <text:p>93.678438716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711]+[.A712]" office:value-type="float" office:value="93.775211431" calcext:value-type="float">
            <text:p>93.775211431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712]+[.A713]" office:value-type="float" office:value="93.872457176" calcext:value-type="float">
            <text:p>93.872457176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713]+[.A714]" office:value-type="float" office:value="93.97019121" calcext:value-type="float">
            <text:p>93.97019121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714]+[.A715]" office:value-type="float" office:value="94.0684745699999" calcext:value-type="float">
            <text:p>94.0684745699999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15]+[.A716]" office:value-type="float" office:value="94.167353036" calcext:value-type="float">
            <text:p>94.167353036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716]+[.A717]" office:value-type="float" office:value="94.2669028959999" calcext:value-type="float">
            <text:p>94.2669028959999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717]+[.A718]" office:value-type="float" office:value="94.367215706" calcext:value-type="float">
            <text:p>94.367215706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718]+[.A719]" office:value-type="float" office:value="94.4683830199999" calcext:value-type="float">
            <text:p>94.4683830199999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719]+[.A720]" office:value-type="float" office:value="94.570481135" calcext:value-type="float">
            <text:p>94.570481135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720]+[.A721]" office:value-type="float" office:value="94.673510051" calcext:value-type="float">
            <text:p>94.673510051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721]+[.A722]" office:value-type="float" office:value="94.777515541" calcext:value-type="float">
            <text:p>94.777515541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722]+[.A723]" office:value-type="float" office:value="94.882512871" calcext:value-type="float">
            <text:p>94.882512871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723]+[.A724]" office:value-type="float" office:value="94.988593591" calcext:value-type="float">
            <text:p>94.988593591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724]+[.A725]" office:value-type="float" office:value="95.095635631" calcext:value-type="float">
            <text:p>95.095635631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725]+[.A726]" office:value-type="float" office:value="95.203822101" calcext:value-type="float">
            <text:p>95.203822101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726]+[.A727]" office:value-type="float" office:value="95.313061441" calcext:value-type="float">
            <text:p>95.313061441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27]+[.A728]" office:value-type="float" office:value="95.423429946" calcext:value-type="float">
            <text:p>95.423429946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728]+[.A729]" office:value-type="float" office:value="95.535003916" calcext:value-type="float">
            <text:p>95.535003916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729]+[.A730]" office:value-type="float" office:value="95.647676536" calcext:value-type="float">
            <text:p>95.647676536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730]+[.A731]" office:value-type="float" office:value="95.761554616" calcext:value-type="float">
            <text:p>95.761554616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731]+[.A732]" office:value-type="float" office:value="95.876622906" calcext:value-type="float">
            <text:p>95.876622906</text:p>
          </table:table-cell>
        </table:table-row>
        <table:table-row table:style-name="ro1">
          <table:table-cell office:value-type="float" office:value="0.11619745" calcext:value-type="float">
            <text:p>0.11619745</text:p>
          </table:table-cell>
          <table:table-cell office:value-type="float" office:value="8.606041" calcext:value-type="float">
            <text:p>8.606041</text:p>
          </table:table-cell>
          <table:table-cell table:formula="of:=[.C732]+[.A733]" office:value-type="float" office:value="95.9928203559999" calcext:value-type="float">
            <text:p>95.9928203559999</text:p>
          </table:table-cell>
        </table:table-row>
        <table:table-row table:style-name="ro1">
          <table:table-cell office:value-type="float" office:value="0.117463954" calcext:value-type="float">
            <text:p>0.117463954</text:p>
          </table:table-cell>
          <table:table-cell office:value-type="float" office:value="8.513249" calcext:value-type="float">
            <text:p>8.513249</text:p>
          </table:table-cell>
          <table:table-cell table:formula="of:=[.C733]+[.A734]" office:value-type="float" office:value="96.11028431" calcext:value-type="float">
            <text:p>96.11028431</text:p>
          </table:table-cell>
        </table:table-row>
        <table:table-row table:style-name="ro1">
          <table:table-cell office:value-type="float" office:value="0.11866941" calcext:value-type="float">
            <text:p>0.11866941</text:p>
          </table:table-cell>
          <table:table-cell office:value-type="float" office:value="8.426771" calcext:value-type="float">
            <text:p>8.426771</text:p>
          </table:table-cell>
          <table:table-cell table:formula="of:=[.C734]+[.A735]" office:value-type="float" office:value="96.22895372" calcext:value-type="float">
            <text:p>96.22895372</text:p>
          </table:table-cell>
        </table:table-row>
        <table:table-row table:style-name="ro1">
          <table:table-cell office:value-type="float" office:value="0.119920656" calcext:value-type="float">
            <text:p>0.119920656</text:p>
          </table:table-cell>
          <table:table-cell office:value-type="float" office:value="8.338847" calcext:value-type="float">
            <text:p>8.338847</text:p>
          </table:table-cell>
          <table:table-cell table:formula="of:=[.C735]+[.A736]" office:value-type="float" office:value="96.348874376" calcext:value-type="float">
            <text:p>96.348874376</text:p>
          </table:table-cell>
        </table:table-row>
        <table:table-row table:style-name="ro1">
          <table:table-cell office:value-type="float" office:value="0.12117189" calcext:value-type="float">
            <text:p>0.12117189</text:p>
          </table:table-cell>
          <table:table-cell office:value-type="float" office:value="8.252739" calcext:value-type="float">
            <text:p>8.252739</text:p>
          </table:table-cell>
          <table:table-cell table:formula="of:=[.C736]+[.A737]" office:value-type="float" office:value="96.470046266" calcext:value-type="float">
            <text:p>96.470046266</text:p>
          </table:table-cell>
        </table:table-row>
        <table:table-row table:style-name="ro1">
          <table:table-cell office:value-type="float" office:value="0.122407876" calcext:value-type="float">
            <text:p>0.122407876</text:p>
          </table:table-cell>
          <table:table-cell office:value-type="float" office:value="8.169409" calcext:value-type="float">
            <text:p>8.169409</text:p>
          </table:table-cell>
          <table:table-cell table:formula="of:=[.C737]+[.A738]" office:value-type="float" office:value="96.592454142" calcext:value-type="float">
            <text:p>96.592454142</text:p>
          </table:table-cell>
        </table:table-row>
        <table:table-row table:style-name="ro1">
          <table:table-cell office:value-type="float" office:value="0.12367437" calcext:value-type="float">
            <text:p>0.12367437</text:p>
          </table:table-cell>
          <table:table-cell office:value-type="float" office:value="8.08575" calcext:value-type="float">
            <text:p>8.08575</text:p>
          </table:table-cell>
          <table:table-cell table:formula="of:=[.C738]+[.A739]" office:value-type="float" office:value="96.716128512" calcext:value-type="float">
            <text:p>96.716128512</text:p>
          </table:table-cell>
        </table:table-row>
        <table:table-row table:style-name="ro1">
          <table:table-cell office:value-type="float" office:value="0.12487984" calcext:value-type="float">
            <text:p>0.12487984</text:p>
          </table:table-cell>
          <table:table-cell office:value-type="float" office:value="8.007698" calcext:value-type="float">
            <text:p>8.007698</text:p>
          </table:table-cell>
          <table:table-cell table:formula="of:=[.C739]+[.A740]" office:value-type="float" office:value="96.841008352" calcext:value-type="float">
            <text:p>96.841008352</text:p>
          </table:table-cell>
        </table:table-row>
        <table:table-row table:style-name="ro1">
          <table:table-cell office:value-type="float" office:value="0.12591745" calcext:value-type="float">
            <text:p>0.12591745</text:p>
          </table:table-cell>
          <table:table-cell office:value-type="float" office:value="7.941711" calcext:value-type="float">
            <text:p>7.941711</text:p>
          </table:table-cell>
          <table:table-cell table:formula="of:=[.C740]+[.A741]" office:value-type="float" office:value="96.966925802" calcext:value-type="float">
            <text:p>96.966925802</text:p>
          </table:table-cell>
        </table:table-row>
        <table:table-row table:style-name="ro1">
          <table:table-cell office:value-type="float" office:value="0.12677196" calcext:value-type="float">
            <text:p>0.12677196</text:p>
          </table:table-cell>
          <table:table-cell office:value-type="float" office:value="7.88818" calcext:value-type="float">
            <text:p>7.88818</text:p>
          </table:table-cell>
          <table:table-cell table:formula="of:=[.C741]+[.A742]" office:value-type="float" office:value="97.093697762" calcext:value-type="float">
            <text:p>97.093697762</text:p>
          </table:table-cell>
        </table:table-row>
        <table:table-row table:style-name="ro1">
          <table:table-cell office:value-type="float" office:value="0.12736705" calcext:value-type="float">
            <text:p>0.12736705</text:p>
          </table:table-cell>
          <table:table-cell office:value-type="float" office:value="7.851324" calcext:value-type="float">
            <text:p>7.851324</text:p>
          </table:table-cell>
          <table:table-cell table:formula="of:=[.C742]+[.A743]" office:value-type="float" office:value="97.221064812" calcext:value-type="float">
            <text:p>97.221064812</text:p>
          </table:table-cell>
        </table:table-row>
        <table:table-row table:style-name="ro1">
          <table:table-cell office:value-type="float" office:value="0.12764172" calcext:value-type="float">
            <text:p>0.12764172</text:p>
          </table:table-cell>
          <table:table-cell office:value-type="float" office:value="7.8344293" calcext:value-type="float">
            <text:p>7.8344293</text:p>
          </table:table-cell>
          <table:table-cell table:formula="of:=[.C743]+[.A744]" office:value-type="float" office:value="97.348706532" calcext:value-type="float">
            <text:p>97.348706532</text:p>
          </table:table-cell>
        </table:table-row>
        <table:table-row table:style-name="ro1">
          <table:table-cell office:value-type="float" office:value="0.12722972" calcext:value-type="float">
            <text:p>0.12722972</text:p>
          </table:table-cell>
          <table:table-cell office:value-type="float" office:value="7.859799" calcext:value-type="float">
            <text:p>7.859799</text:p>
          </table:table-cell>
          <table:table-cell table:formula="of:=[.C744]+[.A745]" office:value-type="float" office:value="97.475936252" calcext:value-type="float">
            <text:p>97.475936252</text:p>
          </table:table-cell>
        </table:table-row>
        <table:table-row table:style-name="ro1">
          <table:table-cell office:value-type="float" office:value="0.12587167" calcext:value-type="float">
            <text:p>0.12587167</text:p>
          </table:table-cell>
          <table:table-cell office:value-type="float" office:value="7.944599" calcext:value-type="float">
            <text:p>7.944599</text:p>
          </table:table-cell>
          <table:table-cell table:formula="of:=[.C745]+[.A746]" office:value-type="float" office:value="97.601807922" calcext:value-type="float">
            <text:p>97.601807922</text:p>
          </table:table-cell>
        </table:table-row>
        <table:table-row table:style-name="ro1">
          <table:table-cell office:value-type="float" office:value="0.123964295" calcext:value-type="float">
            <text:p>0.123964295</text:p>
          </table:table-cell>
          <table:table-cell office:value-type="float" office:value="8.066839" calcext:value-type="float">
            <text:p>8.066839</text:p>
          </table:table-cell>
          <table:table-cell table:formula="of:=[.C746]+[.A747]" office:value-type="float" office:value="97.725772217" calcext:value-type="float">
            <text:p>97.725772217</text:p>
          </table:table-cell>
        </table:table-row>
        <table:table-row table:style-name="ro1">
          <table:table-cell office:value-type="float" office:value="0.121004045" calcext:value-type="float">
            <text:p>0.121004045</text:p>
          </table:table-cell>
          <table:table-cell office:value-type="float" office:value="8.264187" calcext:value-type="float">
            <text:p>8.264187</text:p>
          </table:table-cell>
          <table:table-cell table:formula="of:=[.C747]+[.A748]" office:value-type="float" office:value="97.846776262" calcext:value-type="float">
            <text:p>97.846776262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748]+[.A749]" office:value-type="float" office:value="97.964011327" calcext:value-type="float">
            <text:p>97.964011327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749]+[.A750]" office:value-type="float" office:value="98.077523187" calcext:value-type="float">
            <text:p>98.077523187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50]+[.A751]" office:value-type="float" office:value="98.187891692" calcext:value-type="float">
            <text:p>98.187891692</text:p>
          </table:table-cell>
        </table:table-row>
        <table:table-row table:style-name="ro1">
          <table:table-cell office:value-type="float" office:value="0.10762188" calcext:value-type="float">
            <text:p>0.10762188</text:p>
          </table:table-cell>
          <table:table-cell office:value-type="float" office:value="9.291791" calcext:value-type="float">
            <text:p>9.291791</text:p>
          </table:table-cell>
          <table:table-cell table:formula="of:=[.C751]+[.A752]" office:value-type="float" office:value="98.295513572" calcext:value-type="float">
            <text:p>98.295513572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752]+[.A753]" office:value-type="float" office:value="98.401106002" calcext:value-type="float">
            <text:p>98.401106002</text:p>
          </table:table-cell>
        </table:table-row>
        <table:table-row table:style-name="ro1">
          <table:table-cell office:value-type="float" office:value="0.10406653" calcext:value-type="float">
            <text:p>0.10406653</text:p>
          </table:table-cell>
          <table:table-cell office:value-type="float" office:value="9.609238" calcext:value-type="float">
            <text:p>9.609238</text:p>
          </table:table-cell>
          <table:table-cell table:formula="of:=[.C753]+[.A754]" office:value-type="float" office:value="98.505172532" calcext:value-type="float">
            <text:p>98.505172532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754]+[.A755]" office:value-type="float" office:value="98.607957307" calcext:value-type="float">
            <text:p>98.607957307</text:p>
          </table:table-cell>
        </table:table-row>
        <table:table-row table:style-name="ro1">
          <table:table-cell office:value-type="float" office:value="0.10191501" calcext:value-type="float">
            <text:p>0.10191501</text:p>
          </table:table-cell>
          <table:table-cell office:value-type="float" office:value="9.812098" calcext:value-type="float">
            <text:p>9.812098</text:p>
          </table:table-cell>
          <table:table-cell table:formula="of:=[.C755]+[.A756]" office:value-type="float" office:value="98.709872317" calcext:value-type="float">
            <text:p>98.709872317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756]+[.A757]" office:value-type="float" office:value="98.811253261" calcext:value-type="float">
            <text:p>98.811253261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757]+[.A758]" office:value-type="float" office:value="98.912344281" calcext:value-type="float">
            <text:p>98.912344281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758]+[.A759]" office:value-type="float" office:value="99.012931751" calcext:value-type="float">
            <text:p>99.012931751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759]+[.A760]" office:value-type="float" office:value="99.1129088609999" calcext:value-type="float">
            <text:p>99.1129088609999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760]+[.A761]" office:value-type="float" office:value="99.212168796" calcext:value-type="float">
            <text:p>99.212168796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761]+[.A762]" office:value-type="float" office:value="99.310726816" calcext:value-type="float">
            <text:p>99.310726816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762]+[.A763]" office:value-type="float" office:value="99.408445591" calcext:value-type="float">
            <text:p>99.408445591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763]+[.A764]" office:value-type="float" office:value="99.505676081" calcext:value-type="float">
            <text:p>99.505676081</text:p>
          </table:table-cell>
        </table:table-row>
        <table:table-row table:style-name="ro1">
          <table:table-cell office:value-type="float" office:value="0.096665904" calcext:value-type="float">
            <text:p>0.096665904</text:p>
          </table:table-cell>
          <table:table-cell office:value-type="float" office:value="10.34491" calcext:value-type="float">
            <text:p>10.34491</text:p>
          </table:table-cell>
          <table:table-cell table:formula="of:=[.C764]+[.A765]" office:value-type="float" office:value="99.602341985" calcext:value-type="float">
            <text:p>99.602341985</text:p>
          </table:table-cell>
        </table:table-row>
        <table:table-row table:style-name="ro1">
          <table:table-cell office:value-type="float" office:value="0.09623865" calcext:value-type="float">
            <text:p>0.09623865</text:p>
          </table:table-cell>
          <table:table-cell office:value-type="float" office:value="10.390836" calcext:value-type="float">
            <text:p>10.390836</text:p>
          </table:table-cell>
          <table:table-cell table:formula="of:=[.C765]+[.A766]" office:value-type="float" office:value="99.698580635" calcext:value-type="float">
            <text:p>99.698580635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766]+[.A767]" office:value-type="float" office:value="99.794361515" calcext:value-type="float">
            <text:p>99.794361515</text:p>
          </table:table-cell>
        </table:table-row>
        <table:table-row table:style-name="ro1">
          <table:table-cell office:value-type="float" office:value="0.09533837" calcext:value-type="float">
            <text:p>0.09533837</text:p>
          </table:table-cell>
          <table:table-cell office:value-type="float" office:value="10.488957" calcext:value-type="float">
            <text:p>10.488957</text:p>
          </table:table-cell>
          <table:table-cell table:formula="of:=[.C767]+[.A768]" office:value-type="float" office:value="99.889699885" calcext:value-type="float">
            <text:p>99.889699885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68]+[.A769]" office:value-type="float" office:value="99.984565225" calcext:value-type="float">
            <text:p>99.984565225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769]+[.A770]" office:value-type="float" office:value="100.079094865" calcext:value-type="float">
            <text:p>100.079094865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770]+[.A771]" office:value-type="float" office:value="100.173288805" calcext:value-type="float">
            <text:p>100.173288805</text:p>
          </table:table-cell>
        </table:table-row>
        <table:table-row table:style-name="ro1">
          <table:table-cell office:value-type="float" office:value="0.09388876" calcext:value-type="float">
            <text:p>0.09388876</text:p>
          </table:table-cell>
          <table:table-cell office:value-type="float" office:value="10.650902" calcext:value-type="float">
            <text:p>10.650902</text:p>
          </table:table-cell>
          <table:table-cell table:formula="of:=[.C771]+[.A772]" office:value-type="float" office:value="100.267177565" calcext:value-type="float">
            <text:p>100.267177565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772]+[.A773]" office:value-type="float" office:value="100.36086796" calcext:value-type="float">
            <text:p>100.36086796</text:p>
          </table:table-cell>
        </table:table-row>
        <table:table-row table:style-name="ro1">
          <table:table-cell office:value-type="float" office:value="0.09364462" calcext:value-type="float">
            <text:p>0.09364462</text:p>
          </table:table-cell>
          <table:table-cell office:value-type="float" office:value="10.67867" calcext:value-type="float">
            <text:p>10.67867</text:p>
          </table:table-cell>
          <table:table-cell table:formula="of:=[.C773]+[.A774]" office:value-type="float" office:value="100.45451258" calcext:value-type="float">
            <text:p>100.45451258</text:p>
          </table:table-cell>
        </table:table-row>
        <table:table-row table:style-name="ro1">
          <table:table-cell office:value-type="float" office:value="0.093583584" calcext:value-type="float">
            <text:p>0.093583584</text:p>
          </table:table-cell>
          <table:table-cell office:value-type="float" office:value="10.685635" calcext:value-type="float">
            <text:p>10.685635</text:p>
          </table:table-cell>
          <table:table-cell table:formula="of:=[.C774]+[.A775]" office:value-type="float" office:value="100.548096164" calcext:value-type="float">
            <text:p>100.548096164</text:p>
          </table:table-cell>
        </table:table-row>
        <table:table-row table:style-name="ro1">
          <table:table-cell office:value-type="float" office:value="0.093705654" calcext:value-type="float">
            <text:p>0.093705654</text:p>
          </table:table-cell>
          <table:table-cell office:value-type="float" office:value="10.671715" calcext:value-type="float">
            <text:p>10.671715</text:p>
          </table:table-cell>
          <table:table-cell table:formula="of:=[.C775]+[.A776]" office:value-type="float" office:value="100.641801818" calcext:value-type="float">
            <text:p>100.641801818</text:p>
          </table:table-cell>
        </table:table-row>
        <table:table-row table:style-name="ro1">
          <table:table-cell office:value-type="float" office:value="0.0938735" calcext:value-type="float">
            <text:p>0.0938735</text:p>
          </table:table-cell>
          <table:table-cell office:value-type="float" office:value="10.652634" calcext:value-type="float">
            <text:p>10.652634</text:p>
          </table:table-cell>
          <table:table-cell table:formula="of:=[.C776]+[.A777]" office:value-type="float" office:value="100.735675318" calcext:value-type="float">
            <text:p>100.735675318</text:p>
          </table:table-cell>
        </table:table-row>
        <table:table-row table:style-name="ro1">
          <table:table-cell office:value-type="float" office:value="0.09433127" calcext:value-type="float">
            <text:p>0.09433127</text:p>
          </table:table-cell>
          <table:table-cell office:value-type="float" office:value="10.600938" calcext:value-type="float">
            <text:p>10.600938</text:p>
          </table:table-cell>
          <table:table-cell table:formula="of:=[.C777]+[.A778]" office:value-type="float" office:value="100.830006588" calcext:value-type="float">
            <text:p>100.830006588</text:p>
          </table:table-cell>
        </table:table-row>
        <table:table-row table:style-name="ro1">
          <table:table-cell office:value-type="float" office:value="0.09478904" calcext:value-type="float">
            <text:p>0.09478904</text:p>
          </table:table-cell>
          <table:table-cell office:value-type="float" office:value="10.549742" calcext:value-type="float">
            <text:p>10.549742</text:p>
          </table:table-cell>
          <table:table-cell table:formula="of:=[.C778]+[.A779]" office:value-type="float" office:value="100.924795628" calcext:value-type="float">
            <text:p>100.924795628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779]+[.A780]" office:value-type="float" office:value="101.020103478" calcext:value-type="float">
            <text:p>101.020103478</text:p>
          </table:table-cell>
        </table:table-row>
        <table:table-row table:style-name="ro1">
          <table:table-cell office:value-type="float" office:value="0.095841914" calcext:value-type="float">
            <text:p>0.095841914</text:p>
          </table:table-cell>
          <table:table-cell office:value-type="float" office:value="10.433848" calcext:value-type="float">
            <text:p>10.433848</text:p>
          </table:table-cell>
          <table:table-cell table:formula="of:=[.C780]+[.A781]" office:value-type="float" office:value="101.115945392" calcext:value-type="float">
            <text:p>101.115945392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781]+[.A782]" office:value-type="float" office:value="101.212504482" calcext:value-type="float">
            <text:p>101.212504482</text:p>
          </table:table-cell>
        </table:table-row>
        <table:table-row table:style-name="ro1">
          <table:table-cell office:value-type="float" office:value="0.0973373" calcext:value-type="float">
            <text:p>0.0973373</text:p>
          </table:table-cell>
          <table:table-cell office:value-type="float" office:value="10.273555" calcext:value-type="float">
            <text:p>10.273555</text:p>
          </table:table-cell>
          <table:table-cell table:formula="of:=[.C782]+[.A783]" office:value-type="float" office:value="101.309841782" calcext:value-type="float">
            <text:p>101.309841782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783]+[.A784]" office:value-type="float" office:value="101.407911517" calcext:value-type="float">
            <text:p>101.407911517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84]+[.A785]" office:value-type="float" office:value="101.506789983" calcext:value-type="float">
            <text:p>101.506789983</text:p>
          </table:table-cell>
        </table:table-row>
        <table:table-row table:style-name="ro1">
          <table:table-cell office:value-type="float" office:value="0.09970245" calcext:value-type="float">
            <text:p>0.09970245</text:p>
          </table:table-cell>
          <table:table-cell office:value-type="float" office:value="10.029844" calcext:value-type="float">
            <text:p>10.029844</text:p>
          </table:table-cell>
          <table:table-cell table:formula="of:=[.C785]+[.A786]" office:value-type="float" office:value="101.606492433" calcext:value-type="float">
            <text:p>101.606492433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786]+[.A787]" office:value-type="float" office:value="101.707095163" calcext:value-type="float">
            <text:p>101.707095163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787]+[.A788]" office:value-type="float" office:value="101.808582919" calcext:value-type="float">
            <text:p>101.808582919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788]+[.A789]" office:value-type="float" office:value="101.911001479" calcext:value-type="float">
            <text:p>101.911001479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789]+[.A790]" office:value-type="float" office:value="102.014411869" calcext:value-type="float">
            <text:p>102.014411869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790]+[.A791]" office:value-type="float" office:value="102.118844619" calcext:value-type="float">
            <text:p>102.118844619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791]+[.A792]" office:value-type="float" office:value="102.224284459" calcext:value-type="float">
            <text:p>102.224284459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792]+[.A793]" office:value-type="float" office:value="102.330731399" calcext:value-type="float">
            <text:p>102.330731399</text:p>
          </table:table-cell>
        </table:table-row>
        <table:table-row table:style-name="ro1">
          <table:table-cell office:value-type="float" office:value="0.10751507" calcext:value-type="float">
            <text:p>0.10751507</text:p>
          </table:table-cell>
          <table:table-cell office:value-type="float" office:value="9.301022" calcext:value-type="float">
            <text:p>9.301022</text:p>
          </table:table-cell>
          <table:table-cell table:formula="of:=[.C793]+[.A794]" office:value-type="float" office:value="102.438246469" calcext:value-type="float">
            <text:p>102.438246469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794]+[.A795]" office:value-type="float" office:value="102.546783889" calcext:value-type="float">
            <text:p>102.546783889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795]+[.A796]" office:value-type="float" office:value="102.656389439" calcext:value-type="float">
            <text:p>102.65638943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796]+[.A797]" office:value-type="float" office:value="102.767063129" calcext:value-type="float">
            <text:p>102.767063129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797]+[.A798]" office:value-type="float" office:value="102.878911759" calcext:value-type="float">
            <text:p>102.878911759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798]+[.A799]" office:value-type="float" office:value="102.991782743" calcext:value-type="float">
            <text:p>102.991782743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799]+[.A800]" office:value-type="float" office:value="103.105569269" calcext:value-type="float">
            <text:p>103.105569269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800]+[.A801]" office:value-type="float" office:value="103.220256079" calcext:value-type="float">
            <text:p>103.220256079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801]+[.A802]" office:value-type="float" office:value="103.335660059" calcext:value-type="float">
            <text:p>103.335660059</text:p>
          </table:table-cell>
        </table:table-row>
        <table:table-row table:style-name="ro1">
          <table:table-cell office:value-type="float" office:value="0.116044864" calcext:value-type="float">
            <text:p>0.116044864</text:p>
          </table:table-cell>
          <table:table-cell office:value-type="float" office:value="8.617357" calcext:value-type="float">
            <text:p>8.617357</text:p>
          </table:table-cell>
          <table:table-cell table:formula="of:=[.C802]+[.A803]" office:value-type="float" office:value="103.451704923" calcext:value-type="float">
            <text:p>103.451704923</text:p>
          </table:table-cell>
        </table:table-row>
        <table:table-row table:style-name="ro1">
          <table:table-cell office:value-type="float" office:value="0.11648738" calcext:value-type="float">
            <text:p>0.11648738</text:p>
          </table:table-cell>
          <table:table-cell office:value-type="float" office:value="8.584621" calcext:value-type="float">
            <text:p>8.584621</text:p>
          </table:table-cell>
          <table:table-cell table:formula="of:=[.C803]+[.A804]" office:value-type="float" office:value="103.568192303" calcext:value-type="float">
            <text:p>103.568192303</text:p>
          </table:table-cell>
        </table:table-row>
        <table:table-row table:style-name="ro1">
          <table:table-cell office:value-type="float" office:value="0.11648738" calcext:value-type="float">
            <text:p>0.11648738</text:p>
          </table:table-cell>
          <table:table-cell office:value-type="float" office:value="8.584621" calcext:value-type="float">
            <text:p>8.584621</text:p>
          </table:table-cell>
          <table:table-cell table:formula="of:=[.C804]+[.A805]" office:value-type="float" office:value="103.684679683" calcext:value-type="float">
            <text:p>103.684679683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805]+[.A806]" office:value-type="float" office:value="103.800526173" calcext:value-type="float">
            <text:p>103.800526173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806]+[.A807]" office:value-type="float" office:value="103.915411347" calcext:value-type="float">
            <text:p>103.915411347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807]+[.A808]" office:value-type="float" office:value="104.028953732" calcext:value-type="float">
            <text:p>104.028953732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808]+[.A809]" office:value-type="float" office:value="104.141229612" calcext:value-type="float">
            <text:p>104.141229612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809]+[.A810]" office:value-type="float" office:value="104.252040632" calcext:value-type="float">
            <text:p>104.252040632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810]+[.A811]" office:value-type="float" office:value="104.360913752" calcext:value-type="float">
            <text:p>104.360913752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811]+[.A812]" office:value-type="float" office:value="104.467391206" calcext:value-type="float">
            <text:p>104.467391206</text:p>
          </table:table-cell>
        </table:table-row>
        <table:table-row table:style-name="ro1">
          <table:table-cell office:value-type="float" office:value="0.104325935" calcext:value-type="float">
            <text:p>0.104325935</text:p>
          </table:table-cell>
          <table:table-cell office:value-type="float" office:value="9.585344" calcext:value-type="float">
            <text:p>9.585344</text:p>
          </table:table-cell>
          <table:table-cell table:formula="of:=[.C812]+[.A813]" office:value-type="float" office:value="104.571717141" calcext:value-type="float">
            <text:p>104.571717141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813]+[.A814]" office:value-type="float" office:value="104.674257771" calcext:value-type="float">
            <text:p>104.674257771</text:p>
          </table:table-cell>
        </table:table-row>
        <table:table-row table:style-name="ro1">
          <table:table-cell office:value-type="float" office:value="0.10121309" calcext:value-type="float">
            <text:p>0.10121309</text:p>
          </table:table-cell>
          <table:table-cell office:value-type="float" office:value="9.880145" calcext:value-type="float">
            <text:p>9.880145</text:p>
          </table:table-cell>
          <table:table-cell table:formula="of:=[.C814]+[.A815]" office:value-type="float" office:value="104.775470861" calcext:value-type="float">
            <text:p>104.775470861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815]+[.A816]" office:value-type="float" office:value="104.875661601" calcext:value-type="float">
            <text:p>104.875661601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816]+[.A817]" office:value-type="float" office:value="104.975150426" calcext:value-type="float">
            <text:p>104.975150426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817]+[.A818]" office:value-type="float" office:value="105.074288291" calcext:value-type="float">
            <text:p>105.074288291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818]+[.A819]" office:value-type="float" office:value="105.173410897" calcext:value-type="float">
            <text:p>105.173410897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19]+[.A820]" office:value-type="float" office:value="105.272838687" calcext:value-type="float">
            <text:p>105.272838687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820]+[.A821]" office:value-type="float" office:value="105.372800542" calcext:value-type="float">
            <text:p>105.372800542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821]+[.A822]" office:value-type="float" office:value="105.473449052" calcext:value-type="float">
            <text:p>105.473449052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822]+[.A823]" office:value-type="float" office:value="105.575043622" calcext:value-type="float">
            <text:p>105.575043622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823]+[.A824]" office:value-type="float" office:value="105.677523212" calcext:value-type="float">
            <text:p>105.677523212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824]+[.A825]" office:value-type="float" office:value="105.781009902" calcext:value-type="float">
            <text:p>105.781009902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825]+[.A826]" office:value-type="float" office:value="105.885518942" calcext:value-type="float">
            <text:p>105.885518942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826]+[.A827]" office:value-type="float" office:value="105.990989302" calcext:value-type="float">
            <text:p>105.990989302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827]+[.A828]" office:value-type="float" office:value="106.097497272" calcext:value-type="float">
            <text:p>106.097497272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828]+[.A829]" office:value-type="float" office:value="106.204859752" calcext:value-type="float">
            <text:p>106.204859752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829]+[.A830]" office:value-type="float" office:value="106.312924142" calcext:value-type="float">
            <text:p>106.312924142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830]+[.A831]" office:value-type="float" office:value="106.421461562" calcext:value-type="float">
            <text:p>106.421461562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831]+[.A832]" office:value-type="float" office:value="106.530334682" calcext:value-type="float">
            <text:p>106.530334682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832]+[.A833]" office:value-type="float" office:value="106.638933138" calcext:value-type="float">
            <text:p>106.638933138</text:p>
          </table:table-cell>
        </table:table-row>
        <table:table-row table:style-name="ro1">
          <table:table-cell office:value-type="float" office:value="0.10759136" calcext:value-type="float">
            <text:p>0.10759136</text:p>
          </table:table-cell>
          <table:table-cell office:value-type="float" office:value="9.294427" calcext:value-type="float">
            <text:p>9.294427</text:p>
          </table:table-cell>
          <table:table-cell table:formula="of:=[.C833]+[.A834]" office:value-type="float" office:value="106.746524498" calcext:value-type="float">
            <text:p>106.746524498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834]+[.A835]" office:value-type="float" office:value="106.852712028" calcext:value-type="float">
            <text:p>106.852712028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835]+[.A836]" office:value-type="float" office:value="106.957129518" calcext:value-type="float">
            <text:p>106.957129518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836]+[.A837]" office:value-type="float" office:value="107.059883768" calcext:value-type="float">
            <text:p>107.059883768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837]+[.A838]" office:value-type="float" office:value="107.161371524" calcext:value-type="float">
            <text:p>107.161371524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838]+[.A839]" office:value-type="float" office:value="107.261958994" calcext:value-type="float">
            <text:p>107.261958994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839]+[.A840]" office:value-type="float" office:value="107.362149734" calcext:value-type="float">
            <text:p>107.362149734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840]+[.A841]" office:value-type="float" office:value="107.462508324" calcext:value-type="float">
            <text:p>107.462508324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841]+[.A842]" office:value-type="float" office:value="107.563370464" calcext:value-type="float">
            <text:p>107.563370464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842]+[.A843]" office:value-type="float" office:value="107.664965034" calcext:value-type="float">
            <text:p>107.664965034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843]+[.A844]" office:value-type="float" office:value="107.767414108" calcext:value-type="float">
            <text:p>107.767414108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844]+[.A845]" office:value-type="float" office:value="107.870839758" calcext:value-type="float">
            <text:p>107.870839758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845]+[.A846]" office:value-type="float" office:value="107.975196208" calcext:value-type="float">
            <text:p>107.975196208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846]+[.A847]" office:value-type="float" office:value="108.080620788" calcext:value-type="float">
            <text:p>108.080620788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847]+[.A848]" office:value-type="float" office:value="108.187052468" calcext:value-type="float">
            <text:p>108.187052468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848]+[.A849]" office:value-type="float" office:value="108.294613308" calcext:value-type="float">
            <text:p>108.294613308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49]+[.A850]" office:value-type="float" office:value="108.403196508" calcext:value-type="float">
            <text:p>108.40319650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850]+[.A851]" office:value-type="float" office:value="108.512802058" calcext:value-type="float">
            <text:p>108.512802058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851]+[.A852]" office:value-type="float" office:value="108.623307892" calcext:value-type="float">
            <text:p>108.623307892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852]+[.A853]" office:value-type="float" office:value="108.734424092" calcext:value-type="float">
            <text:p>108.734424092</text:p>
          </table:table-cell>
        </table:table-row>
        <table:table-row table:style-name="ro1">
          <table:table-cell office:value-type="float" office:value="0.11151293" calcext:value-type="float">
            <text:p>0.11151293</text:p>
          </table:table-cell>
          <table:table-cell office:value-type="float" office:value="8.96757" calcext:value-type="float">
            <text:p>8.96757</text:p>
          </table:table-cell>
          <table:table-cell table:formula="of:=[.C853]+[.A854]" office:value-type="float" office:value="108.845937022" calcext:value-type="float">
            <text:p>108.845937022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854]+[.A855]" office:value-type="float" office:value="108.957739872" calcext:value-type="float">
            <text:p>108.957739872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855]+[.A856]" office:value-type="float" office:value="109.069420652" calcext:value-type="float">
            <text:p>109.069420652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856]+[.A857]" office:value-type="float" office:value="109.180491072" calcext:value-type="float">
            <text:p>109.180491072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857]+[.A858]" office:value-type="float" office:value="109.290508618" calcext:value-type="float">
            <text:p>109.290508618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858]+[.A859]" office:value-type="float" office:value="109.398756118" calcext:value-type="float">
            <text:p>109.398756118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859]+[.A860]" office:value-type="float" office:value="109.504730028" calcext:value-type="float">
            <text:p>109.504730028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860]+[.A861]" office:value-type="float" office:value="109.608949144" calcext:value-type="float">
            <text:p>109.608949144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861]+[.A862]" office:value-type="float" office:value="109.712298504" calcext:value-type="float">
            <text:p>109.712298504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862]+[.A863]" office:value-type="float" office:value="109.815342679" calcext:value-type="float">
            <text:p>109.815342679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863]+[.A864]" office:value-type="float" office:value="109.918493665" calcext:value-type="float">
            <text:p>109.918493665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864]+[.A865]" office:value-type="float" office:value="110.022026125" calcext:value-type="float">
            <text:p>110.022026125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865]+[.A866]" office:value-type="float" office:value="110.126077395" calcext:value-type="float">
            <text:p>110.126077395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866]+[.A867]" office:value-type="float" office:value="110.230800059" calcext:value-type="float">
            <text:p>110.230800059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867]+[.A868]" office:value-type="float" office:value="110.336361969" calcext:value-type="float">
            <text:p>110.336361969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868]+[.A869]" office:value-type="float" office:value="110.442900459" calcext:value-type="float">
            <text:p>110.442900459</text:p>
          </table:table-cell>
        </table:table-row>
        <table:table-row table:style-name="ro1">
          <table:table-cell office:value-type="float" office:value="0.107545584" calcext:value-type="float">
            <text:p>0.107545584</text:p>
          </table:table-cell>
          <table:table-cell office:value-type="float" office:value="9.298383" calcext:value-type="float">
            <text:p>9.298383</text:p>
          </table:table-cell>
          <table:table-cell table:formula="of:=[.C869]+[.A870]" office:value-type="float" office:value="110.550446043" calcext:value-type="float">
            <text:p>110.550446043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70]+[.A871]" office:value-type="float" office:value="110.659029243" calcext:value-type="float">
            <text:p>110.659029243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871]+[.A872]" office:value-type="float" office:value="110.768787389" calcext:value-type="float">
            <text:p>110.768787389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872]+[.A873]" office:value-type="float" office:value="110.879674699" calcext:value-type="float">
            <text:p>110.879674699</text:p>
          </table:table-cell>
        </table:table-row>
        <table:table-row table:style-name="ro1">
          <table:table-cell office:value-type="float" office:value="0.11198596" calcext:value-type="float">
            <text:p>0.11198596</text:p>
          </table:table-cell>
          <table:table-cell office:value-type="float" office:value="8.92969" calcext:value-type="float">
            <text:p>8.92969</text:p>
          </table:table-cell>
          <table:table-cell table:formula="of:=[.C873]+[.A874]" office:value-type="float" office:value="110.991660659" calcext:value-type="float">
            <text:p>110.991660659</text:p>
          </table:table-cell>
        </table:table-row>
        <table:table-row table:style-name="ro1">
          <table:table-cell office:value-type="float" office:value="0.11314565" calcext:value-type="float">
            <text:p>0.11314565</text:p>
          </table:table-cell>
          <table:table-cell office:value-type="float" office:value="8.838165" calcext:value-type="float">
            <text:p>8.838165</text:p>
          </table:table-cell>
          <table:table-cell table:formula="of:=[.C874]+[.A875]" office:value-type="float" office:value="111.104806309" calcext:value-type="float">
            <text:p>111.10480630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875]+[.A876]" office:value-type="float" office:value="111.218974309" calcext:value-type="float">
            <text:p>111.218974309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876]+[.A877]" office:value-type="float" office:value="111.334118889" calcext:value-type="float">
            <text:p>111.334118889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877]+[.A878]" office:value-type="float" office:value="111.450056934" calcext:value-type="float">
            <text:p>111.450056934</text:p>
          </table:table-cell>
        </table:table-row>
        <table:table-row table:style-name="ro1">
          <table:table-cell office:value-type="float" office:value="0.116426334" calcext:value-type="float">
            <text:p>0.116426334</text:p>
          </table:table-cell>
          <table:table-cell office:value-type="float" office:value="8.589123" calcext:value-type="float">
            <text:p>8.589123</text:p>
          </table:table-cell>
          <table:table-cell table:formula="of:=[.C878]+[.A879]" office:value-type="float" office:value="111.566483268" calcext:value-type="float">
            <text:p>111.566483268</text:p>
          </table:table-cell>
        </table:table-row>
        <table:table-row table:style-name="ro1">
          <table:table-cell office:value-type="float" office:value="0.11656367" calcext:value-type="float">
            <text:p>0.11656367</text:p>
          </table:table-cell>
          <table:table-cell office:value-type="float" office:value="8.579002" calcext:value-type="float">
            <text:p>8.579002</text:p>
          </table:table-cell>
          <table:table-cell table:formula="of:=[.C879]+[.A880]" office:value-type="float" office:value="111.683046938" calcext:value-type="float">
            <text:p>111.683046938</text:p>
          </table:table-cell>
        </table:table-row>
        <table:table-row table:style-name="ro1">
          <table:table-cell office:value-type="float" office:value="0.11609064" calcext:value-type="float">
            <text:p>0.11609064</text:p>
          </table:table-cell>
          <table:table-cell office:value-type="float" office:value="8.613959" calcext:value-type="float">
            <text:p>8.613959</text:p>
          </table:table-cell>
          <table:table-cell table:formula="of:=[.C880]+[.A881]" office:value-type="float" office:value="111.799137578" calcext:value-type="float">
            <text:p>111.799137578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881]+[.A882]" office:value-type="float" office:value="111.913564978" calcext:value-type="float">
            <text:p>111.913564978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882]+[.A883]" office:value-type="float" office:value="112.025169468" calcext:value-type="float">
            <text:p>112.02516946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883]+[.A884]" office:value-type="float" office:value="112.133676368" calcext:value-type="float">
            <text:p>112.133676368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84]+[.A885]" office:value-type="float" office:value="112.240031752" calcext:value-type="float">
            <text:p>112.240031752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885]+[.A886]" office:value-type="float" office:value="112.345364782" calcext:value-type="float">
            <text:p>112.345364782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886]+[.A887]" office:value-type="float" office:value="112.450453662" calcext:value-type="float">
            <text:p>112.450453662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887]+[.A888]" office:value-type="float" office:value="112.555649352" calcext:value-type="float">
            <text:p>112.555649352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888]+[.A889]" office:value-type="float" office:value="112.661394377" calcext:value-type="float">
            <text:p>112.661394377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889]+[.A890]" office:value-type="float" office:value="112.768009157" calcext:value-type="float">
            <text:p>112.768009157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890]+[.A891]" office:value-type="float" office:value="112.875539483" calcext:value-type="float">
            <text:p>112.875539483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891]+[.A892]" office:value-type="float" office:value="112.984183723" calcext:value-type="float">
            <text:p>112.984183723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892]+[.A893]" office:value-type="float" office:value="113.093972383" calcext:value-type="float">
            <text:p>113.093972383</text:p>
          </table:table-cell>
        </table:table-row>
        <table:table-row table:style-name="ro1">
          <table:table-cell office:value-type="float" office:value="0.11056687" calcext:value-type="float">
            <text:p>0.11056687</text:p>
          </table:table-cell>
          <table:table-cell office:value-type="float" office:value="9.0443" calcext:value-type="float">
            <text:p>9.0443</text:p>
          </table:table-cell>
          <table:table-cell table:formula="of:=[.C893]+[.A894]" office:value-type="float" office:value="113.204539253" calcext:value-type="float">
            <text:p>113.204539253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894]+[.A895]" office:value-type="float" office:value="113.315136647" calcext:value-type="float">
            <text:p>113.315136647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895]+[.A896]" office:value-type="float" office:value="113.424406507" calcext:value-type="float">
            <text:p>113.424406507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896]+[.A897]" office:value-type="float" office:value="113.531158627" calcext:value-type="float">
            <text:p>113.53115862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897]+[.A898]" office:value-type="float" office:value="113.636567951" calcext:value-type="float">
            <text:p>113.636567951</text:p>
          </table:table-cell>
        </table:table-row>
        <table:table-row table:style-name="ro1">
          <table:table-cell office:value-type="float" office:value="0.10531777" calcext:value-type="float">
            <text:p>0.10531777</text:p>
          </table:table-cell>
          <table:table-cell office:value-type="float" office:value="9.495073" calcext:value-type="float">
            <text:p>9.495073</text:p>
          </table:table-cell>
          <table:table-cell table:formula="of:=[.C898]+[.A899]" office:value-type="float" office:value="113.741885721" calcext:value-type="float">
            <text:p>113.741885721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899]+[.A900]" office:value-type="float" office:value="113.847890145" calcext:value-type="float">
            <text:p>113.847890145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900]+[.A901]" office:value-type="float" office:value="113.954764335" calcext:value-type="float">
            <text:p>113.95476433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901]+[.A902]" office:value-type="float" office:value="114.062676135" calcext:value-type="float">
            <text:p>114.062676135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902]+[.A903]" office:value-type="float" office:value="114.171747621" calcext:value-type="float">
            <text:p>114.171747621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903]+[.A904]" office:value-type="float" office:value="114.281871985" calcext:value-type="float">
            <text:p>114.281871985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904]+[.A905]" office:value-type="float" office:value="114.392988185" calcext:value-type="float">
            <text:p>114.392988185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905]+[.A906]" office:value-type="float" office:value="114.504989405" calcext:value-type="float">
            <text:p>114.504989405</text:p>
          </table:table-cell>
        </table:table-row>
        <table:table-row table:style-name="ro1">
          <table:table-cell office:value-type="float" office:value="0.11268788" calcext:value-type="float">
            <text:p>0.11268788</text:p>
          </table:table-cell>
          <table:table-cell office:value-type="float" office:value="8.874069" calcext:value-type="float">
            <text:p>8.874069</text:p>
          </table:table-cell>
          <table:table-cell table:formula="of:=[.C906]+[.A907]" office:value-type="float" office:value="114.617677285" calcext:value-type="float">
            <text:p>114.617677285</text:p>
          </table:table-cell>
        </table:table-row>
        <table:table-row table:style-name="ro1">
          <table:table-cell office:value-type="float" office:value="0.113069355" calcext:value-type="float">
            <text:p>0.113069355</text:p>
          </table:table-cell>
          <table:table-cell office:value-type="float" office:value="8.84413" calcext:value-type="float">
            <text:p>8.84413</text:p>
          </table:table-cell>
          <table:table-cell table:formula="of:=[.C907]+[.A908]" office:value-type="float" office:value="114.73074664" calcext:value-type="float">
            <text:p>114.73074664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908]+[.A909]" office:value-type="float" office:value="114.843480295" calcext:value-type="float">
            <text:p>114.843480295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09]+[.A910]" office:value-type="float" office:value="114.954947445" calcext:value-type="float">
            <text:p>114.954947445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910]+[.A911]" office:value-type="float" office:value="115.064446185" calcext:value-type="float">
            <text:p>115.064446185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911]+[.A912]" office:value-type="float" office:value="115.171442445" calcext:value-type="float">
            <text:p>115.171442445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912]+[.A913]" office:value-type="float" office:value="115.276607621" calcext:value-type="float">
            <text:p>115.276607621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913]+[.A914]" office:value-type="float" office:value="115.381192956" calcext:value-type="float">
            <text:p>115.381192956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914]+[.A915]" office:value-type="float" office:value="115.485900361" calcext:value-type="float">
            <text:p>115.485900361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915]+[.A916]" office:value-type="float" office:value="115.591065537" calcext:value-type="float">
            <text:p>115.59106553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916]+[.A917]" office:value-type="float" office:value="115.696841077" calcext:value-type="float">
            <text:p>115.696841077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917]+[.A918]" office:value-type="float" office:value="115.803501637" calcext:value-type="float">
            <text:p>115.803501637</text:p>
          </table:table-cell>
        </table:table-row>
        <table:table-row table:style-name="ro1">
          <table:table-cell office:value-type="float" office:value="0.10760662" calcext:value-type="float">
            <text:p>0.10760662</text:p>
          </table:table-cell>
          <table:table-cell office:value-type="float" office:value="9.293109" calcext:value-type="float">
            <text:p>9.293109</text:p>
          </table:table-cell>
          <table:table-cell table:formula="of:=[.C918]+[.A919]" office:value-type="float" office:value="115.911108257" calcext:value-type="float">
            <text:p>115.911108257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919]+[.A920]" office:value-type="float" office:value="116.019798273" calcext:value-type="float">
            <text:p>116.019798273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920]+[.A921]" office:value-type="float" office:value="116.129647973" calcext:value-type="float">
            <text:p>116.129647973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921]+[.A922]" office:value-type="float" office:value="116.240550543" calcext:value-type="float">
            <text:p>116.240550543</text:p>
          </table:table-cell>
        </table:table-row>
        <table:table-row table:style-name="ro1">
          <table:table-cell office:value-type="float" office:value="0.11207752" calcext:value-type="float">
            <text:p>0.11207752</text:p>
          </table:table-cell>
          <table:table-cell office:value-type="float" office:value="8.922397" calcext:value-type="float">
            <text:p>8.922397</text:p>
          </table:table-cell>
          <table:table-cell table:formula="of:=[.C922]+[.A923]" office:value-type="float" office:value="116.352628063" calcext:value-type="float">
            <text:p>116.352628063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923]+[.A924]" office:value-type="float" office:value="116.465682163" calcext:value-type="float">
            <text:p>116.465682163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924]+[.A925]" office:value-type="float" office:value="116.579590763" calcext:value-type="float">
            <text:p>116.579590763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925]+[.A926]" office:value-type="float" office:value="116.694002907" calcext:value-type="float">
            <text:p>116.694002907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926]+[.A927]" office:value-type="float" office:value="116.808445567" calcext:value-type="float">
            <text:p>116.808445567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927]+[.A928]" office:value-type="float" office:value="116.921942167" calcext:value-type="float">
            <text:p>116.921942167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28]+[.A929]" office:value-type="float" office:value="117.033409317" calcext:value-type="float">
            <text:p>117.033409317</text:p>
          </table:table-cell>
        </table:table-row>
        <table:table-row table:style-name="ro1">
          <table:table-cell office:value-type="float" office:value="0.10879683" calcext:value-type="float">
            <text:p>0.10879683</text:p>
          </table:table-cell>
          <table:table-cell office:value-type="float" office:value="9.191444" calcext:value-type="float">
            <text:p>9.191444</text:p>
          </table:table-cell>
          <table:table-cell table:formula="of:=[.C929]+[.A930]" office:value-type="float" office:value="117.142206147" calcext:value-type="float">
            <text:p>117.142206147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0]+[.A931]" office:value-type="float" office:value="117.248805672" calcext:value-type="float">
            <text:p>117.24880567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931]+[.A932]" office:value-type="float" office:value="117.354535438" calcext:value-type="float">
            <text:p>117.354535438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932]+[.A933]" office:value-type="float" office:value="117.460417792" calcext:value-type="float">
            <text:p>117.460417792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3]+[.A934]" office:value-type="float" office:value="117.567017317" calcext:value-type="float">
            <text:p>117.567017317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934]+[.A935]" office:value-type="float" office:value="117.674547643" calcext:value-type="float">
            <text:p>117.674547643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935]+[.A936]" office:value-type="float" office:value="117.783207143" calcext:value-type="float">
            <text:p>117.783207143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936]+[.A937]" office:value-type="float" office:value="117.892904253" calcext:value-type="float">
            <text:p>117.89290425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37]+[.A938]" office:value-type="float" office:value="118.003700013" calcext:value-type="float">
            <text:p>118.003700013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938]+[.A939]" office:value-type="float" office:value="118.115457093" calcext:value-type="float">
            <text:p>118.115457093</text:p>
          </table:table-cell>
        </table:table-row>
        <table:table-row table:style-name="ro1">
          <table:table-cell office:value-type="float" office:value="0.11248951" calcext:value-type="float">
            <text:p>0.11248951</text:p>
          </table:table-cell>
          <table:table-cell office:value-type="float" office:value="8.889718" calcext:value-type="float">
            <text:p>8.889718</text:p>
          </table:table-cell>
          <table:table-cell table:formula="of:=[.C939]+[.A940]" office:value-type="float" office:value="118.227946603" calcext:value-type="float">
            <text:p>118.227946603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940]+[.A941]" office:value-type="float" office:value="118.340970173" calcext:value-type="float">
            <text:p>118.340970173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941]+[.A942]" office:value-type="float" office:value="118.453841157" calcext:value-type="float">
            <text:p>118.453841157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942]+[.A943]" office:value-type="float" office:value="118.565644007" calcext:value-type="float">
            <text:p>118.565644007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943]+[.A944]" office:value-type="float" office:value="118.675325857" calcext:value-type="float">
            <text:p>118.675325857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944]+[.A945]" office:value-type="float" office:value="118.782428927" calcext:value-type="float">
            <text:p>118.78242892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945]+[.A946]" office:value-type="float" office:value="118.887838251" calcext:value-type="float">
            <text:p>118.887838251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946]+[.A947]" office:value-type="float" office:value="118.992408327" calcext:value-type="float">
            <text:p>118.992408327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947]+[.A948]" office:value-type="float" office:value="119.096978403" calcext:value-type="float">
            <text:p>119.096978403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948]+[.A949]" office:value-type="float" office:value="119.201914697" calcext:value-type="float">
            <text:p>119.201914697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949]+[.A950]" office:value-type="float" office:value="119.307583417" calcext:value-type="float">
            <text:p>119.307583417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950]+[.A951]" office:value-type="float" office:value="119.414091387" calcext:value-type="float">
            <text:p>119.414091387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951]+[.A952]" office:value-type="float" office:value="119.521545417" calcext:value-type="float">
            <text:p>119.521545417</text:p>
          </table:table-cell>
        </table:table-row>
        <table:table-row table:style-name="ro1">
          <table:table-cell office:value-type="float" office:value="0.108369574" calcext:value-type="float">
            <text:p>0.108369574</text:p>
          </table:table-cell>
          <table:table-cell office:value-type="float" office:value="9.227683" calcext:value-type="float">
            <text:p>9.227683</text:p>
          </table:table-cell>
          <table:table-cell table:formula="of:=[.C952]+[.A953]" office:value-type="float" office:value="119.629914991" calcext:value-type="float">
            <text:p>119.629914991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953]+[.A954]" office:value-type="float" office:value="119.739383211" calcext:value-type="float">
            <text:p>119.739383211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954]+[.A955]" office:value-type="float" office:value="119.849934821" calcext:value-type="float">
            <text:p>119.849934821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955]+[.A956]" office:value-type="float" office:value="119.961539311" calcext:value-type="float">
            <text:p>119.961539311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956]+[.A957]" office:value-type="float" office:value="120.074364521" calcext:value-type="float">
            <text:p>120.074364521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957]+[.A958]" office:value-type="float" office:value="120.188379936" calcext:value-type="float">
            <text:p>120.188379936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958]+[.A959]" office:value-type="float" office:value="120.303570296" calcext:value-type="float">
            <text:p>120.303570296</text:p>
          </table:table-cell>
        </table:table-row>
        <table:table-row table:style-name="ro1">
          <table:table-cell office:value-type="float" office:value="0.116411075" calcext:value-type="float">
            <text:p>0.116411075</text:p>
          </table:table-cell>
          <table:table-cell office:value-type="float" office:value="8.590248" calcext:value-type="float">
            <text:p>8.590248</text:p>
          </table:table-cell>
          <table:table-cell table:formula="of:=[.C959]+[.A960]" office:value-type="float" office:value="120.419981371" calcext:value-type="float">
            <text:p>120.419981371</text:p>
          </table:table-cell>
        </table:table-row>
        <table:table-row table:style-name="ro1">
          <table:table-cell office:value-type="float" office:value="0.11752499" calcext:value-type="float">
            <text:p>0.11752499</text:p>
          </table:table-cell>
          <table:table-cell office:value-type="float" office:value="8.508828" calcext:value-type="float">
            <text:p>8.508828</text:p>
          </table:table-cell>
          <table:table-cell table:formula="of:=[.C960]+[.A961]" office:value-type="float" office:value="120.537506361" calcext:value-type="float">
            <text:p>120.537506361</text:p>
          </table:table-cell>
        </table:table-row>
        <table:table-row table:style-name="ro1">
          <table:table-cell office:value-type="float" office:value="0.11848631" calcext:value-type="float">
            <text:p>0.11848631</text:p>
          </table:table-cell>
          <table:table-cell office:value-type="float" office:value="8.439794" calcext:value-type="float">
            <text:p>8.439794</text:p>
          </table:table-cell>
          <table:table-cell table:formula="of:=[.C961]+[.A962]" office:value-type="float" office:value="120.655992671" calcext:value-type="float">
            <text:p>120.655992671</text:p>
          </table:table-cell>
        </table:table-row>
        <table:table-row table:style-name="ro1">
          <table:table-cell office:value-type="float" office:value="0.11966125" calcext:value-type="float">
            <text:p>0.11966125</text:p>
          </table:table-cell>
          <table:table-cell office:value-type="float" office:value="8.356924" calcext:value-type="float">
            <text:p>8.356924</text:p>
          </table:table-cell>
          <table:table-cell table:formula="of:=[.C962]+[.A963]" office:value-type="float" office:value="120.775653921" calcext:value-type="float">
            <text:p>120.775653921</text:p>
          </table:table-cell>
        </table:table-row>
        <table:table-row table:style-name="ro1">
          <table:table-cell office:value-type="float" office:value="0.120775156" calcext:value-type="float">
            <text:p>0.120775156</text:p>
          </table:table-cell>
          <table:table-cell office:value-type="float" office:value="8.279849" calcext:value-type="float">
            <text:p>8.279849</text:p>
          </table:table-cell>
          <table:table-cell table:formula="of:=[.C963]+[.A964]" office:value-type="float" office:value="120.896429077" calcext:value-type="float">
            <text:p>120.896429077</text:p>
          </table:table-cell>
        </table:table-row>
        <table:table-row table:style-name="ro1">
          <table:table-cell office:value-type="float" office:value="0.12164492" calcext:value-type="float">
            <text:p>0.12164492</text:p>
          </table:table-cell>
          <table:table-cell office:value-type="float" office:value="8.220647" calcext:value-type="float">
            <text:p>8.220647</text:p>
          </table:table-cell>
          <table:table-cell table:formula="of:=[.C964]+[.A965]" office:value-type="float" office:value="121.018073997" calcext:value-type="float">
            <text:p>121.018073997</text:p>
          </table:table-cell>
        </table:table-row>
        <table:table-row table:style-name="ro1">
          <table:table-cell office:value-type="float" office:value="0.12237736" calcext:value-type="float">
            <text:p>0.12237736</text:p>
          </table:table-cell>
          <table:table-cell office:value-type="float" office:value="8.171447" calcext:value-type="float">
            <text:p>8.171447</text:p>
          </table:table-cell>
          <table:table-cell table:formula="of:=[.C965]+[.A966]" office:value-type="float" office:value="121.140451357" calcext:value-type="float">
            <text:p>121.140451357</text:p>
          </table:table-cell>
        </table:table-row>
        <table:table-row table:style-name="ro1">
          <table:table-cell office:value-type="float" office:value="0.12309453" calcext:value-type="float">
            <text:p>0.12309453</text:p>
          </table:table-cell>
          <table:table-cell office:value-type="float" office:value="8.123837" calcext:value-type="float">
            <text:p>8.123837</text:p>
          </table:table-cell>
          <table:table-cell table:formula="of:=[.C966]+[.A967]" office:value-type="float" office:value="121.263545887" calcext:value-type="float">
            <text:p>121.263545887</text:p>
          </table:table-cell>
        </table:table-row>
        <table:table-row table:style-name="ro1">
          <table:table-cell office:value-type="float" office:value="0.12368963" calcext:value-type="float">
            <text:p>0.12368963</text:p>
          </table:table-cell>
          <table:table-cell office:value-type="float" office:value="8.084752" calcext:value-type="float">
            <text:p>8.084752</text:p>
          </table:table-cell>
          <table:table-cell table:formula="of:=[.C967]+[.A968]" office:value-type="float" office:value="121.387235517" calcext:value-type="float">
            <text:p>121.387235517</text:p>
          </table:table-cell>
        </table:table-row>
        <table:table-row table:style-name="ro1">
          <table:table-cell office:value-type="float" office:value="0.12390326" calcext:value-type="float">
            <text:p>0.12390326</text:p>
          </table:table-cell>
          <table:table-cell office:value-type="float" office:value="8.070813" calcext:value-type="float">
            <text:p>8.070813</text:p>
          </table:table-cell>
          <table:table-cell table:formula="of:=[.C968]+[.A969]" office:value-type="float" office:value="121.511138777" calcext:value-type="float">
            <text:p>121.511138777</text:p>
          </table:table-cell>
        </table:table-row>
        <table:table-row table:style-name="ro1">
          <table:table-cell office:value-type="float" office:value="0.123750664" calcext:value-type="float">
            <text:p>0.123750664</text:p>
          </table:table-cell>
          <table:table-cell office:value-type="float" office:value="8.080765" calcext:value-type="float">
            <text:p>8.080765</text:p>
          </table:table-cell>
          <table:table-cell table:formula="of:=[.C969]+[.A970]" office:value-type="float" office:value="121.634889441" calcext:value-type="float">
            <text:p>121.634889441</text:p>
          </table:table-cell>
        </table:table-row>
        <table:table-row table:style-name="ro1">
          <table:table-cell office:value-type="float" office:value="0.12317082" calcext:value-type="float">
            <text:p>0.12317082</text:p>
          </table:table-cell>
          <table:table-cell office:value-type="float" office:value="8.118806" calcext:value-type="float">
            <text:p>8.118806</text:p>
          </table:table-cell>
          <table:table-cell table:formula="of:=[.C970]+[.A971]" office:value-type="float" office:value="121.758060261" calcext:value-type="float">
            <text:p>121.758060261</text:p>
          </table:table-cell>
        </table:table-row>
        <table:table-row table:style-name="ro1">
          <table:table-cell office:value-type="float" office:value="0.1222858" calcext:value-type="float">
            <text:p>0.1222858</text:p>
          </table:table-cell>
          <table:table-cell office:value-type="float" office:value="8.177565" calcext:value-type="float">
            <text:p>8.177565</text:p>
          </table:table-cell>
          <table:table-cell table:formula="of:=[.C971]+[.A972]" office:value-type="float" office:value="121.880346061" calcext:value-type="float">
            <text:p>121.880346061</text:p>
          </table:table-cell>
        </table:table-row>
        <table:table-row table:style-name="ro1">
          <table:table-cell office:value-type="float" office:value="0.12013428" calcext:value-type="float">
            <text:p>0.12013428</text:p>
          </table:table-cell>
          <table:table-cell office:value-type="float" office:value="8.324019" calcext:value-type="float">
            <text:p>8.324019</text:p>
          </table:table-cell>
          <table:table-cell table:formula="of:=[.C972]+[.A973]" office:value-type="float" office:value="122.000480341" calcext:value-type="float">
            <text:p>122.000480341</text:p>
          </table:table-cell>
        </table:table-row>
        <table:table-row table:style-name="ro1">
          <table:table-cell office:value-type="float" office:value="0.11790646" calcext:value-type="float">
            <text:p>0.11790646</text:p>
          </table:table-cell>
          <table:table-cell office:value-type="float" office:value="8.481299" calcext:value-type="float">
            <text:p>8.481299</text:p>
          </table:table-cell>
          <table:table-cell table:formula="of:=[.C973]+[.A974]" office:value-type="float" office:value="122.118386801" calcext:value-type="float">
            <text:p>122.118386801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974]+[.A975]" office:value-type="float" office:value="122.234095961" calcext:value-type="float">
            <text:p>122.234095961</text:p>
          </table:table-cell>
        </table:table-row>
        <table:table-row table:style-name="ro1">
          <table:table-cell office:value-type="float" office:value="0.11361868" calcext:value-type="float">
            <text:p>0.11361868</text:p>
          </table:table-cell>
          <table:table-cell office:value-type="float" office:value="8.80137" calcext:value-type="float">
            <text:p>8.80137</text:p>
          </table:table-cell>
          <table:table-cell table:formula="of:=[.C975]+[.A976]" office:value-type="float" office:value="122.347714641" calcext:value-type="float">
            <text:p>122.347714641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976]+[.A977]" office:value-type="float" office:value="122.459593791" calcext:value-type="float">
            <text:p>122.459593791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977]+[.A978]" office:value-type="float" office:value="122.569596081" calcext:value-type="float">
            <text:p>122.569596081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978]+[.A979]" office:value-type="float" office:value="122.677629951" calcext:value-type="float">
            <text:p>122.677629951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979]+[.A980]" office:value-type="float" office:value="122.783405491" calcext:value-type="float">
            <text:p>122.783405491</text:p>
          </table:table-cell>
        </table:table-row>
        <table:table-row table:style-name="ro1">
          <table:table-cell office:value-type="float" office:value="0.10374609" calcext:value-type="float">
            <text:p>0.10374609</text:p>
          </table:table-cell>
          <table:table-cell office:value-type="float" office:value="9.638918" calcext:value-type="float">
            <text:p>9.638918</text:p>
          </table:table-cell>
          <table:table-cell table:formula="of:=[.C980]+[.A981]" office:value-type="float" office:value="122.887151581" calcext:value-type="float">
            <text:p>122.887151581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981]+[.A982]" office:value-type="float" office:value="122.989615911" calcext:value-type="float">
            <text:p>122.989615911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982]+[.A983]" office:value-type="float" office:value="123.091378325" calcext:value-type="float">
            <text:p>123.091378325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983]+[.A984]" office:value-type="float" office:value="123.192789785" calcext:value-type="float">
            <text:p>123.192789785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984]+[.A985]" office:value-type="float" office:value="123.294140215" calcext:value-type="float">
            <text:p>123.294140215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985]+[.A986]" office:value-type="float" office:value="123.395658485" calcext:value-type="float">
            <text:p>123.395658485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986]+[.A987]" office:value-type="float" office:value="123.497527715" calcext:value-type="float">
            <text:p>123.497527715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987]+[.A988]" office:value-type="float" office:value="123.599763159" calcext:value-type="float">
            <text:p>123.599763159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988]+[.A989]" office:value-type="float" office:value="123.702624229" calcext:value-type="float">
            <text:p>123.702624229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989]+[.A990]" office:value-type="float" office:value="123.806278759" calcext:value-type="float">
            <text:p>123.806278759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990]+[.A991]" office:value-type="float" office:value="123.910772539" calcext:value-type="float">
            <text:p>123.910772539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991]+[.A992]" office:value-type="float" office:value="124.016181863" calcext:value-type="float">
            <text:p>124.016181863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992]+[.A993]" office:value-type="float" office:value="124.122537247" calcext:value-type="float">
            <text:p>124.122537247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993]+[.A994]" office:value-type="float" office:value="124.229991277" calcext:value-type="float">
            <text:p>124.229991277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994]+[.A995]" office:value-type="float" office:value="124.338513437" calcext:value-type="float">
            <text:p>124.338513437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995]+[.A996]" office:value-type="float" office:value="124.448134257" calcext:value-type="float">
            <text:p>124.448134257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996]+[.A997]" office:value-type="float" office:value="124.558899497" calcext:value-type="float">
            <text:p>124.558899497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997]+[.A998]" office:value-type="float" office:value="124.670748127" calcext:value-type="float">
            <text:p>124.670748127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998]+[.A999]" office:value-type="float" office:value="124.783649627" calcext:value-type="float">
            <text:p>124.783649627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999]+[.A1000]" office:value-type="float" office:value="124.897558227" calcext:value-type="float">
            <text:p>124.897558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0:45:15.37331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52.599586345</dc:date>
    <meta:editing-duration>PT3H9M58S</meta:editing-duration>
    <meta:editing-cycles>2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style-name="ch1">
        <chart:title svg:x="4.322cm" svg:y="0.307cm" chart:style-name="ch2">
          <text:p>Open Loop Under Varying Loads</text:p>
        </chart:title>
        <chart:plot-area chart:style-name="ch3" table:cell-range-address="data.C1:data.C1000 data.B1:data.B600" svg:x="1.315cm" svg:y="1.257cm" svg:width="13.622cm" svg:height="6.177cm">
          <chartooo:coordinate-region svg:x="1.751cm" svg:y="1.456cm" svg:width="12.814cm" svg:height="5.331cm"/>
          <chart:axis chart:dimension="x" chart:name="primary-x" chart:style-name="ch4">
            <chart:title svg:x="6.957cm" svg:y="7.605cm" chart:style-name="ch5">
              <text:p>Time (seconds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data.B1:data.B600" chart:class="chart:scatter">
            <chart:domain table:cell-range-address="data.C1:data.C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972306">
                <text:p>-0.9972306</text:p>
                <draw:g>
                  <svg:desc>data.C1:data.C1000</svg:desc>
                </draw:g>
              </table:table-cell>
              <table:table-cell office:value-type="float" office:value="0.30277622">
                <text:p>0.30277622</text:p>
                <draw:g>
                  <svg:desc>data.B1:data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8697000000001">
                <text:p>0.0578697000000001</text:p>
              </table:table-cell>
              <table:table-cell office:value-type="float" office:value="0.9477772">
                <text:p>0.9477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62815">
                <text:p>0.39562815</text:p>
              </table:table-cell>
              <table:table-cell office:value-type="float" office:value="2.9606957">
                <text:p>2.9606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453408">
                <text:p>0.61453408</text:p>
              </table:table-cell>
              <table:table-cell office:value-type="float" office:value="4.5681725">
                <text:p>4.5681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451424">
                <text:p>0.79451424</text:p>
              </table:table-cell>
              <table:table-cell office:value-type="float" office:value="5.556168">
                <text:p>5.556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15307">
                <text:p>0.95615307</text:p>
              </table:table-cell>
              <table:table-cell office:value-type="float" office:value="6.1866326">
                <text:p>6.1866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697324">
                <text:p>1.10697324</text:p>
              </table:table-cell>
              <table:table-cell office:value-type="float" office:value="6.630413">
                <text:p>6.63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068271">
                <text:p>1.25068271</text:p>
              </table:table-cell>
              <table:table-cell office:value-type="float" office:value="6.958484">
                <text:p>6.958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908204">
                <text:p>1.38908204</text:p>
              </table:table-cell>
              <table:table-cell office:value-type="float" office:value="7.225468">
                <text:p>7.225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2317832">
                <text:p>1.52317832</text:p>
              </table:table-cell>
              <table:table-cell office:value-type="float" office:value="7.4573283">
                <text:p>7.457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5465006">
                <text:p>1.65465006</text:p>
              </table:table-cell>
              <table:table-cell office:value-type="float" office:value="7.606198">
                <text:p>7.606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432123">
                <text:p>1.78432123</text:p>
              </table:table-cell>
              <table:table-cell office:value-type="float" office:value="7.711814">
                <text:p>7.711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1222235">
                <text:p>1.91222235</text:p>
              </table:table-cell>
              <table:table-cell office:value-type="float" office:value="7.81854">
                <text:p>7.81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04825">
                <text:p>2.03804825</text:p>
              </table:table-cell>
              <table:table-cell office:value-type="float" office:value="7.9474893">
                <text:p>7.947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611733">
                <text:p>2.1611733</text:p>
              </table:table-cell>
              <table:table-cell office:value-type="float" office:value="8.121824">
                <text:p>8.121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8207053">
                <text:p>2.28207053</text:p>
              </table:table-cell>
              <table:table-cell office:value-type="float" office:value="8.271488">
                <text:p>8.271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0090779">
                <text:p>2.40090779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727309">
                <text:p>2.51727309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31532646">
                <text:p>2.631532646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44083196">
                <text:p>2.74408319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55046801">
                <text:p>2.85504680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64453991">
                <text:p>2.964453991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72640461">
                <text:p>3.072640461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79941905">
                <text:p>3.179941905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86388845">
                <text:p>3.286388845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92057565">
                <text:p>3.392057565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96810755">
                <text:p>3.496810755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00495805">
                <text:p>3.600495805</text:p>
              </table:table-cell>
              <table:table-cell office:value-type="float" office:value="9.644592">
                <text:p>9.644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03402651">
                <text:p>3.703402651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05989051">
                <text:p>3.805989051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08102421">
                <text:p>3.908102421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09803801">
                <text:p>4.009803801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10910081">
                <text:p>4.110910081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11177111">
                <text:p>4.211177111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10681191">
                <text:p>4.310681191</text:p>
              </table:table-cell>
              <table:table-cell office:value-type="float" office:value="10.049839">
                <text:p>10.049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09376541">
                <text:p>4.409376541</text:p>
              </table:table-cell>
              <table:table-cell office:value-type="float" office:value="10.132189">
                <text:p>10.132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07415761">
                <text:p>4.50741576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4707281">
                <text:p>4.604707281</text:p>
              </table:table-cell>
              <table:table-cell office:value-type="float" office:value="10.278388">
                <text:p>10.278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01357926">
                <text:p>4.701357926</text:p>
              </table:table-cell>
              <table:table-cell office:value-type="float" office:value="10.346543">
                <text:p>10.34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97474506">
                <text:p>4.797474506</text:p>
              </table:table-cell>
              <table:table-cell office:value-type="float" office:value="10.404032">
                <text:p>10.404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93102796">
                <text:p>4.893102796</text:p>
              </table:table-cell>
              <table:table-cell office:value-type="float" office:value="10.457156">
                <text:p>10.457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88242796">
                <text:p>4.988242796</text:p>
              </table:table-cell>
              <table:table-cell office:value-type="float" office:value="10.510826">
                <text:p>10.510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83001321">
                <text:p>5.083001321</text:p>
              </table:table-cell>
              <table:table-cell office:value-type="float" office:value="10.55314">
                <text:p>10.55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77454661">
                <text:p>5.177454661</text:p>
              </table:table-cell>
              <table:table-cell office:value-type="float" office:value="10.587237">
                <text:p>10.587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71572311">
                <text:p>5.271572311</text:p>
              </table:table-cell>
              <table:table-cell office:value-type="float" office:value="10.624999">
                <text:p>10.624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65400035">
                <text:p>5.365400035</text:p>
              </table:table-cell>
              <table:table-cell office:value-type="float" office:value="10.65783">
                <text:p>10.65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59151465">
                <text:p>5.459151465</text:p>
              </table:table-cell>
              <table:table-cell office:value-type="float" office:value="10.666504">
                <text:p>10.666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5284186">
                <text:p>5.55284186</text:p>
              </table:table-cell>
              <table:table-cell office:value-type="float" office:value="10.673452">
                <text:p>10.67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4648648">
                <text:p>5.64648648</text:p>
              </table:table-cell>
              <table:table-cell office:value-type="float" office:value="10.67867">
                <text:p>10.67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4020739">
                <text:p>5.74020739</text:p>
              </table:table-cell>
              <table:table-cell office:value-type="float" office:value="10.669977">
                <text:p>10.669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34019856">
                <text:p>5.834019856</text:p>
              </table:table-cell>
              <table:table-cell office:value-type="float" office:value="10.659564">
                <text:p>10.659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28030696">
                <text:p>5.928030696</text:p>
              </table:table-cell>
              <table:table-cell office:value-type="float" office:value="10.637072">
                <text:p>10.637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22239896">
                <text:p>6.022239896</text:p>
              </table:table-cell>
              <table:table-cell office:value-type="float" office:value="10.614675">
                <text:p>10.614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16708496">
                <text:p>6.116708496</text:p>
              </table:table-cell>
              <table:table-cell office:value-type="float" office:value="10.585527">
                <text:p>10.585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11299176">
                <text:p>6.211299176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05905116">
                <text:p>6.305905116</text:p>
              </table:table-cell>
              <table:table-cell office:value-type="float" office:value="10.570161">
                <text:p>10.570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400495796">
                <text:p>6.400495796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95010181">
                <text:p>6.495010181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589463521">
                <text:p>6.589463521</text:p>
              </table:table-cell>
              <table:table-cell office:value-type="float" office:value="10.587237">
                <text:p>10.587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83947391">
                <text:p>6.683947391</text:p>
              </table:table-cell>
              <table:table-cell office:value-type="float" office:value="10.583817">
                <text:p>10.583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78461776">
                <text:p>6.778461776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872716756">
                <text:p>6.872716756</text:p>
              </table:table-cell>
              <table:table-cell office:value-type="float" office:value="10.609519">
                <text:p>10.609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66712336">
                <text:p>6.966712336</text:p>
              </table:table-cell>
              <table:table-cell office:value-type="float" office:value="10.638798">
                <text:p>10.638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60479026">
                <text:p>7.060479026</text:p>
              </table:table-cell>
              <table:table-cell office:value-type="float" office:value="10.664768">
                <text:p>10.664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54383046">
                <text:p>7.154383046</text:p>
              </table:table-cell>
              <table:table-cell office:value-type="float" office:value="10.649172">
                <text:p>10.649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48576986">
                <text:p>7.248576986</text:p>
              </table:table-cell>
              <table:table-cell office:value-type="float" office:value="10.616394">
                <text:p>10.616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43198186">
                <text:p>7.343198186</text:p>
              </table:table-cell>
              <table:table-cell office:value-type="float" office:value="10.568456">
                <text:p>10.568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438368706">
                <text:p>7.438368706</text:p>
              </table:table-cell>
              <table:table-cell office:value-type="float" office:value="10.507456">
                <text:p>10.507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534317436">
                <text:p>7.534317436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631364816">
                <text:p>7.631364816</text:p>
              </table:table-cell>
              <table:table-cell office:value-type="float" office:value="10.304245">
                <text:p>10.304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29587136">
                <text:p>7.729587136</text:p>
              </table:table-cell>
              <table:table-cell office:value-type="float" office:value="10.1809845">
                <text:p>10.1809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29243806">
                <text:p>7.829243806</text:p>
              </table:table-cell>
              <table:table-cell office:value-type="float" office:value="10.0344515">
                <text:p>10.0344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30685786">
                <text:p>7.930685786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33668926">
                <text:p>8.033668926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137888042">
                <text:p>8.137888042</text:p>
              </table:table-cell>
              <table:table-cell office:value-type="float" office:value="9.595168">
                <text:p>9.595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43419436">
                <text:p>8.243419436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350446216">
                <text:p>8.350446216</text:p>
              </table:table-cell>
              <table:table-cell office:value-type="float" office:value="9.343456">
                <text:p>9.34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58876826">
                <text:p>8.458876826</text:p>
              </table:table-cell>
              <table:table-cell office:value-type="float" office:value="9.222488">
                <text:p>9.222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68955406">
                <text:p>8.568955406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80910846">
                <text:p>8.680910846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95155146">
                <text:p>8.795155146</text:p>
              </table:table-cell>
              <table:table-cell office:value-type="float" office:value="8.753172">
                <text:p>8.753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91239021099999">
                <text:p>8.91239021099999</text:p>
              </table:table-cell>
              <table:table-cell office:value-type="float" office:value="8.529871">
                <text:p>8.529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03315011099999">
                <text:p>9.03315011099999</text:p>
              </table:table-cell>
              <table:table-cell office:value-type="float" office:value="8.280895">
                <text:p>8.280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157587436">
                <text:p>9.157587436</text:p>
              </table:table-cell>
              <table:table-cell office:value-type="float" office:value="8.036174">
                <text:p>8.036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86022636">
                <text:p>9.286022636</text:p>
              </table:table-cell>
              <table:table-cell office:value-type="float" office:value="7.786028">
                <text:p>7.786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19066046">
                <text:p>9.419066046</text:p>
              </table:table-cell>
              <table:table-cell office:value-type="float" office:value="7.5163436">
                <text:p>7.5163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557236486">
                <text:p>9.557236486</text:p>
              </table:table-cell>
              <table:table-cell office:value-type="float" office:value="7.237438">
                <text:p>7.237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01342696">
                <text:p>9.701342696</text:p>
              </table:table-cell>
              <table:table-cell office:value-type="float" office:value="6.9393263">
                <text:p>6.9393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50896366">
                <text:p>9.850896366</text:p>
              </table:table-cell>
              <table:table-cell office:value-type="float" office:value="6.6865625">
                <text:p>6.686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004524196">
                <text:p>10.004524196</text:p>
              </table:table-cell>
              <table:table-cell office:value-type="float" office:value="6.5092373">
                <text:p>6.5092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160044146">
                <text:p>10.160044146</text:p>
              </table:table-cell>
              <table:table-cell office:value-type="float" office:value="6.4300437">
                <text:p>6.43004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314267086">
                <text:p>10.314267086</text:p>
              </table:table-cell>
              <table:table-cell office:value-type="float" office:value="6.48412">
                <text:p>6.48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466185916">
                <text:p>10.466185916</text:p>
              </table:table-cell>
              <table:table-cell office:value-type="float" office:value="6.582463">
                <text:p>6.582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16670386">
                <text:p>10.616670386</text:p>
              </table:table-cell>
              <table:table-cell office:value-type="float" office:value="6.645204">
                <text:p>6.645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766056206">
                <text:p>10.766056206</text:p>
              </table:table-cell>
              <table:table-cell office:value-type="float" office:value="6.694075">
                <text:p>6.694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15838756">
                <text:p>10.915838756</text:p>
              </table:table-cell>
              <table:table-cell office:value-type="float" office:value="6.676345">
                <text:p>6.676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066933596">
                <text:p>11.066933596</text:p>
              </table:table-cell>
              <table:table-cell office:value-type="float" office:value="6.61836">
                <text:p>6.61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18745596">
                <text:p>11.218745596</text:p>
              </table:table-cell>
              <table:table-cell office:value-type="float" office:value="6.587095">
                <text:p>6.5870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369809916">
                <text:p>11.369809916</text:p>
              </table:table-cell>
              <table:table-cell office:value-type="float" office:value="6.619697">
                <text:p>6.619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521682966">
                <text:p>11.521682966</text:p>
              </table:table-cell>
              <table:table-cell office:value-type="float" office:value="6.5844464">
                <text:p>6.5844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675539686">
                <text:p>11.675539686</text:p>
              </table:table-cell>
              <table:table-cell office:value-type="float" office:value="6.499553">
                <text:p>6.499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833409536">
                <text:p>11.833409536</text:p>
              </table:table-cell>
              <table:table-cell office:value-type="float" office:value="6.334332">
                <text:p>6.334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998451116">
                <text:p>11.998451116</text:p>
              </table:table-cell>
              <table:table-cell office:value-type="float" office:value="6.059079">
                <text:p>6.059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173685716">
                <text:p>12.173685716</text:p>
              </table:table-cell>
              <table:table-cell office:value-type="float" office:value="5.7066355">
                <text:p>5.7066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62912846">
                <text:p>12.362912846</text:p>
              </table:table-cell>
              <table:table-cell office:value-type="float" office:value="5.284654">
                <text:p>5.284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570481326">
                <text:p>12.570481326</text:p>
              </table:table-cell>
              <table:table-cell office:value-type="float" office:value="4.817687">
                <text:p>4.817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805012486">
                <text:p>12.805012486</text:p>
              </table:table-cell>
              <table:table-cell office:value-type="float" office:value="4.263826">
                <text:p>4.263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072732026">
                <text:p>13.072732026</text:p>
              </table:table-cell>
              <table:table-cell office:value-type="float" office:value="3.7352521">
                <text:p>3.7352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58800546">
                <text:p>13.458800546</text:p>
              </table:table-cell>
              <table:table-cell office:value-type="float" office:value="2.5902138">
                <text:p>2.5902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139444446">
                <text:p>14.139444446</text:p>
              </table:table-cell>
              <table:table-cell office:value-type="float" office:value="1.469197">
                <text:p>1.469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422484046">
                <text:p>15.422484046</text:p>
              </table:table-cell>
              <table:table-cell office:value-type="float" office:value="0.7793992">
                <text:p>0.77939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727054126">
                <text:p>15.727054126</text:p>
              </table:table-cell>
              <table:table-cell office:value-type="float" office:value="3.2833166">
                <text:p>3.2833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961356406">
                <text:p>15.961356406</text:p>
              </table:table-cell>
              <table:table-cell office:value-type="float" office:value="4.267991">
                <text:p>4.267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168909626">
                <text:p>16.168909626</text:p>
              </table:table-cell>
              <table:table-cell office:value-type="float" office:value="4.8180413">
                <text:p>4.8180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362332986">
                <text:p>16.362332986</text:p>
              </table:table-cell>
              <table:table-cell office:value-type="float" office:value="5.1700068">
                <text:p>5.1700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545319166">
                <text:p>16.545319166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720935256">
                <text:p>16.720935256</text:p>
              </table:table-cell>
              <table:table-cell office:value-type="float" office:value="5.694239">
                <text:p>5.694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892171996">
                <text:p>16.892171996</text:p>
              </table:table-cell>
              <table:table-cell office:value-type="float" office:value="5.8398685">
                <text:p>5.83986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059105696">
                <text:p>17.059105696</text:p>
              </table:table-cell>
              <table:table-cell office:value-type="float" office:value="5.990402">
                <text:p>5.990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220103636">
                <text:p>17.220103636</text:p>
              </table:table-cell>
              <table:table-cell office:value-type="float" office:value="6.2112594">
                <text:p>6.21125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376035586">
                <text:p>17.376035586</text:p>
              </table:table-cell>
              <table:table-cell office:value-type="float" office:value="6.413054">
                <text:p>6.413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527267756">
                <text:p>17.527267756</text:p>
              </table:table-cell>
              <table:table-cell office:value-type="float" office:value="6.61235">
                <text:p>6.61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673006666">
                <text:p>17.673006666</text:p>
              </table:table-cell>
              <table:table-cell office:value-type="float" office:value="6.861585">
                <text:p>6.861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813893216">
                <text:p>17.813893216</text:p>
              </table:table-cell>
              <table:table-cell office:value-type="float" office:value="7.09791">
                <text:p>7.09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950491986">
                <text:p>17.950491986</text:p>
              </table:table-cell>
              <table:table-cell office:value-type="float" office:value="7.32071">
                <text:p>7.32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083504876">
                <text:p>18.083504876</text:p>
              </table:table-cell>
              <table:table-cell office:value-type="float" office:value="7.5180683">
                <text:p>7.5180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213526996">
                <text:p>18.213526996</text:p>
              </table:table-cell>
              <table:table-cell office:value-type="float" office:value="7.6909986">
                <text:p>7.6909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340878786">
                <text:p>18.340878786</text:p>
              </table:table-cell>
              <table:table-cell office:value-type="float" office:value="7.852265">
                <text:p>7.852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466475806">
                <text:p>18.466475806</text:p>
              </table:table-cell>
              <table:table-cell office:value-type="float" office:value="7.961972">
                <text:p>7.961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59105046">
                <text:p>18.59105046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715258895">
                <text:p>18.715258895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840520195">
                <text:p>18.840520195</text:p>
              </table:table-cell>
              <table:table-cell office:value-type="float" office:value="7.983311">
                <text:p>7.983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967810955">
                <text:p>18.967810955</text:p>
              </table:table-cell>
              <table:table-cell office:value-type="float" office:value="7.85603">
                <text:p>7.856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098214565">
                <text:p>19.098214565</text:p>
              </table:table-cell>
              <table:table-cell office:value-type="float" office:value="7.6684995">
                <text:p>7.6684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232860175">
                <text:p>19.232860175</text:p>
              </table:table-cell>
              <table:table-cell office:value-type="float" office:value="7.4269037">
                <text:p>7.4269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372190305">
                <text:p>19.372190305</text:p>
              </table:table-cell>
              <table:table-cell office:value-type="float" office:value="7.1771984">
                <text:p>7.177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515991325">
                <text:p>19.515991325</text:p>
              </table:table-cell>
              <table:table-cell office:value-type="float" office:value="6.954054">
                <text:p>6.9540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65071975">
                <text:p>19.665071975</text:p>
              </table:table-cell>
              <table:table-cell office:value-type="float" office:value="6.7077785">
                <text:p>6.70777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19539055">
                <text:p>19.819539055</text:p>
              </table:table-cell>
              <table:table-cell office:value-type="float" office:value="6.4738717">
                <text:p>6.4738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978324445">
                <text:p>19.978324445</text:p>
              </table:table-cell>
              <table:table-cell office:value-type="float" office:value="6.297809">
                <text:p>6.297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139383425">
                <text:p>20.139383425</text:p>
              </table:table-cell>
              <table:table-cell office:value-type="float" office:value="6.2089057">
                <text:p>6.2089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300350845">
                <text:p>20.300350845</text:p>
              </table:table-cell>
              <table:table-cell office:value-type="float" office:value="6.2124367">
                <text:p>6.2124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459319345">
                <text:p>20.459319345</text:p>
              </table:table-cell>
              <table:table-cell office:value-type="float" office:value="6.290555">
                <text:p>6.290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616243135">
                <text:p>20.616243135</text:p>
              </table:table-cell>
              <table:table-cell office:value-type="float" office:value="6.37252">
                <text:p>6.37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.770893315">
                <text:p>20.770893315</text:p>
              </table:table-cell>
              <table:table-cell office:value-type="float" office:value="6.4662066">
                <text:p>6.4662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922842665">
                <text:p>20.922842665</text:p>
              </table:table-cell>
              <table:table-cell office:value-type="float" office:value="6.5811405">
                <text:p>6.5811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072396335">
                <text:p>21.072396335</text:p>
              </table:table-cell>
              <table:table-cell office:value-type="float" office:value="6.6865625">
                <text:p>6.6865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220698775">
                <text:p>21.220698775</text:p>
              </table:table-cell>
              <table:table-cell office:value-type="float" office:value="6.7429776">
                <text:p>6.7429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368131445">
                <text:p>21.368131445</text:p>
              </table:table-cell>
              <table:table-cell office:value-type="float" office:value="6.7827573">
                <text:p>6.7827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15792995">
                <text:p>21.515792995</text:p>
              </table:table-cell>
              <table:table-cell office:value-type="float" office:value="6.772244">
                <text:p>6.7722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665010975">
                <text:p>21.665010975</text:p>
              </table:table-cell>
              <table:table-cell office:value-type="float" office:value="6.7016053">
                <text:p>6.7016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815678555">
                <text:p>21.815678555</text:p>
              </table:table-cell>
              <table:table-cell office:value-type="float" office:value="6.637128">
                <text:p>6.637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968314545">
                <text:p>21.968314545</text:p>
              </table:table-cell>
              <table:table-cell office:value-type="float" office:value="6.5515347">
                <text:p>6.55153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122781625">
                <text:p>22.122781625</text:p>
              </table:table-cell>
              <table:table-cell office:value-type="float" office:value="6.4738717">
                <text:p>6.4738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279430735">
                <text:p>22.279430735</text:p>
              </table:table-cell>
              <table:table-cell office:value-type="float" office:value="6.383694">
                <text:p>6.383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439772535">
                <text:p>22.439772535</text:p>
              </table:table-cell>
              <table:table-cell office:value-type="float" office:value="6.2366767">
                <text:p>6.2366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05348185">
                <text:p>22.605348185</text:p>
              </table:table-cell>
              <table:table-cell office:value-type="float" office:value="6.039535">
                <text:p>6.039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777622535">
                <text:p>22.777622535</text:p>
              </table:table-cell>
              <table:table-cell office:value-type="float" office:value="5.8046947">
                <text:p>5.80469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957053375">
                <text:p>22.957053375</text:p>
              </table:table-cell>
              <table:table-cell office:value-type="float" office:value="5.573178">
                <text:p>5.573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145822735">
                <text:p>23.145822735</text:p>
              </table:table-cell>
              <table:table-cell office:value-type="float" office:value="5.29747">
                <text:p>5.29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346188945">
                <text:p>23.346188945</text:p>
              </table:table-cell>
              <table:table-cell office:value-type="float" office:value="4.9908614">
                <text:p>4.9908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563721565">
                <text:p>23.563721565</text:p>
              </table:table-cell>
              <table:table-cell office:value-type="float" office:value="4.597012">
                <text:p>4.597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813282875">
                <text:p>23.813282875</text:p>
              </table:table-cell>
              <table:table-cell office:value-type="float" office:value="4.0070314">
                <text:p>4.00703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.131784435">
                <text:p>24.131784435</text:p>
              </table:table-cell>
              <table:table-cell office:value-type="float" office:value="3.139702">
                <text:p>3.139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847814035">
                <text:p>25.847814035</text:p>
              </table:table-cell>
              <table:table-cell office:value-type="float" office:value="0.58274055">
                <text:p>0.58274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149988455">
                <text:p>26.149988455</text:p>
              </table:table-cell>
              <table:table-cell office:value-type="float" office:value="3.3093472">
                <text:p>3.30934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382841125">
                <text:p>26.382841125</text:p>
              </table:table-cell>
              <table:table-cell office:value-type="float" office:value="4.2945614">
                <text:p>4.29456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610368405">
                <text:p>26.610368405</text:p>
              </table:table-cell>
              <table:table-cell office:value-type="float" office:value="4.395077">
                <text:p>4.395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74410505">
                <text:p>26.874410505</text:p>
              </table:table-cell>
              <table:table-cell office:value-type="float" office:value="3.7872748">
                <text:p>3.7872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29472705">
                <text:p>27.229472705</text:p>
              </table:table-cell>
              <table:table-cell office:value-type="float" office:value="2.8164082">
                <text:p>2.81640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513641455">
                <text:p>27.513641455</text:p>
              </table:table-cell>
              <table:table-cell office:value-type="float" office:value="3.5190356">
                <text:p>3.5190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722995225">
                <text:p>27.722995225</text:p>
              </table:table-cell>
              <table:table-cell office:value-type="float" office:value="4.7766037">
                <text:p>4.7766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898229825">
                <text:p>27.898229825</text:p>
              </table:table-cell>
              <table:table-cell office:value-type="float" office:value="5.7066355">
                <text:p>5.7066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052956305">
                <text:p>28.052956305</text:p>
              </table:table-cell>
              <table:table-cell office:value-type="float" office:value="6.463018">
                <text:p>6.463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.193842855">
                <text:p>28.193842855</text:p>
              </table:table-cell>
              <table:table-cell office:value-type="float" office:value="7.09791">
                <text:p>7.09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324688965">
                <text:p>28.324688965</text:p>
              </table:table-cell>
              <table:table-cell office:value-type="float" office:value="7.6425657">
                <text:p>7.64256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447936085">
                <text:p>28.447936085</text:p>
              </table:table-cell>
              <table:table-cell office:value-type="float" office:value="8.11378">
                <text:p>8.113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56704801">
                <text:p>28.56704801</text:p>
              </table:table-cell>
              <table:table-cell office:value-type="float" office:value="8.395465">
                <text:p>8.395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8405419">
                <text:p>28.68405419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00083795">
                <text:p>28.800083795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15991325">
                <text:p>28.915991325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032188775">
                <text:p>29.032188775</text:p>
              </table:table-cell>
              <table:table-cell office:value-type="float" office:value="8.606041">
                <text:p>8.6060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149057621">
                <text:p>29.149057621</text:p>
              </table:table-cell>
              <table:table-cell office:value-type="float" office:value="8.556601">
                <text:p>8.5566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266994601">
                <text:p>29.266994601</text:p>
              </table:table-cell>
              <table:table-cell office:value-type="float" office:value="8.479104">
                <text:p>8.479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386091271">
                <text:p>29.386091271</text:p>
              </table:table-cell>
              <table:table-cell office:value-type="float" office:value="8.396541">
                <text:p>8.396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506576511">
                <text:p>29.50657651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628160401">
                <text:p>29.628160401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750491981">
                <text:p>29.750491981</text:p>
              </table:table-cell>
              <table:table-cell office:value-type="float" office:value="8.174504">
                <text:p>8.1745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.873052445">
                <text:p>29.873052445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.995567135">
                <text:p>29.995567135</text:p>
              </table:table-cell>
              <table:table-cell office:value-type="float" office:value="8.162287">
                <text:p>8.1622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118798995">
                <text:p>30.118798995</text:p>
              </table:table-cell>
              <table:table-cell office:value-type="float" office:value="8.114785">
                <text:p>8.114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242809065">
                <text:p>30.242809065</text:p>
              </table:table-cell>
              <table:table-cell office:value-type="float" office:value="8.063862">
                <text:p>8.063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367612605">
                <text:p>30.367612605</text:p>
              </table:table-cell>
              <table:table-cell office:value-type="float" office:value="8.012593">
                <text:p>8.012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492660285">
                <text:p>30.492660285</text:p>
              </table:table-cell>
              <table:table-cell office:value-type="float" office:value="7.996949">
                <text:p>7.99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617524865">
                <text:p>30.617524865</text:p>
              </table:table-cell>
              <table:table-cell office:value-type="float" office:value="8.008677">
                <text:p>8.008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742648845">
                <text:p>30.742648845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869344505">
                <text:p>30.869344505</text:p>
              </table:table-cell>
              <table:table-cell office:value-type="float" office:value="7.89293">
                <text:p>7.892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998496865">
                <text:p>30.998496865</text:p>
              </table:table-cell>
              <table:table-cell office:value-type="float" office:value="7.742793">
                <text:p>7.742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131067255">
                <text:p>31.131067255</text:p>
              </table:table-cell>
              <table:table-cell office:value-type="float" office:value="7.543163">
                <text:p>7.543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268383195">
                <text:p>31.268383195</text:p>
              </table:table-cell>
              <table:table-cell office:value-type="float" office:value="7.2824755">
                <text:p>7.2824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413160795">
                <text:p>31.413160795</text:p>
              </table:table-cell>
              <table:table-cell office:value-type="float" office:value="6.907146">
                <text:p>6.907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572052995">
                <text:p>31.572052995</text:p>
              </table:table-cell>
              <table:table-cell office:value-type="float" office:value="6.2935753">
                <text:p>6.2935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752674035">
                <text:p>31.752674035</text:p>
              </table:table-cell>
              <table:table-cell office:value-type="float" office:value="5.5364532">
                <text:p>5.536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961097005">
                <text:p>31.961097005</text:p>
              </table:table-cell>
              <table:table-cell office:value-type="float" office:value="4.7979355">
                <text:p>4.79793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199198785">
                <text:p>32.199198785</text:p>
              </table:table-cell>
              <table:table-cell office:value-type="float" office:value="4.1998844">
                <text:p>4.1998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471404465">
                <text:p>32.471404465</text:p>
              </table:table-cell>
              <table:table-cell office:value-type="float" office:value="3.6736927">
                <text:p>3.67369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764423465">
                <text:p>32.764423465</text:p>
              </table:table-cell>
              <table:table-cell office:value-type="float" office:value="3.412748">
                <text:p>3.412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073113465">
                <text:p>33.073113465</text:p>
              </table:table-cell>
              <table:table-cell office:value-type="float" office:value="3.2394958">
                <text:p>3.2394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10993985">
                <text:p>33.410993985</text:p>
              </table:table-cell>
              <table:table-cell office:value-type="float" office:value="2.959626">
                <text:p>2.9596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78515155">
                <text:p>33.678515155</text:p>
              </table:table-cell>
              <table:table-cell office:value-type="float" office:value="3.7380219">
                <text:p>3.7380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900762815">
                <text:p>33.900762815</text:p>
              </table:table-cell>
              <table:table-cell office:value-type="float" office:value="4.499485">
                <text:p>4.4994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.101281615">
                <text:p>34.101281615</text:p>
              </table:table-cell>
              <table:table-cell office:value-type="float" office:value="4.9870634">
                <text:p>4.98706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287273825">
                <text:p>34.287273825</text:p>
              </table:table-cell>
              <table:table-cell office:value-type="float" office:value="5.3765697">
                <text:p>5.3765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458449525">
                <text:p>34.458449525</text:p>
              </table:table-cell>
              <table:table-cell office:value-type="float" office:value="5.841951">
                <text:p>5.841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617387505">
                <text:p>34.617387505</text:p>
              </table:table-cell>
              <table:table-cell office:value-type="float" office:value="6.291763">
                <text:p>6.291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765430545">
                <text:p>34.765430545</text:p>
              </table:table-cell>
              <table:table-cell office:value-type="float" office:value="6.7547927">
                <text:p>6.75479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903600985">
                <text:p>34.903600985</text:p>
              </table:table-cell>
              <table:table-cell office:value-type="float" office:value="7.237438">
                <text:p>7.237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033943545">
                <text:p>35.033943545</text:p>
              </table:table-cell>
              <table:table-cell office:value-type="float" office:value="7.672091">
                <text:p>7.672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157862065">
                <text:p>35.157862065</text:p>
              </table:table-cell>
              <table:table-cell office:value-type="float" office:value="8.069819">
                <text:p>8.0698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76607775">
                <text:p>35.276607775</text:p>
              </table:table-cell>
              <table:table-cell office:value-type="float" office:value="8.421357">
                <text:p>8.4213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90958885">
                <text:p>35.390958885</text:p>
              </table:table-cell>
              <table:table-cell office:value-type="float" office:value="8.744996">
                <text:p>8.7449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01647835">
                <text:p>35.501647835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10139479">
                <text:p>35.610139479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717639289">
                <text:p>35.717639289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824879699">
                <text:p>35.824879699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932257439">
                <text:p>35.932257439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040337089">
                <text:p>36.040337089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150476709">
                <text:p>36.150476709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264492124">
                <text:p>36.26449212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384977364">
                <text:p>36.384977364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514862164">
                <text:p>36.514862164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.656862614">
                <text:p>36.656862614</text:p>
              </table:table-cell>
              <table:table-cell office:value-type="float" office:value="7.042231">
                <text:p>7.042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.812489374">
                <text:p>36.812489374</text:p>
              </table:table-cell>
              <table:table-cell office:value-type="float" office:value="6.4256306">
                <text:p>6.42563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.984611134">
                <text:p>36.984611134</text:p>
              </table:table-cell>
              <table:table-cell office:value-type="float" office:value="5.8098407">
                <text:p>5.80984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175913494">
                <text:p>37.175913494</text:p>
              </table:table-cell>
              <table:table-cell office:value-type="float" office:value="5.227327">
                <text:p>5.2273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383817664">
                <text:p>37.383817664</text:p>
              </table:table-cell>
              <table:table-cell office:value-type="float" office:value="4.809908">
                <text:p>4.809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611360194">
                <text:p>37.611360194</text:p>
              </table:table-cell>
              <table:table-cell office:value-type="float" office:value="4.3947825">
                <text:p>4.39478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.866475794">
                <text:p>37.866475794</text:p>
              </table:table-cell>
              <table:table-cell office:value-type="float" office:value="3.919792">
                <text:p>3.9197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164911754">
                <text:p>38.164911754</text:p>
              </table:table-cell>
              <table:table-cell office:value-type="float" office:value="3.3508027">
                <text:p>3.35080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862081154">
                <text:p>38.862081154</text:p>
              </table:table-cell>
              <table:table-cell office:value-type="float" office:value="1.4343715">
                <text:p>1.43437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.500152394">
                <text:p>39.500152394</text:p>
              </table:table-cell>
              <table:table-cell office:value-type="float" office:value="1.5672232">
                <text:p>1.5672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.780903144">
                <text:p>39.780903144</text:p>
              </table:table-cell>
              <table:table-cell office:value-type="float" office:value="3.5618782">
                <text:p>3.56187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.980140194">
                <text:p>39.980140194</text:p>
              </table:table-cell>
              <table:table-cell office:value-type="float" office:value="5.019147">
                <text:p>5.0191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145547984">
                <text:p>40.145547984</text:p>
              </table:table-cell>
              <table:table-cell office:value-type="float" office:value="6.0456643">
                <text:p>6.04566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.293819904">
                <text:p>40.293819904</text:p>
              </table:table-cell>
              <table:table-cell office:value-type="float" office:value="6.744365">
                <text:p>6.7443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.430678074">
                <text:p>40.430678074</text:p>
              </table:table-cell>
              <table:table-cell office:value-type="float" office:value="7.3068347">
                <text:p>7.3068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.558212984">
                <text:p>40.558212984</text:p>
              </table:table-cell>
              <table:table-cell office:value-type="float" office:value="7.8409905">
                <text:p>7.84099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.678652444">
                <text:p>40.678652444</text:p>
              </table:table-cell>
              <table:table-cell office:value-type="float" office:value="8.302927">
                <text:p>8.3029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.794636274">
                <text:p>40.794636274</text:p>
              </table:table-cell>
              <table:table-cell office:value-type="float" office:value="8.621892">
                <text:p>8.6218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.907568294">
                <text:p>40.907568294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.018470864">
                <text:p>41.018470864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.127664424">
                <text:p>41.127664424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.235728814">
                <text:p>41.235728814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.343365954">
                <text:p>41.343365954</text:p>
              </table:table-cell>
              <table:table-cell office:value-type="float" office:value="9.290474">
                <text:p>9.290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.45089628">
                <text:p>41.45089628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.558792824">
                <text:p>41.558792824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668169494">
                <text:p>41.668169494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780521674">
                <text:p>41.780521674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897756739">
                <text:p>41.897756739</text:p>
              </table:table-cell>
              <table:table-cell office:value-type="float" office:value="8.529871">
                <text:p>8.529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.021782069">
                <text:p>42.021782069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.154199869">
                <text:p>42.154199869</text:p>
              </table:table-cell>
              <table:table-cell office:value-type="float" office:value="7.551855">
                <text:p>7.5518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.297543119">
                <text:p>42.297543119</text:p>
              </table:table-cell>
              <table:table-cell office:value-type="float" office:value="6.9762616">
                <text:p>6.9762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452620559">
                <text:p>42.452620559</text:p>
              </table:table-cell>
              <table:table-cell office:value-type="float" office:value="6.4483914">
                <text:p>6.44839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622972269">
                <text:p>42.622972269</text:p>
              </table:table-cell>
              <table:table-cell office:value-type="float" office:value="5.8702083">
                <text:p>5.8702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814167819">
                <text:p>42.814167819</text:p>
              </table:table-cell>
              <table:table-cell office:value-type="float" office:value="5.2302475">
                <text:p>5.23024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.033119519">
                <text:p>43.033119519</text:p>
              </table:table-cell>
              <table:table-cell office:value-type="float" office:value="4.5672174">
                <text:p>4.56721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.278911849">
                <text:p>43.278911849</text:p>
              </table:table-cell>
              <table:table-cell office:value-type="float" office:value="4.0684752">
                <text:p>4.06847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.547562199">
                <text:p>43.547562199</text:p>
              </table:table-cell>
              <table:table-cell office:value-type="float" office:value="3.7223103">
                <text:p>3.72231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830830679">
                <text:p>43.830830679</text:p>
              </table:table-cell>
              <table:table-cell office:value-type="float" office:value="3.5302196">
                <text:p>3.53021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.149881559">
                <text:p>44.149881559</text:p>
              </table:table-cell>
              <table:table-cell office:value-type="float" office:value="3.1342964">
                <text:p>3.13429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713076759">
                <text:p>44.713076759</text:p>
              </table:table-cell>
              <table:table-cell office:value-type="float" office:value="1.7755833">
                <text:p>1.7755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.174326459">
                <text:p>45.174326459</text:p>
              </table:table-cell>
              <table:table-cell office:value-type="float" office:value="2.168023">
                <text:p>2.1680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437681919">
                <text:p>45.437681919</text:p>
              </table:table-cell>
              <table:table-cell office:value-type="float" office:value="3.7971494">
                <text:p>3.7971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645082539">
                <text:p>45.645082539</text:p>
              </table:table-cell>
              <table:table-cell office:value-type="float" office:value="4.821586">
                <text:p>4.821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823002729">
                <text:p>45.823002729</text:p>
              </table:table-cell>
              <table:table-cell office:value-type="float" office:value="5.6204977">
                <text:p>5.62049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979499249">
                <text:p>45.979499249</text:p>
              </table:table-cell>
              <table:table-cell office:value-type="float" office:value="6.3899183">
                <text:p>6.3899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121530219">
                <text:p>46.121530219</text:p>
              </table:table-cell>
              <table:table-cell office:value-type="float" office:value="7.0407176">
                <text:p>7.0407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253932759">
                <text:p>46.253932759</text:p>
              </table:table-cell>
              <table:table-cell office:value-type="float" office:value="7.5527253">
                <text:p>7.5527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381116699">
                <text:p>46.381116699</text:p>
              </table:table-cell>
              <table:table-cell office:value-type="float" office:value="7.8626275">
                <text:p>7.86262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506408519">
                <text:p>46.506408519</text:p>
              </table:table-cell>
              <table:table-cell office:value-type="float" office:value="7.9813666">
                <text:p>7.9813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631379909">
                <text:p>46.631379909</text:p>
              </table:table-cell>
              <table:table-cell office:value-type="float" office:value="8.001831">
                <text:p>8.0018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757037959">
                <text:p>46.757037959</text:p>
              </table:table-cell>
              <table:table-cell office:value-type="float" office:value="7.958105">
                <text:p>7.958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883993019">
                <text:p>46.883993019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012016209">
                <text:p>47.012016209</text:p>
              </table:table-cell>
              <table:table-cell office:value-type="float" office:value="7.811085">
                <text:p>7.811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.140527699">
                <text:p>47.140527699</text:p>
              </table:table-cell>
              <table:table-cell office:value-type="float" office:value="7.7814054">
                <text:p>7.78140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268795029">
                <text:p>47.268795029</text:p>
              </table:table-cell>
              <table:table-cell office:value-type="float" office:value="7.7962174">
                <text:p>7.79621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395475429">
                <text:p>47.395475429</text:p>
              </table:table-cell>
              <table:table-cell office:value-type="float" office:value="7.893881">
                <text:p>7.893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.518569959">
                <text:p>47.518569959</text:p>
              </table:table-cell>
              <table:table-cell office:value-type="float" office:value="8.123837">
                <text:p>8.1238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.637269889">
                <text:p>47.637269889</text:p>
              </table:table-cell>
              <table:table-cell office:value-type="float" office:value="8.424605">
                <text:p>8.4246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.751361599">
                <text:p>47.751361599</text:p>
              </table:table-cell>
              <table:table-cell office:value-type="float" office:value="8.764878">
                <text:p>8.764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.862401499">
                <text:p>47.862401499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.971518759">
                <text:p>47.971518759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.079644185">
                <text:p>48.079644185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187754355">
                <text:p>48.187754355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.296352811">
                <text:p>48.296352811</text:p>
              </table:table-cell>
              <table:table-cell office:value-type="float" office:value="9.208235">
                <text:p>9.2082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.405897327">
                <text:p>48.405897327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.516555757">
                <text:p>48.516555757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.628450167">
                <text:p>48.628450167</text:p>
              </table:table-cell>
              <table:table-cell office:value-type="float" office:value="8.936997">
                <text:p>8.9369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.741427962">
                <text:p>48.741427962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.855153452">
                <text:p>48.855153452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969168867">
                <text:p>48.969168867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.082711252">
                <text:p>49.082711252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.195124462">
                <text:p>49.195124462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.305721856">
                <text:p>49.305721856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.414045656">
                <text:p>49.414045656</text:p>
              </table:table-cell>
              <table:table-cell office:value-type="float" office:value="9.231583">
                <text:p>9.231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.520065336">
                <text:p>49.520065336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624177641">
                <text:p>49.624177641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726657231">
                <text:p>49.72665723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827717731">
                <text:p>49.82771773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927801656">
                <text:p>49.927801656</text:p>
              </table:table-cell>
              <table:table-cell office:value-type="float" office:value="9.991614">
                <text:p>9.991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.027275222">
                <text:p>50.027275222</text:p>
              </table:table-cell>
              <table:table-cell office:value-type="float" office:value="10.052922">
                <text:p>10.052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.126214722">
                <text:p>50.126214722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224803262">
                <text:p>50.224803262</text:p>
              </table:table-cell>
              <table:table-cell office:value-type="float" office:value="10.143167">
                <text:p>10.1431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323132396">
                <text:p>50.323132396</text:p>
              </table:table-cell>
              <table:table-cell office:value-type="float" office:value="10.169926">
                <text:p>10.169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21186872">
                <text:p>50.421186872</text:p>
              </table:table-cell>
              <table:table-cell office:value-type="float" office:value="10.198412">
                <text:p>10.1984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18997202">
                <text:p>50.518997202</text:p>
              </table:table-cell>
              <table:table-cell office:value-type="float" office:value="10.223869">
                <text:p>10.2238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616731236">
                <text:p>50.616731236</text:p>
              </table:table-cell>
              <table:table-cell office:value-type="float" office:value="10.231851">
                <text:p>10.231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714511046">
                <text:p>50.714511046</text:p>
              </table:table-cell>
              <table:table-cell office:value-type="float" office:value="10.22706">
                <text:p>10.227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.812382406">
                <text:p>50.812382406</text:p>
              </table:table-cell>
              <table:table-cell office:value-type="float" office:value="10.217493">
                <text:p>10.2174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.910497916">
                <text:p>50.910497916</text:p>
              </table:table-cell>
              <table:table-cell office:value-type="float" office:value="10.192068">
                <text:p>10.192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00891861">
                <text:p>51.00891861</text:p>
              </table:table-cell>
              <table:table-cell office:value-type="float" office:value="10.160464">
                <text:p>10.160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107797076">
                <text:p>51.107797076</text:p>
              </table:table-cell>
              <table:table-cell office:value-type="float" office:value="10.113426">
                <text:p>10.1134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207377456">
                <text:p>51.207377456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307690266">
                <text:p>51.307690266</text:p>
              </table:table-cell>
              <table:table-cell office:value-type="float" office:value="9.968817">
                <text:p>9.9688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.408735506">
                <text:p>51.408735506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.510681036">
                <text:p>51.510681036</text:p>
              </table:table-cell>
              <table:table-cell office:value-type="float" office:value="9.80916">
                <text:p>9.809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.613450546">
                <text:p>51.613450546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717227156">
                <text:p>51.717227156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.82194982">
                <text:p>51.82194982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927679586">
                <text:p>51.927679586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034416446">
                <text:p>52.034416446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.142282476">
                <text:p>52.142282476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.251262406">
                <text:p>52.251262406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.361402026">
                <text:p>52.361402026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.472716591">
                <text:p>52.472716591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.585190841">
                <text:p>52.585190841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2.698840041">
                <text:p>52.698840041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.813618401">
                <text:p>52.813618401</text:p>
              </table:table-cell>
              <table:table-cell office:value-type="float" office:value="8.712443">
                <text:p>8.7124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.929525931">
                <text:p>52.929525931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.046532111">
                <text:p>53.046532111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.164545391">
                <text:p>53.164545391</text:p>
              </table:table-cell>
              <table:table-cell office:value-type="float" office:value="8.473622">
                <text:p>8.4736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.283428427">
                <text:p>53.283428427</text:p>
              </table:table-cell>
              <table:table-cell office:value-type="float" office:value="8.41163">
                <text:p>8.411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.402982867">
                <text:p>53.402982867</text:p>
              </table:table-cell>
              <table:table-cell office:value-type="float" office:value="8.36439">
                <text:p>8.364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.522995077">
                <text:p>53.522995077</text:p>
              </table:table-cell>
              <table:table-cell office:value-type="float" office:value="8.332486">
                <text:p>8.3324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3.643098837">
                <text:p>53.643098837</text:p>
              </table:table-cell>
              <table:table-cell office:value-type="float" office:value="8.326135">
                <text:p>8.326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.762363347">
                <text:p>53.762363347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.880010407">
                <text:p>53.8800104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.995170247">
                <text:p>53.995170247</text:p>
              </table:table-cell>
              <table:table-cell office:value-type="float" office:value="8.683583">
                <text:p>8.6835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4.107125687">
                <text:p>54.107125687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.216044587">
                <text:p>54.216044587</text:p>
              </table:table-cell>
              <table:table-cell office:value-type="float" office:value="9.181144">
                <text:p>9.1811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.322308417">
                <text:p>54.322308417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.426680127">
                <text:p>54.426680127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.529937927">
                <text:p>54.529937927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.632631142">
                <text:p>54.632631142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.735080216">
                <text:p>54.735080216</text:p>
              </table:table-cell>
              <table:table-cell office:value-type="float" office:value="9.760946">
                <text:p>9.7609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.837498776">
                <text:p>54.83749877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.939978366">
                <text:p>54.93997836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.042671581">
                <text:p>55.042671581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.145715756">
                <text:p>55.145715756</text:p>
              </table:table-cell>
              <table:table-cell office:value-type="float" office:value="9.704576">
                <text:p>9.7045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.249171926">
                <text:p>55.249171926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.35316216">
                <text:p>55.35316216</text:p>
              </table:table-cell>
              <table:table-cell office:value-type="float" office:value="9.616287">
                <text:p>9.6162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.45765594">
                <text:p>55.45765594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.56288216">
                <text:p>55.56288216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5.6689171">
                <text:p>55.6689171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.775867584">
                <text:p>55.775867584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.883779384">
                <text:p>55.883779384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.992789834">
                <text:p>55.992789834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102914198">
                <text:p>56.102914198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.214213504">
                <text:p>56.214213504</text:p>
              </table:table-cell>
              <table:table-cell office:value-type="float" office:value="8.984782">
                <text:p>8.9847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.326641974">
                <text:p>56.326641974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.440321689">
                <text:p>56.440321689</text:p>
              </table:table-cell>
              <table:table-cell office:value-type="float" office:value="8.796644">
                <text:p>8.796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.555206863">
                <text:p>56.555206863</text:p>
              </table:table-cell>
              <table:table-cell office:value-type="float" office:value="8.704344">
                <text:p>8.7043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.671251727">
                <text:p>56.671251727</text:p>
              </table:table-cell>
              <table:table-cell office:value-type="float" office:value="8.617357">
                <text:p>8.6173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6.788257907">
                <text:p>56.788257907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.906088072">
                <text:p>56.906088072</text:p>
              </table:table-cell>
              <table:table-cell office:value-type="float" office:value="8.486791">
                <text:p>8.4867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.024406522">
                <text:p>57.024406522</text:p>
              </table:table-cell>
              <table:table-cell office:value-type="float" office:value="8.451767">
                <text:p>8.4517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142908092">
                <text:p>57.142908092</text:p>
              </table:table-cell>
              <table:table-cell office:value-type="float" office:value="8.438707">
                <text:p>8.438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.260738257">
                <text:p>57.260738257</text:p>
              </table:table-cell>
              <table:table-cell office:value-type="float" office:value="8.486791">
                <text:p>8.4867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.377408737">
                <text:p>57.377408737</text:p>
              </table:table-cell>
              <table:table-cell office:value-type="float" office:value="8.571149">
                <text:p>8.5711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.492629612">
                <text:p>57.492629612</text:p>
              </table:table-cell>
              <table:table-cell office:value-type="float" office:value="8.678983">
                <text:p>8.6789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.605882072">
                <text:p>57.605882072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.717028792">
                <text:p>57.717028792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.826283392">
                <text:p>57.826283392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.933447502">
                <text:p>57.933447502</text:p>
              </table:table-cell>
              <table:table-cell office:value-type="float" office:value="9.331483">
                <text:p>9.331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.038612678">
                <text:p>58.038612678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.141855218">
                <text:p>58.141855218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.243678678">
                <text:p>58.243678678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.344357703">
                <text:p>58.344357703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.444243263">
                <text:p>58.444243263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.543701573">
                <text:p>58.543701573</text:p>
              </table:table-cell>
              <table:table-cell office:value-type="float" office:value="10.054464">
                <text:p>10.0544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.642930993">
                <text:p>58.642930993</text:p>
              </table:table-cell>
              <table:table-cell office:value-type="float" office:value="10.077657">
                <text:p>10.0776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.742129893">
                <text:p>58.742129893</text:p>
              </table:table-cell>
              <table:table-cell office:value-type="float" office:value="10.080757">
                <text:p>10.0807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.841237243">
                <text:p>58.841237243</text:p>
              </table:table-cell>
              <table:table-cell office:value-type="float" office:value="10.09007">
                <text:p>10.09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.940405623">
                <text:p>58.940405623</text:p>
              </table:table-cell>
              <table:table-cell office:value-type="float" office:value="10.083859">
                <text:p>10.083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.039680817">
                <text:p>59.039680817</text:p>
              </table:table-cell>
              <table:table-cell office:value-type="float" office:value="10.07301">
                <text:p>10.073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139017047">
                <text:p>59.139017047</text:p>
              </table:table-cell>
              <table:table-cell office:value-type="float" office:value="10.066821">
                <text:p>10.066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.238444837">
                <text:p>59.238444837</text:p>
              </table:table-cell>
              <table:table-cell office:value-type="float" office:value="10.05755">
                <text:p>10.057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.338132027">
                <text:p>59.338132027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9.438246467">
                <text:p>59.438246467</text:p>
              </table:table-cell>
              <table:table-cell office:value-type="float" office:value="9.988568">
                <text:p>9.9885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.538818677">
                <text:p>59.538818677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.639940217">
                <text:p>59.639940217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.741611077">
                <text:p>59.741611077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.843938081">
                <text:p>59.843938081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.947089067">
                <text:p>59.94708906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0.051033527">
                <text:p>60.051033527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0.155939307">
                <text:p>60.155939307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.261775887">
                <text:p>60.261775887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0.368528007">
                <text:p>60.368528007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.476271963">
                <text:p>60.476271963</text:p>
              </table:table-cell>
              <table:table-cell office:value-type="float" office:value="9.281262">
                <text:p>9.2812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.584839903">
                <text:p>60.584839903</text:p>
              </table:table-cell>
              <table:table-cell office:value-type="float" office:value="9.210823">
                <text:p>9.2108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0.694170793">
                <text:p>60.694170793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.804295157">
                <text:p>60.804295157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.915151951">
                <text:p>60.915151951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.026786961">
                <text:p>61.026786961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.139169656">
                <text:p>61.139169656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.252193226">
                <text:p>61.252193226</text:p>
              </table:table-cell>
              <table:table-cell office:value-type="float" office:value="8.8477125">
                <text:p>8.847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365674566">
                <text:p>61.365674566</text:p>
              </table:table-cell>
              <table:table-cell office:value-type="float" office:value="8.812021">
                <text:p>8.8120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.479384796">
                <text:p>61.479384796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.593278136">
                <text:p>61.593278136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.707385106">
                <text:p>61.707385106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.821522592">
                <text:p>61.821522592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.935400672">
                <text:p>61.935400672</text:p>
              </table:table-cell>
              <table:table-cell office:value-type="float" office:value="8.781322">
                <text:p>8.781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.048851497">
                <text:p>62.048851497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.162180252">
                <text:p>62.162180252</text:p>
              </table:table-cell>
              <table:table-cell office:value-type="float" office:value="8.823886">
                <text:p>8.82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.275432712">
                <text:p>62.275432712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.388364732">
                <text:p>62.388364732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.500777942">
                <text:p>62.500777942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.612916496">
                <text:p>62.612916496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.725146606">
                <text:p>62.725146606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.837453006">
                <text:p>62.837453006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.949866216">
                <text:p>62.949866216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.062172616">
                <text:p>63.062172616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.174067026">
                <text:p>63.174067026</text:p>
              </table:table-cell>
              <table:table-cell office:value-type="float" office:value="8.936997">
                <text:p>8.9369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3.285640996">
                <text:p>63.28564099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.397001336">
                <text:p>63.397001336</text:p>
              </table:table-cell>
              <table:table-cell office:value-type="float" office:value="8.979857">
                <text:p>8.9798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3.508193831">
                <text:p>63.508193831</text:p>
              </table:table-cell>
              <table:table-cell office:value-type="float" office:value="8.993413">
                <text:p>8.993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.619218471">
                <text:p>63.619218471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.730166821">
                <text:p>63.730166821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.841344057">
                <text:p>63.841344057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.952460257">
                <text:p>63.952460257</text:p>
              </table:table-cell>
              <table:table-cell office:value-type="float" office:value="8.999588">
                <text:p>8.9995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4.063072907">
                <text:p>64.063072907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.172449577">
                <text:p>64.172449577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.279949387">
                <text:p>64.279949387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4.385480781">
                <text:p>64.385480781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.489425241">
                <text:p>64.48942524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4.591950611">
                <text:p>64.591950611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.693499401">
                <text:p>64.693499401</text:p>
              </table:table-cell>
              <table:table-cell office:value-type="float" office:value="9.847483">
                <text:p>9.8474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.794239461">
                <text:p>64.794239461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4.894216571">
                <text:p>64.894216571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4.993613841">
                <text:p>64.993613841</text:p>
              </table:table-cell>
              <table:table-cell office:value-type="float" office:value="10.060638">
                <text:p>10.0606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5.092156606">
                <text:p>65.092156606</text:p>
              </table:table-cell>
              <table:table-cell office:value-type="float" office:value="10.147878">
                <text:p>10.1478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5.189921156">
                <text:p>65.189921156</text:p>
              </table:table-cell>
              <table:table-cell office:value-type="float" office:value="10.228657">
                <text:p>10.2286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5.287075346">
                <text:p>65.287075346</text:p>
              </table:table-cell>
              <table:table-cell office:value-type="float" office:value="10.292917">
                <text:p>10.2929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5.383649696">
                <text:p>65.383649696</text:p>
              </table:table-cell>
              <table:table-cell office:value-type="float" office:value="10.354716">
                <text:p>10.3547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.479720496">
                <text:p>65.479720496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.575348786">
                <text:p>65.575348786</text:p>
              </table:table-cell>
              <table:table-cell office:value-type="float" office:value="10.457156">
                <text:p>10.4571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.670610856">
                <text:p>65.670610856</text:p>
              </table:table-cell>
              <table:table-cell office:value-type="float" office:value="10.497357">
                <text:p>10.4973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.7657356">
                <text:p>65.7657356</text:p>
              </table:table-cell>
              <table:table-cell office:value-type="float" office:value="10.512512">
                <text:p>10.5125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.86058568">
                <text:p>65.86058568</text:p>
              </table:table-cell>
              <table:table-cell office:value-type="float" office:value="10.5429535">
                <text:p>10.54295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.95525265">
                <text:p>65.95525265</text:p>
              </table:table-cell>
              <table:table-cell office:value-type="float" office:value="10.563346">
                <text:p>10.5633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.04961444">
                <text:p>66.04961444</text:p>
              </table:table-cell>
              <table:table-cell office:value-type="float" office:value="10.597509">
                <text:p>10.597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.14380838">
                <text:p>66.14380838</text:p>
              </table:table-cell>
              <table:table-cell office:value-type="float" office:value="10.616394">
                <text:p>10.6163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.23820069">
                <text:p>66.23820069</text:p>
              </table:table-cell>
              <table:table-cell office:value-type="float" office:value="10.594084">
                <text:p>10.5940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.33274559">
                <text:p>66.33274559</text:p>
              </table:table-cell>
              <table:table-cell office:value-type="float" office:value="10.576984">
                <text:p>10.576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.427641445">
                <text:p>66.427641445</text:p>
              </table:table-cell>
              <table:table-cell office:value-type="float" office:value="10.537868">
                <text:p>10.5378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522949295">
                <text:p>66.522949295</text:p>
              </table:table-cell>
              <table:table-cell office:value-type="float" office:value="10.492315">
                <text:p>10.492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.618760695">
                <text:p>66.618760695</text:p>
              </table:table-cell>
              <table:table-cell office:value-type="float" office:value="10.437172">
                <text:p>10.4371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.715212975">
                <text:p>66.715212975</text:p>
              </table:table-cell>
              <table:table-cell office:value-type="float" office:value="10.367822">
                <text:p>10.3678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.812290875">
                <text:p>66.812290875</text:p>
              </table:table-cell>
              <table:table-cell office:value-type="float" office:value="10.301006">
                <text:p>10.3010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910070685">
                <text:p>66.910070685</text:p>
              </table:table-cell>
              <table:table-cell office:value-type="float" office:value="10.22706">
                <text:p>10.227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7.00861345">
                <text:p>67.00861345</text:p>
              </table:table-cell>
              <table:table-cell office:value-type="float" office:value="10.147878">
                <text:p>10.1478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.10791916">
                <text:p>67.10791916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.208140414">
                <text:p>67.208140414</text:p>
              </table:table-cell>
              <table:table-cell office:value-type="float" office:value="9.977923">
                <text:p>9.9779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7.309246694">
                <text:p>67.309246694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.411344809">
                <text:p>67.411344809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.514343209">
                <text:p>67.514343209</text:p>
              </table:table-cell>
              <table:table-cell office:value-type="float" office:value="9.708889">
                <text:p>9.7088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.618333443">
                <text:p>67.618333443</text:p>
              </table:table-cell>
              <table:table-cell office:value-type="float" office:value="9.616287">
                <text:p>9.6162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.723361293">
                <text:p>67.723361293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.829426753">
                <text:p>67.829426753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.936484049">
                <text:p>67.936484049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.044548439">
                <text:p>68.044548439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.153452079">
                <text:p>68.153452079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.263103414">
                <text:p>68.263103414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.373395624">
                <text:p>68.373395624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.483977754">
                <text:p>68.483977754</text:p>
              </table:table-cell>
              <table:table-cell office:value-type="float" office:value="9.043052">
                <text:p>9.043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.594071594">
                <text:p>68.594071594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.703204124">
                <text:p>68.703204124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8.810414014">
                <text:p>68.810414014</text:p>
              </table:table-cell>
              <table:table-cell office:value-type="float" office:value="9.3274975">
                <text:p>9.32749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.915289274">
                <text:p>68.915289274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.018669149">
                <text:p>69.018669149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.121102965">
                <text:p>69.121102965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.223124785">
                <text:p>69.223124785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.325009275">
                <text:p>69.325009275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.426741175">
                <text:p>69.426741175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.528549375">
                <text:p>69.528549375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.630372835">
                <text:p>69.630372835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.732242065">
                <text:p>69.732242065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9.834019735">
                <text:p>69.834019735</text:p>
              </table:table-cell>
              <table:table-cell office:value-type="float" office:value="9.825337">
                <text:p>9.8253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9.935538005">
                <text:p>69.935538005</text:p>
              </table:table-cell>
              <table:table-cell office:value-type="float" office:value="9.850443">
                <text:p>9.8504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036720575">
                <text:p>70.036720575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137765815">
                <text:p>70.137765815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.238719505">
                <text:p>70.238719505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.339718975">
                <text:p>70.339718975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.44087103">
                <text:p>70.44087103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.54232827">
                <text:p>70.54232827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.64433483">
                <text:p>70.64433483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.747012786">
                <text:p>70.747012786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.850377406">
                <text:p>70.850377406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.954627046">
                <text:p>70.954627046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.059715926">
                <text:p>71.059715926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.165827162">
                <text:p>71.165827162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1.272960752">
                <text:p>71.272960752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1.381040402">
                <text:p>71.38104040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1.490218707">
                <text:p>71.490218707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1.600373587">
                <text:p>71.600373587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1.711596597">
                <text:p>71.711596597</text:p>
              </table:table-cell>
              <table:table-cell office:value-type="float" office:value="8.990945">
                <text:p>8.9909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1.823902997">
                <text:p>71.823902997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.937247007">
                <text:p>71.937247007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2.051704927">
                <text:p>72.051704927</text:p>
              </table:table-cell>
              <table:table-cell office:value-type="float" office:value="8.736835">
                <text:p>8.7368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2.167139427">
                <text:p>72.167139427</text:p>
              </table:table-cell>
              <table:table-cell office:value-type="float" office:value="8.662922">
                <text:p>8.6629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.283504727">
                <text:p>72.283504727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2.400877117">
                <text:p>72.400877117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.519088757">
                <text:p>72.519088757</text:p>
              </table:table-cell>
              <table:table-cell office:value-type="float" office:value="8.459403">
                <text:p>8.4594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.637971793">
                <text:p>72.637971793</text:p>
              </table:table-cell>
              <table:table-cell office:value-type="float" office:value="8.41163">
                <text:p>8.411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2.757266823">
                <text:p>72.757266823</text:p>
              </table:table-cell>
              <table:table-cell office:value-type="float" office:value="8.382579">
                <text:p>8.3825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.876470303">
                <text:p>72.876470303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.995154973">
                <text:p>72.995154973</text:p>
              </table:table-cell>
              <table:table-cell office:value-type="float" office:value="8.425688">
                <text:p>8.4256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3.113198768">
                <text:p>73.113198768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.230708498">
                <text:p>73.230708498</text:p>
              </table:table-cell>
              <table:table-cell office:value-type="float" office:value="8.509933">
                <text:p>8.5099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.347852008">
                <text:p>73.347852008</text:p>
              </table:table-cell>
              <table:table-cell office:value-type="float" office:value="8.536538">
                <text:p>8.5365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.464888708">
                <text:p>73.464888708</text:p>
              </table:table-cell>
              <table:table-cell office:value-type="float" office:value="8.544329">
                <text:p>8.5443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3.582077998">
                <text:p>73.582077998</text:p>
              </table:table-cell>
              <table:table-cell office:value-type="float" office:value="8.533203">
                <text:p>8.5332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3.699572468">
                <text:p>73.699572468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.817662038">
                <text:p>73.817662038</text:p>
              </table:table-cell>
              <table:table-cell office:value-type="float" office:value="8.468148">
                <text:p>8.4681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.936453518">
                <text:p>73.936453518</text:p>
              </table:table-cell>
              <table:table-cell office:value-type="float" office:value="8.418112">
                <text:p>8.418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.056068988">
                <text:p>74.056068988</text:p>
              </table:table-cell>
              <table:table-cell office:value-type="float" office:value="8.360123">
                <text:p>8.3601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.176218528">
                <text:p>74.176218528</text:p>
              </table:table-cell>
              <table:table-cell office:value-type="float" office:value="8.322962">
                <text:p>8.3229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.296856358">
                <text:p>74.296856358</text:p>
              </table:table-cell>
              <table:table-cell office:value-type="float" office:value="8.289274">
                <text:p>8.2892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.417967218">
                <text:p>74.417967218</text:p>
              </table:table-cell>
              <table:table-cell office:value-type="float" office:value="8.256898">
                <text:p>8.2568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4.539993618">
                <text:p>74.539993618</text:p>
              </table:table-cell>
              <table:table-cell office:value-type="float" office:value="8.194948">
                <text:p>8.1949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4.663057628">
                <text:p>74.663057628</text:p>
              </table:table-cell>
              <table:table-cell office:value-type="float" office:value="8.125853">
                <text:p>8.1258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4.787266063">
                <text:p>74.787266063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.912649443">
                <text:p>74.912649443</text:p>
              </table:table-cell>
              <table:table-cell office:value-type="float" office:value="7.9755387">
                <text:p>7.97553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.039162003">
                <text:p>75.039162003</text:p>
              </table:table-cell>
              <table:table-cell office:value-type="float" office:value="7.9043536">
                <text:p>7.90435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.166788463">
                <text:p>75.166788463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.295315213">
                <text:p>75.295315213</text:p>
              </table:table-cell>
              <table:table-cell office:value-type="float" office:value="7.780482">
                <text:p>7.7804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.424696453">
                <text:p>75.424696453</text:p>
              </table:table-cell>
              <table:table-cell office:value-type="float" office:value="7.729096">
                <text:p>7.7290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.554947453">
                <text:p>75.554947453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5.686129253">
                <text:p>75.686129253</text:p>
              </table:table-cell>
              <table:table-cell office:value-type="float" office:value="7.6230083">
                <text:p>7.62300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.818043493">
                <text:p>75.818043493</text:p>
              </table:table-cell>
              <table:table-cell office:value-type="float" office:value="7.5806828">
                <text:p>7.58068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5.950598623">
                <text:p>75.950598623</text:p>
              </table:table-cell>
              <table:table-cell office:value-type="float" office:value="7.544031">
                <text:p>7.5440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6.083626773">
                <text:p>76.083626773</text:p>
              </table:table-cell>
              <table:table-cell office:value-type="float" office:value="7.517206">
                <text:p>7.517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6.216853283">
                <text:p>76.216853283</text:p>
              </table:table-cell>
              <table:table-cell office:value-type="float" office:value="7.5060134">
                <text:p>7.50601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6.350095053">
                <text:p>76.350095053</text:p>
              </table:table-cell>
              <table:table-cell office:value-type="float" office:value="7.5051537">
                <text:p>7.50515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.483138463">
                <text:p>76.483138463</text:p>
              </table:table-cell>
              <table:table-cell office:value-type="float" office:value="7.5163436">
                <text:p>7.51634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.615830923">
                <text:p>76.615830923</text:p>
              </table:table-cell>
              <table:table-cell office:value-type="float" office:value="7.5362234">
                <text:p>7.5362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.748416563">
                <text:p>76.748416563</text:p>
              </table:table-cell>
              <table:table-cell office:value-type="float" office:value="7.5422945">
                <text:p>7.54229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.881139533">
                <text:p>76.881139533</text:p>
              </table:table-cell>
              <table:table-cell office:value-type="float" office:value="7.5344906">
                <text:p>7.53449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.014518653">
                <text:p>77.014518653</text:p>
              </table:table-cell>
              <table:table-cell office:value-type="float" office:value="7.497425">
                <text:p>7.4974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.148874353">
                <text:p>77.148874353</text:p>
              </table:table-cell>
              <table:table-cell office:value-type="float" office:value="7.4429297">
                <text:p>7.44292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.283931953">
                <text:p>77.283931953</text:p>
              </table:table-cell>
              <table:table-cell office:value-type="float" office:value="7.404248">
                <text:p>7.404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.419523623">
                <text:p>77.419523623</text:p>
              </table:table-cell>
              <table:table-cell office:value-type="float" office:value="7.3750844">
                <text:p>7.37508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.555817213">
                <text:p>77.555817213</text:p>
              </table:table-cell>
              <table:table-cell office:value-type="float" office:value="7.3371024">
                <text:p>7.33710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.692797453">
                <text:p>77.692797453</text:p>
              </table:table-cell>
              <table:table-cell office:value-type="float" office:value="7.3003235">
                <text:p>7.30032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.830128653">
                <text:p>77.830128653</text:p>
              </table:table-cell>
              <table:table-cell office:value-type="float" office:value="7.2816663">
                <text:p>7.2816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.967719253">
                <text:p>77.967719253</text:p>
              </table:table-cell>
              <table:table-cell office:value-type="float" office:value="7.267938">
                <text:p>7.2679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8.105630293">
                <text:p>78.105630293</text:p>
              </table:table-cell>
              <table:table-cell office:value-type="float" office:value="7.251051">
                <text:p>7.2510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8.244090663">
                <text:p>78.244090663</text:p>
              </table:table-cell>
              <table:table-cell office:value-type="float" office:value="7.2222834">
                <text:p>7.22228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8.383252953">
                <text:p>78.383252953</text:p>
              </table:table-cell>
              <table:table-cell office:value-type="float" office:value="7.185855">
                <text:p>7.1858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.523300253">
                <text:p>78.523300253</text:p>
              </table:table-cell>
              <table:table-cell office:value-type="float" office:value="7.140445">
                <text:p>7.1404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.664079983">
                <text:p>78.664079983</text:p>
              </table:table-cell>
              <table:table-cell office:value-type="float" office:value="7.1032953">
                <text:p>7.10329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.805546383">
                <text:p>78.805546383</text:p>
              </table:table-cell>
              <table:table-cell office:value-type="float" office:value="7.068816">
                <text:p>7.0688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.947745213">
                <text:p>78.947745213</text:p>
              </table:table-cell>
              <table:table-cell office:value-type="float" office:value="7.032407">
                <text:p>7.0324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9.090645953">
                <text:p>79.090645953</text:p>
              </table:table-cell>
              <table:table-cell office:value-type="float" office:value="6.9978647">
                <text:p>6.99786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9.234004463">
                <text:p>79.234004463</text:p>
              </table:table-cell>
              <table:table-cell office:value-type="float" office:value="6.975519">
                <text:p>6.9755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9.377683413">
                <text:p>79.377683413</text:p>
              </table:table-cell>
              <table:table-cell office:value-type="float" office:value="6.959962">
                <text:p>6.9599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9.521743843">
                <text:p>79.521743843</text:p>
              </table:table-cell>
              <table:table-cell office:value-type="float" office:value="6.941531">
                <text:p>6.941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9.666323073">
                <text:p>79.666323073</text:p>
              </table:table-cell>
              <table:table-cell office:value-type="float" office:value="6.9166226">
                <text:p>6.91662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.811375343">
                <text:p>79.811375343</text:p>
              </table:table-cell>
              <table:table-cell office:value-type="float" office:value="6.8940663">
                <text:p>6.89406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.956793823">
                <text:p>79.956793823</text:p>
              </table:table-cell>
              <table:table-cell office:value-type="float" office:value="6.8767047">
                <text:p>6.87670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0.102715843">
                <text:p>80.102715843</text:p>
              </table:table-cell>
              <table:table-cell office:value-type="float" office:value="6.852975">
                <text:p>6.8529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0.248988833">
                <text:p>80.248988833</text:p>
              </table:table-cell>
              <table:table-cell office:value-type="float" office:value="6.836532">
                <text:p>6.8365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.395338113">
                <text:p>80.395338113</text:p>
              </table:table-cell>
              <table:table-cell office:value-type="float" office:value="6.832968">
                <text:p>6.832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.540512453">
                <text:p>80.540512453</text:p>
              </table:table-cell>
              <table:table-cell office:value-type="float" office:value="6.8882694">
                <text:p>6.88826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0.682665503">
                <text:p>80.682665503</text:p>
              </table:table-cell>
              <table:table-cell office:value-type="float" office:value="7.0346713">
                <text:p>7.03467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.820286623">
                <text:p>80.820286623</text:p>
              </table:table-cell>
              <table:table-cell office:value-type="float" office:value="7.2663264">
                <text:p>7.26632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.953253733">
                <text:p>80.953253733</text:p>
              </table:table-cell>
              <table:table-cell office:value-type="float" office:value="7.5206566">
                <text:p>7.52065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.081200633">
                <text:p>81.081200633</text:p>
              </table:table-cell>
              <table:table-cell office:value-type="float" office:value="7.8157425">
                <text:p>7.81574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.204844483">
                <text:p>81.204844483</text:p>
              </table:table-cell>
              <table:table-cell office:value-type="float" office:value="8.087746">
                <text:p>8.0877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.324063223">
                <text:p>81.324063223</text:p>
              </table:table-cell>
              <table:table-cell office:value-type="float" office:value="8.387943">
                <text:p>8.3879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1.439024693">
                <text:p>81.439024693</text:p>
              </table:table-cell>
              <table:table-cell office:value-type="float" office:value="8.698567">
                <text:p>8.6985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1.550064593">
                <text:p>81.550064593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.658052693">
                <text:p>81.658052693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.764392818">
                <text:p>81.764392818</text:p>
              </table:table-cell>
              <table:table-cell office:value-type="float" office:value="9.403788">
                <text:p>9.4037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.869939468">
                <text:p>81.869939468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.975135158">
                <text:p>81.975135158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2.080254558">
                <text:p>82.080254558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2.185480778">
                <text:p>82.185480778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2.291164758">
                <text:p>82.291164758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2.397337028">
                <text:p>82.397337028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/>
              <table:table-cell office:value-type="float" office:value="82.503997588">
                <text:p>82.50399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611314288">
                <text:p>82.61131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719454973">
                <text:p>82.71945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828358613">
                <text:p>82.82835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.938101503">
                <text:p>82.93810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048637853">
                <text:p>83.04863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159937159">
                <text:p>83.159937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271984153">
                <text:p>83.271984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384565223">
                <text:p>83.384565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497832943">
                <text:p>83.497832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611756798">
                <text:p>83.611756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726245238">
                <text:p>83.72624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841191448">
                <text:p>83.84119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.956305508">
                <text:p>83.956305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071205938">
                <text:p>84.07120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185618082">
                <text:p>84.185618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298748472">
                <text:p>84.29874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409956222">
                <text:p>84.409956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518920896">
                <text:p>84.5189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625566196">
                <text:p>84.625566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729968426">
                <text:p>84.729968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832585346">
                <text:p>84.832585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933706886">
                <text:p>84.93370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033653482">
                <text:p>85.033653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132547206">
                <text:p>85.13254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230555906">
                <text:p>85.230555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327923722">
                <text:p>85.32792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424849032">
                <text:p>85.42484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521408122">
                <text:p>85.52140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617509442">
                <text:p>85.61750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713137732">
                <text:p>85.713137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808369287">
                <text:p>85.808369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903188847">
                <text:p>85.903188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.997672717">
                <text:p>85.99767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091897177">
                <text:p>86.091897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186060602">
                <text:p>86.186060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280224027">
                <text:p>86.2802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374433227">
                <text:p>86.37443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468642427">
                <text:p>86.46864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562943181">
                <text:p>86.56294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657259191">
                <text:p>86.657259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751575201">
                <text:p>86.75157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845952251">
                <text:p>86.84595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940436121">
                <text:p>86.94043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035026801">
                <text:p>87.03502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129617481">
                <text:p>87.129617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224421781">
                <text:p>87.22442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319454971">
                <text:p>87.31945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414900151">
                <text:p>87.41490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510696291">
                <text:p>87.51069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607057011">
                <text:p>87.607057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703906021">
                <text:p>87.70390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801426431">
                <text:p>87.801426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899541941">
                <text:p>87.89954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998130481">
                <text:p>87.998130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097237831">
                <text:p>88.097237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196863981">
                <text:p>88.1968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297146271">
                <text:p>88.29714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398023671">
                <text:p>88.398023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499496171">
                <text:p>88.499496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601777391">
                <text:p>88.60177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704714751">
                <text:p>88.70471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808415061">
                <text:p>88.808415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912771511">
                <text:p>88.91277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017906171">
                <text:p>89.017906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124078441">
                <text:p>89.12407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231227291">
                <text:p>89.231227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339398501">
                <text:p>89.33939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448668361">
                <text:p>89.448668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559128421">
                <text:p>89.55912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670671871">
                <text:p>89.67067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783298711">
                <text:p>89.783298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896902131">
                <text:p>89.89690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011283757">
                <text:p>90.011283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126001087">
                <text:p>90.12600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240764187">
                <text:p>90.24076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354749077">
                <text:p>90.35474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467055477">
                <text:p>90.467055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577454497">
                <text:p>90.577454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685976657">
                <text:p>90.68597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792530407">
                <text:p>90.79253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897054707">
                <text:p>90.89705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999854741">
                <text:p>90.999854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101113611">
                <text:p>91.101113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201121241">
                <text:p>91.20112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300091261">
                <text:p>91.30009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398160996">
                <text:p>91.39816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495437256">
                <text:p>91.495437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592087901">
                <text:p>91.592087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688128187">
                <text:p>91.688128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783634407">
                <text:p>91.783634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878698117">
                <text:p>91.87869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973441387">
                <text:p>91.97344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067940513">
                <text:p>92.06794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162058163">
                <text:p>92.162058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256023213">
                <text:p>92.25602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350079827">
                <text:p>92.35007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444044877">
                <text:p>92.44404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538070973">
                <text:p>92.538070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632280173">
                <text:p>92.63228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726580927">
                <text:p>92.726580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821049527">
                <text:p>92.82104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915670727">
                <text:p>92.91567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010429252">
                <text:p>93.01042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105294592">
                <text:p>93.10529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200159932">
                <text:p>93.20015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295254162">
                <text:p>93.295254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390623047">
                <text:p>93.39062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486205562">
                <text:p>93.48620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582123772">
                <text:p>93.582123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678438716">
                <text:p>93.678438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775211431">
                <text:p>93.77521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872457176">
                <text:p>93.87245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97019121">
                <text:p>93.97019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0684745699999">
                <text:p>94.06847456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167353036">
                <text:p>94.16735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2669028959999">
                <text:p>94.2669028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367215706">
                <text:p>94.367215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4683830199999">
                <text:p>94.46838301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570481135">
                <text:p>94.57048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673510051">
                <text:p>94.67351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777515541">
                <text:p>94.77751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882512871">
                <text:p>94.88251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988593591">
                <text:p>94.98859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095635631">
                <text:p>95.095635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203822101">
                <text:p>95.20382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313061441">
                <text:p>95.31306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423429946">
                <text:p>95.42342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535003916">
                <text:p>95.535003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647676536">
                <text:p>95.647676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761554616">
                <text:p>95.76155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876622906">
                <text:p>95.87662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9928203559999">
                <text:p>95.99282035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11028431">
                <text:p>96.1102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22895372">
                <text:p>96.22895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348874376">
                <text:p>96.34887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470046266">
                <text:p>96.47004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592454142">
                <text:p>96.59245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716128512">
                <text:p>96.71612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841008352">
                <text:p>96.84100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966925802">
                <text:p>96.96692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093697762">
                <text:p>97.09369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221064812">
                <text:p>97.22106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348706532">
                <text:p>97.34870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475936252">
                <text:p>97.47593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601807922">
                <text:p>97.601807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725772217">
                <text:p>97.72577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846776262">
                <text:p>97.84677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964011327">
                <text:p>97.96401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077523187">
                <text:p>98.07752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187891692">
                <text:p>98.18789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295513572">
                <text:p>98.29551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401106002">
                <text:p>98.40110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505172532">
                <text:p>98.50517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607957307">
                <text:p>98.607957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709872317">
                <text:p>98.709872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811253261">
                <text:p>98.811253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912344281">
                <text:p>98.91234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012931751">
                <text:p>99.01293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1129088609999">
                <text:p>99.11290886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212168796">
                <text:p>99.212168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310726816">
                <text:p>99.31072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408445591">
                <text:p>99.40844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505676081">
                <text:p>99.50567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602341985">
                <text:p>99.60234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698580635">
                <text:p>99.69858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794361515">
                <text:p>99.79436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889699885">
                <text:p>99.88969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984565225">
                <text:p>99.984565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079094865">
                <text:p>100.07909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173288805">
                <text:p>100.17328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267177565">
                <text:p>100.267177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36086796">
                <text:p>100.3608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45451258">
                <text:p>100.4545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548096164">
                <text:p>100.548096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641801818">
                <text:p>100.64180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735675318">
                <text:p>100.735675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830006588">
                <text:p>100.83000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924795628">
                <text:p>100.92479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020103478">
                <text:p>101.02010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115945392">
                <text:p>101.11594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212504482">
                <text:p>101.21250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309841782">
                <text:p>101.30984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407911517">
                <text:p>101.40791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506789983">
                <text:p>101.50678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606492433">
                <text:p>101.6064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707095163">
                <text:p>101.70709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808582919">
                <text:p>101.80858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911001479">
                <text:p>101.91100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014411869">
                <text:p>102.01441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118844619">
                <text:p>102.11884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224284459">
                <text:p>102.22428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330731399">
                <text:p>102.33073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438246469">
                <text:p>102.438246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546783889">
                <text:p>102.54678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656389439">
                <text:p>102.65638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767063129">
                <text:p>102.767063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878911759">
                <text:p>102.87891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991782743">
                <text:p>102.99178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105569269">
                <text:p>103.10556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220256079">
                <text:p>103.22025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335660059">
                <text:p>103.33566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451704923">
                <text:p>103.45170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568192303">
                <text:p>103.56819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684679683">
                <text:p>103.68467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800526173">
                <text:p>103.800526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915411347">
                <text:p>103.91541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028953732">
                <text:p>104.02895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141229612">
                <text:p>104.14122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252040632">
                <text:p>104.25204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360913752">
                <text:p>104.36091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467391206">
                <text:p>104.46739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571717141">
                <text:p>104.57171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674257771">
                <text:p>104.674257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775470861">
                <text:p>104.77547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875661601">
                <text:p>104.87566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975150426">
                <text:p>104.97515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074288291">
                <text:p>105.07428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173410897">
                <text:p>105.173410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272838687">
                <text:p>105.27283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372800542">
                <text:p>105.372800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473449052">
                <text:p>105.47344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575043622">
                <text:p>105.575043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677523212">
                <text:p>105.67752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781009902">
                <text:p>105.781009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885518942">
                <text:p>105.88551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990989302">
                <text:p>105.99098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097497272">
                <text:p>106.09749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204859752">
                <text:p>106.20485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312924142">
                <text:p>106.31292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421461562">
                <text:p>106.42146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530334682">
                <text:p>106.53033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638933138">
                <text:p>106.63893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746524498">
                <text:p>106.746524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852712028">
                <text:p>106.85271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957129518">
                <text:p>106.95712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059883768">
                <text:p>107.05988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161371524">
                <text:p>107.16137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261958994">
                <text:p>107.26195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362149734">
                <text:p>107.36214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462508324">
                <text:p>107.46250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563370464">
                <text:p>107.56337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664965034">
                <text:p>107.664965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767414108">
                <text:p>107.7674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870839758">
                <text:p>107.870839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975196208">
                <text:p>107.97519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080620788">
                <text:p>108.08062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187052468">
                <text:p>108.18705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294613308">
                <text:p>108.29461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403196508">
                <text:p>108.40319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512802058">
                <text:p>108.51280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623307892">
                <text:p>108.623307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734424092">
                <text:p>108.73442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845937022">
                <text:p>108.84593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957739872">
                <text:p>108.95773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069420652">
                <text:p>109.069420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180491072">
                <text:p>109.18049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290508618">
                <text:p>109.290508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398756118">
                <text:p>109.398756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504730028">
                <text:p>109.50473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608949144">
                <text:p>109.608949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712298504">
                <text:p>109.71229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815342679">
                <text:p>109.81534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918493665">
                <text:p>109.91849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022026125">
                <text:p>110.02202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26077395">
                <text:p>110.12607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230800059">
                <text:p>110.2308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336361969">
                <text:p>110.33636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442900459">
                <text:p>110.44290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550446043">
                <text:p>110.55044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659029243">
                <text:p>110.65902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68787389">
                <text:p>110.76878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79674699">
                <text:p>110.87967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91660659">
                <text:p>110.99166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04806309">
                <text:p>111.10480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18974309">
                <text:p>111.218974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34118889">
                <text:p>111.33411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50056934">
                <text:p>111.450056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66483268">
                <text:p>111.566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83046938">
                <text:p>111.68304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99137578">
                <text:p>111.79913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13564978">
                <text:p>111.91356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025169468">
                <text:p>112.02516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33676368">
                <text:p>112.13367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40031752">
                <text:p>112.24003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45364782">
                <text:p>112.34536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50453662">
                <text:p>112.45045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55649352">
                <text:p>112.55564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61394377">
                <text:p>112.661394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68009157">
                <text:p>112.76800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75539483">
                <text:p>112.87553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84183723">
                <text:p>112.98418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093972383">
                <text:p>113.09397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04539253">
                <text:p>113.204539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15136647">
                <text:p>113.31513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24406507">
                <text:p>113.42440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31158627">
                <text:p>113.531158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36567951">
                <text:p>113.636567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41885721">
                <text:p>113.741885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47890145">
                <text:p>113.847890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54764335">
                <text:p>113.95476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062676135">
                <text:p>114.062676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71747621">
                <text:p>114.17174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81871985">
                <text:p>114.28187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92988185">
                <text:p>114.392988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04989405">
                <text:p>114.50498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17677285">
                <text:p>114.617677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3074664">
                <text:p>114.7307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43480295">
                <text:p>114.84348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54947445">
                <text:p>114.95494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064446185">
                <text:p>115.06444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71442445">
                <text:p>115.17144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76607621">
                <text:p>115.27660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81192956">
                <text:p>115.38119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85900361">
                <text:p>115.4859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91065537">
                <text:p>115.59106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96841077">
                <text:p>115.69684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03501637">
                <text:p>115.80350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11108257">
                <text:p>115.91110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019798273">
                <text:p>116.0197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29647973">
                <text:p>116.129647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40550543">
                <text:p>116.24055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52628063">
                <text:p>116.352628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65682163">
                <text:p>116.46568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79590763">
                <text:p>116.57959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94002907">
                <text:p>116.69400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08445567">
                <text:p>116.808445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21942167">
                <text:p>116.92194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033409317">
                <text:p>117.033409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42206147">
                <text:p>117.142206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48805672">
                <text:p>117.24880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54535438">
                <text:p>117.35453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60417792">
                <text:p>117.46041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67017317">
                <text:p>117.56701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74547643">
                <text:p>117.67454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83207143">
                <text:p>117.78320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92904253">
                <text:p>117.892904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003700013">
                <text:p>118.0037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15457093">
                <text:p>118.11545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27946603">
                <text:p>118.227946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40970173">
                <text:p>118.34097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53841157">
                <text:p>118.45384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65644007">
                <text:p>118.56564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75325857">
                <text:p>118.67532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82428927">
                <text:p>118.78242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87838251">
                <text:p>118.887838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92408327">
                <text:p>118.992408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096978403">
                <text:p>119.096978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01914697">
                <text:p>119.2019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07583417">
                <text:p>119.307583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14091387">
                <text:p>119.41409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21545417">
                <text:p>119.52154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29914991">
                <text:p>119.629914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39383211">
                <text:p>119.73938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49934821">
                <text:p>119.84993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61539311">
                <text:p>119.961539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074364521">
                <text:p>120.07436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88379936">
                <text:p>120.1883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03570296">
                <text:p>120.30357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19981371">
                <text:p>120.41998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37506361">
                <text:p>120.537506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55992671">
                <text:p>120.65599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75653921">
                <text:p>120.77565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96429077">
                <text:p>120.89642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018073997">
                <text:p>121.01807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40451357">
                <text:p>121.14045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63545887">
                <text:p>121.263545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87235517">
                <text:p>121.387235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511138777">
                <text:p>121.511138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634889441">
                <text:p>121.634889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758060261">
                <text:p>121.758060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880346061">
                <text:p>121.880346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000480341">
                <text:p>122.00048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118386801">
                <text:p>122.11838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234095961">
                <text:p>122.23409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347714641">
                <text:p>122.34771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459593791">
                <text:p>122.459593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569596081">
                <text:p>122.56959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677629951">
                <text:p>122.677629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783405491">
                <text:p>122.78340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887151581">
                <text:p>122.88715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989615911">
                <text:p>122.98961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091378325">
                <text:p>123.09137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192789785">
                <text:p>123.192789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294140215">
                <text:p>123.29414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395658485">
                <text:p>123.39565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497527715">
                <text:p>123.49752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599763159">
                <text:p>123.599763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702624229">
                <text:p>123.702624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806278759">
                <text:p>123.80627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910772539">
                <text:p>123.91077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016181863">
                <text:p>124.01618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122537247">
                <text:p>124.122537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229991277">
                <text:p>124.22999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338513437">
                <text:p>124.338513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448134257">
                <text:p>124.44813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558899497">
                <text:p>124.55889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670748127">
                <text:p>124.670748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783649627">
                <text:p>124.78364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897558227">
                <text:p>124.8975582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